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0.5236in"/>
    </style:style>
    <style:style style:name="co4" style:family="table-column">
      <style:table-column-properties fo:break-before="auto" style:column-width="0.5583in"/>
    </style:style>
    <style:style style:name="co5" style:family="table-column">
      <style:table-column-properties fo:break-before="auto" style:column-width="1.8807in"/>
    </style:style>
    <style:style style:name="co6" style:family="table-column">
      <style:table-column-properties fo:break-before="auto" style:column-width="0.7898in"/>
    </style:style>
    <style:style style:name="co7" style:family="table-column">
      <style:table-column-properties fo:break-before="auto" style:column-width="1.7661in"/>
    </style:style>
    <style:style style:name="co8" style:family="table-column">
      <style:table-column-properties fo:break-before="auto" style:column-width="1.572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2.7236in"/>
    </style:style>
    <style:style style:name="co11" style:family="table-column">
      <style:table-column-properties fo:break-before="auto" style:column-width="0.6154in"/>
    </style:style>
    <style:style style:name="co12" style:family="table-column">
      <style:table-column-properties fo:break-before="auto" style:column-width="0.5016in"/>
    </style:style>
    <style:style style:name="co13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9571in"/>
    </style:style>
    <style:style style:name="co16" style:family="table-column">
      <style:table-column-properties fo:break-before="auto" style:column-width="2.1992in"/>
    </style:style>
    <style:style style:name="co18" style:family="table-column">
      <style:table-column-properties fo:break-before="auto" style:column-width="3.3957in"/>
    </style:style>
    <style:style style:name="co19" style:family="table-column">
      <style:table-column-properties fo:break-before="auto" style:column-width="1.013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4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0000"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fo:wrap-option="wrap"/>
    </style:style>
    <style:style style:name="ce19" style:family="table-cell" style:parent-style-name="Default">
      <style:table-cell-properties fo:background-color="#ffff00" fo:wrap-option="wrap"/>
    </style:style>
    <style:style style:name="ce20" style:family="table-cell" style:parent-style-name="Default">
      <style:table-cell-properties fo:background-color="#ffff00" fo:wrap-option="wrap" fo:border="non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18"/>
    <style:style style:name="ce22" style:family="table-cell" style:parent-style-name="Default" style:data-style-name="N104"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00ff00"/>
      <style:text-properties fo:font-weight="bold" style:font-weight-asian="bold" style:font-weight-complex="bold"/>
    </style:style>
    <style:style style:name="ce24" style:family="table-cell" style:parent-style-name="Default" style:data-style-name="N119">
      <style:table-cell-properties fo:background-color="#ffffff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9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9">
      <style:table-cell-properties fo:background-color="#ffff00"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119">
      <style:table-cell-properties fo:background-color="#ffff00" style:text-align-source="fix" style:repeat-content="false" fo:border="0.0008in solid #000000" style:vertical-align="middle"/>
      <style:paragraph-properties fo:text-align="center" fo:margin-left="0in"/>
    </style:style>
  </office:automatic-styles>
  <office:body>
    <office:spreadsheet>
      <table:table table:name="proto BOM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3"/>
        <table:table-column table:style-name="co16" table:default-cell-style-name="ce16"/>
        <table:table-column table:style-name="co16" table:default-cell-style-name="ce18"/>
        <table:table-column table:style-name="co18" table:default-cell-style-name="ce8"/>
        <table:table-column table:style-name="co15" table:number-columns-repeated="3" table:default-cell-style-name="Default"/>
        <table:table-column table:style-name="co15" table:default-cell-style-name="ce4"/>
        <table:table-column table:style-name="co19" table:default-cell-style-name="Default"/>
        <table:table-column table:style-name="co15" table:number-columns-repeated="1004" table:default-cell-style-name="Default"/>
        <table:table-row table:style-name="ro2">
          <table:table-cell table:style-name="ce1" office:value-type="string" table:number-columns-spanned="3" table:number-rows-spanned="1">
            <text:p>KiwiSDR prototype PCB, V0.3, 15-july-2015</text:p>
          </table:table-cell>
          <table:covered-table-cell table:number-columns-repeated="2" table:style-name="ce2"/>
          <table:table-cell table:style-name="ce2" table:number-columns-repeated="8"/>
          <table:table-cell table:style-name="ce14"/>
          <table:table-cell table:style-name="ce15"/>
          <table:table-cell table:style-name="ce14"/>
          <table:table-cell table:style-name="ce2"/>
          <table:table-cell/>
          <table:table-cell table:style-name="ce2" table:number-columns-repeated="1008"/>
        </table:table-row>
        <table:table-row table:style-name="ro1">
          <table:table-cell table:style-name="ce2" table:number-columns-repeated="11"/>
          <table:table-cell table:style-name="ce14"/>
          <table:table-cell table:style-name="ce15"/>
          <table:table-cell table:style-name="ce14"/>
          <table:table-cell table:style-name="ce2"/>
          <table:table-cell table:style-name="ce1" office:value-type="string" table:number-columns-spanned="5" table:number-rows-spanned="1">
            <text:p>quantity 100 build</text:p>
          </table:table-cell>
          <table:covered-table-cell table:number-columns-repeated="4" table:style-name="ce2"/>
          <table:table-cell table:style-name="ce2" table:number-columns-repeated="1004"/>
        </table:table-row>
        <table:table-row table:style-name="ro3">
          <table:table-cell table:style-name="ce2" office:value-type="string">
            <text:p>item#</text:p>
          </table:table-cell>
          <table:table-cell table:style-name="ce2" office:value-type="string">
            <text:p><text:s/>quan</text:p>
          </table:table-cell>
          <table:table-cell table:style-name="ce2" office:value-type="string">
            <text:p><text:s/>value</text:p>
          </table:table-cell>
          <table:table-cell table:style-name="ce2" office:value-type="string">
            <text:p><text:s/>mfg</text:p>
          </table:table-cell>
          <table:table-cell table:style-name="ce2" office:value-type="string">
            <text:p><text:s/>P/N</text:p>
          </table:table-cell>
          <table:table-cell table:style-name="ce2" office:value-type="string">
            <text:p><text:s/>package</text:p>
          </table:table-cell>
          <table:table-cell table:style-name="ce2" office:value-type="string">
            <text:p><text:s/>place</text:p>
          </table:table-cell>
          <table:table-cell table:style-name="ce2" office:value-type="string">
            <text:p><text:s/>refs</text:p>
          </table:table-cell>
          <table:table-cell table:style-name="ce2" office:value-type="string">
            <text:p><text:s/>SMD marking</text:p>
          </table:table-cell>
          <table:table-cell table:style-name="ce2" office:value-type="string">
            <text:p><text:s/>fine pitch</text:p>
          </table:table-cell>
          <table:table-cell table:style-name="ce2" office:value-type="string">
            <text:p>polarized</text:p>
          </table:table-cell>
          <table:table-cell table:style-name="ce14" office:value-type="string">
            <text:p><text:s/>generic substitution</text:p>
          </table:table-cell>
          <table:table-cell table:style-name="ce14" office:value-type="string">
            <text:p>specs</text:p>
          </table:table-cell>
          <table:table-cell table:style-name="ce17" office:value-type="string">
            <text:p><text:s/>critical spec</text:p>
          </table:table-cell>
          <table:table-cell table:style-name="ce2" office:value-type="string">
            <text:p><text:s/>notes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line</text:p>
          </table:table-cell>
          <table:table-cell table:style-name="ce2" office:value-type="string">
            <text:p>batch</text:p>
          </table:table-cell>
          <table:table-cell table:style-name="ce2" office:value-type="string">
            <text:p>%total</text:p>
          </table:table-cell>
          <table:table-cell table:style-name="ce2" office:value-type="string">
            <text:p>distributor</text:p>
          </table:table-cell>
          <table:table-cell table:style-name="ce2" table:number-columns-repeated="1004"/>
        </table:table-row>
        <table:table-row table:style-name="ro1">
          <table:table-cell table:style-name="ce3" office:value-type="string">
            <text:p>#1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10n</text:p>
          </table:table-cell>
          <table:table-cell table:style-name="ce7" office:value-type="string">
            <text:p><text:s/>Murata</text:p>
          </table:table-cell>
          <table:table-cell table:style-name="ce5" office:value-type="string">
            <text:p><text:s/>GRM155R71C103KA01D</text:p>
          </table:table-cell>
          <table:table-cell table:style-name="ce5" office:value-type="string">
            <text:p><text:s/>SM0402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C107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10% X7R 16V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; ceramic capacitor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3">
          <table:table-cell table:style-name="ce3" office:value-type="string">
            <text:p>#2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BNC</text:p>
          </table:table-cell>
          <table:table-cell table:style-name="ce7" office:value-type="string">
            <text:p><text:s/>Amp Connex</text:p>
          </table:table-cell>
          <table:table-cell table:style-name="ce5" office:value-type="string">
            <text:p><text:s/>112640</text:p>
          </table:table-cell>
          <table:table-cell table:style-name="ce5" office:value-type="string">
            <text:p><text:s/>BNC_SMA_EM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J2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50 Ohm; edge mount</text:p>
          </table:table-cell>
          <table:table-cell table:style-name="ce7" office:value-type="string">
            <text:p><text:s/>fits 1.6mm/63mil PCB thickness; compatible with SMA footprint</text:p>
          </table:table-cell>
          <table:table-cell table:style-name="ce7" office:value-type="string">
            <text:p><text:s/>DO NOT LOAD; BNC connector using SMA footprint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3</text:p>
          </table:table-cell>
          <table:table-cell table:style-name="ce3" office:value-type="string">
            <text:p><text:s/>2</text:p>
          </table:table-cell>
          <table:table-cell table:style-name="ce5" office:value-type="string">
            <text:p><text:s/>U.FL</text:p>
          </table:table-cell>
          <table:table-cell table:style-name="ce7" office:value-type="string">
            <text:p><text:s/>Hirose</text:p>
          </table:table-cell>
          <table:table-cell table:style-name="ce5" office:value-type="string">
            <text:p><text:s/>U.FL-R-SMT-1</text:p>
          </table:table-cell>
          <table:table-cell table:style-name="ce5" office:value-type="string">
            <text:p><text:s/>U.FL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J4 J5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; coaxial connector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4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(no value)</text:p>
          </table:table-cell>
          <table:table-cell table:style-name="ce7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<text:s/>SM0402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R407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1">
          <table:table-cell table:style-name="ce3" office:value-type="string">
            <text:p>#5</text:p>
          </table:table-cell>
          <table:table-cell table:style-name="ce3" office:value-type="string">
            <text:p><text:s/>1</text:p>
          </table:table-cell>
          <table:table-cell table:style-name="ce5" office:value-type="string">
            <text:p><text:s/>(no value)</text:p>
          </table:table-cell>
          <table:table-cell table:style-name="ce7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<text:s/>SM0805</text:p>
          </table:table-cell>
          <table:table-cell table:style-name="ce9" office:value-type="string">
            <text:p><text:s/>DNL</text:p>
          </table:table-cell>
          <table:table-cell table:style-name="ce11" office:value-type="string">
            <text:p><text:s/>R309</text:p>
          </table:table-cell>
          <table:table-cell table:number-columns-repeated="2" table:style-name="ce3" office:value-type="string">
            <text:p><text:s/></text:p>
          </table:table-cell>
          <table:table-cell table:style-name="ce3"/>
          <table:table-cell table:style-name="ce3" office:value-type="string">
            <text:p><text:s/>YES</text:p>
          </table:table-cell>
          <table:table-cell table:style-name="ce1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/>DO NOT LOAD</text:p>
          </table:table-cell>
          <table:table-cell table:style-name="ce5" table:number-columns-repeated="3"/>
          <table:table-cell table:style-name="ce3"/>
          <table:table-cell table:style-name="ce5" table:number-columns-repeated="1005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#6</text:p>
          </table:table-cell>
          <table:table-cell office:value-type="string">
            <text:p><text:s/>3</text:p>
          </table:table-cell>
          <table:table-cell office:value-type="string">
            <text:p><text:s/>0R</text:p>
          </table:table-cell>
          <table:table-cell office:value-type="string">
            <text:p><text:s/>Panasonic</text:p>
          </table:table-cell>
          <table:table-cell office:value-type="string">
            <text:p><text:s/>ERJ-2GE0R0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306 R307 R4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ero-ohm jumper</text:p>
          </table:table-cell>
          <table:table-cell table:style-name="ce21" table:formula="of:=[octo.BK3]" office:value-type="currency" office:currency="USD" office:value="0.002">
            <text:p>$0.002</text:p>
          </table:table-cell>
          <table:table-cell table:style-name="ce21" table:formula="of:=[octo.BL3]" office:value-type="currency" office:currency="USD" office:value="0.006">
            <text:p>$0.006</text:p>
          </table:table-cell>
          <table:table-cell table:style-name="ce21" table:formula="of:=[octo.BM3]" office:value-type="currency" office:currency="USD" office:value="0.6">
            <text:p>$0.600</text:p>
          </table:table-cell>
          <table:table-cell table:style-name="ce24" table:formula="of:=[.R10]/[.R$61]" office:value-type="percentage" office:value="0.000065620515247911">
            <text:p>0.0%</text:p>
          </table:table-cell>
          <table:table-cell table:formula="of:=[octo.BH3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7</text:p>
          </table:table-cell>
          <table:table-cell office:value-type="string">
            <text:p><text:s/>1</text:p>
          </table:table-cell>
          <table:table-cell office:value-type="string">
            <text:p><text:s/>10R</text:p>
          </table:table-cell>
          <table:table-cell office:value-type="string">
            <text:p><text:s/>Panasonic</text:p>
          </table:table-cell>
          <table:table-cell office:value-type="string">
            <text:p><text:s/>ERJ-2RKF10R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4]" office:value-type="currency" office:currency="USD" office:value="0.003">
            <text:p>$0.003</text:p>
          </table:table-cell>
          <table:table-cell table:style-name="ce21" table:formula="of:=[octo.BL4]" office:value-type="currency" office:currency="USD" office:value="0.003">
            <text:p>$0.003</text:p>
          </table:table-cell>
          <table:table-cell table:style-name="ce21" table:formula="of:=[octo.BM4]" office:value-type="currency" office:currency="USD" office:value="0.3">
            <text:p>$0.300</text:p>
          </table:table-cell>
          <table:table-cell table:style-name="ce24" table:formula="of:=[.R11]/[.R$61]" office:value-type="percentage" office:value="0.0000328102576239555">
            <text:p>0.0%</text:p>
          </table:table-cell>
          <table:table-cell table:formula="of:=[octo.BH4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8</text:p>
          </table:table-cell>
          <table:table-cell office:value-type="string">
            <text:p><text:s/>1</text:p>
          </table:table-cell>
          <table:table-cell table:style-name="ce6" office:value-type="string">
            <text:p><text:s/>28R7</text:p>
          </table:table-cell>
          <table:table-cell office:value-type="string">
            <text:p><text:s/>Panasonic</text:p>
          </table:table-cell>
          <table:table-cell office:value-type="string">
            <text:p><text:s/>ERJ-2RKF28R7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5]" office:value-type="currency" office:currency="USD" office:value="0.003">
            <text:p>$0.003</text:p>
          </table:table-cell>
          <table:table-cell table:style-name="ce21" table:formula="of:=[octo.BL5]" office:value-type="currency" office:currency="USD" office:value="0.003">
            <text:p>$0.003</text:p>
          </table:table-cell>
          <table:table-cell table:style-name="ce21" table:formula="of:=[octo.BM5]" office:value-type="currency" office:currency="USD" office:value="0.3">
            <text:p>$0.300</text:p>
          </table:table-cell>
          <table:table-cell table:style-name="ce24" table:formula="of:=[.R12]/[.R$61]" office:value-type="percentage" office:value="0.0000328102576239555">
            <text:p>0.0%</text:p>
          </table:table-cell>
          <table:table-cell table:formula="of:=[octo.BH5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9</text:p>
          </table:table-cell>
          <table:table-cell office:value-type="string">
            <text:p><text:s/>1</text:p>
          </table:table-cell>
          <table:table-cell office:value-type="string">
            <text:p><text:s/>66R5</text:p>
          </table:table-cell>
          <table:table-cell office:value-type="string">
            <text:p><text:s/>Panasonic</text:p>
          </table:table-cell>
          <table:table-cell office:value-type="string">
            <text:p><text:s/>ERJ-2RKF66R5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6]" office:value-type="currency" office:currency="USD" office:value="0.002">
            <text:p>$0.002</text:p>
          </table:table-cell>
          <table:table-cell table:style-name="ce21" table:formula="of:=[octo.BL6]" office:value-type="currency" office:currency="USD" office:value="0.002">
            <text:p>$0.002</text:p>
          </table:table-cell>
          <table:table-cell table:style-name="ce21" table:formula="of:=[octo.BM6]" office:value-type="currency" office:currency="USD" office:value="0.2">
            <text:p>$0.200</text:p>
          </table:table-cell>
          <table:table-cell table:style-name="ce24" table:formula="of:=[.R13]/[.R$61]" office:value-type="percentage" office:value="0.000021873505082637">
            <text:p>0.0%</text:p>
          </table:table-cell>
          <table:table-cell table:formula="of:=[octo.BH6]" office:value-type="string" office:string-value="Avnet Express">
            <text:p>Avnet Express</text:p>
          </table:table-cell>
          <table:table-cell table:number-columns-repeated="1004"/>
        </table:table-row>
        <table:table-row table:style-name="ro1">
          <table:table-cell office:value-type="string">
            <text:p>#10</text:p>
          </table:table-cell>
          <table:table-cell office:value-type="string">
            <text:p><text:s/>4</text:p>
          </table:table-cell>
          <table:table-cell office:value-type="string">
            <text:p><text:s/>100R</text:p>
          </table:table-cell>
          <table:table-cell office:value-type="string">
            <text:p><text:s/>Panasonic</text:p>
          </table:table-cell>
          <table:table-cell office:value-type="string">
            <text:p><text:s/>ERJ-2RKF1000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101 R102 R103 R4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7]" office:value-type="currency" office:currency="USD" office:value="0.003">
            <text:p>$0.003</text:p>
          </table:table-cell>
          <table:table-cell table:style-name="ce21" table:formula="of:=[octo.BL7]" office:value-type="currency" office:currency="USD" office:value="0.012">
            <text:p>$0.012</text:p>
          </table:table-cell>
          <table:table-cell table:style-name="ce21" table:formula="of:=[octo.BM7]" office:value-type="currency" office:currency="USD" office:value="1.2">
            <text:p>$1.200</text:p>
          </table:table-cell>
          <table:table-cell table:style-name="ce24" table:formula="of:=[.R14]/[.R$61]" office:value-type="percentage" office:value="0.000131241030495822">
            <text:p>0.0%</text:p>
          </table:table-cell>
          <table:table-cell table:formula="of:=[octo.BH7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1</text:p>
          </table:table-cell>
          <table:table-cell office:value-type="string">
            <text:p><text:s/>5</text:p>
          </table:table-cell>
          <table:table-cell office:value-type="string">
            <text:p><text:s/>5K6</text:p>
          </table:table-cell>
          <table:table-cell office:value-type="string">
            <text:p><text:s/>Panasonic</text:p>
          </table:table-cell>
          <table:table-cell office:value-type="string">
            <text:p><text:s/>ERJ-2RKF5601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301 R302 R303 R304 R3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8]" office:value-type="currency" office:currency="USD" office:value="0.003">
            <text:p>$0.003</text:p>
          </table:table-cell>
          <table:table-cell table:style-name="ce21" table:formula="of:=[octo.BL8]" office:value-type="currency" office:currency="USD" office:value="0.015">
            <text:p>$0.015</text:p>
          </table:table-cell>
          <table:table-cell table:style-name="ce21" table:formula="of:=[octo.BM8]" office:value-type="currency" office:currency="USD" office:value="1.5">
            <text:p>$1.500</text:p>
          </table:table-cell>
          <table:table-cell table:style-name="ce24" table:formula="of:=[.R15]/[.R$61]" office:value-type="percentage" office:value="0.000164051288119778">
            <text:p>0.0%</text:p>
          </table:table-cell>
          <table:table-cell table:formula="of:=[octo.BH8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2</text:p>
          </table:table-cell>
          <table:table-cell office:value-type="string">
            <text:p><text:s/>1</text:p>
          </table:table-cell>
          <table:table-cell office:value-type="string">
            <text:p><text:s/>6K65</text:p>
          </table:table-cell>
          <table:table-cell office:value-type="string">
            <text:p><text:s/>Panasonic</text:p>
          </table:table-cell>
          <table:table-cell office:value-type="string">
            <text:p><text:s/>ERJ-2RKF6651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7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9]" office:value-type="currency" office:currency="USD" office:value="0.003">
            <text:p>$0.003</text:p>
          </table:table-cell>
          <table:table-cell table:style-name="ce21" table:formula="of:=[octo.BL9]" office:value-type="currency" office:currency="USD" office:value="0.003">
            <text:p>$0.003</text:p>
          </table:table-cell>
          <table:table-cell table:style-name="ce21" table:formula="of:=[octo.BM9]" office:value-type="currency" office:currency="USD" office:value="0.3">
            <text:p>$0.300</text:p>
          </table:table-cell>
          <table:table-cell table:style-name="ce24" table:formula="of:=[.R16]/[.R$61]" office:value-type="percentage" office:value="0.0000328102576239555">
            <text:p>0.0%</text:p>
          </table:table-cell>
          <table:table-cell table:formula="of:=[octo.BH9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3</text:p>
          </table:table-cell>
          <table:table-cell office:value-type="string">
            <text:p><text:s/>4</text:p>
          </table:table-cell>
          <table:table-cell office:value-type="string">
            <text:p><text:s/>10K</text:p>
          </table:table-cell>
          <table:table-cell office:value-type="string">
            <text:p><text:s/>Panasonic</text:p>
          </table:table-cell>
          <table:table-cell office:value-type="string">
            <text:p><text:s/>ERJ-2RKF1002X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R406 R409 R410 R7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% 100mW 50V</text:p>
          </table:table-cell>
          <table:table-cell office:value-type="string">
            <text:p><text:s/></text:p>
          </table:table-cell>
          <table:table-cell office:value-type="string">
            <text:p><text:s/>thick film resistor</text:p>
          </table:table-cell>
          <table:table-cell table:style-name="ce21" table:formula="of:=[octo.BK10]" office:value-type="currency" office:currency="USD" office:value="0.003">
            <text:p>$0.003</text:p>
          </table:table-cell>
          <table:table-cell table:style-name="ce21" table:formula="of:=[octo.BL10]" office:value-type="currency" office:currency="USD" office:value="0.012">
            <text:p>$0.012</text:p>
          </table:table-cell>
          <table:table-cell table:style-name="ce21" table:formula="of:=[octo.BM10]" office:value-type="currency" office:currency="USD" office:value="1.2">
            <text:p>$1.200</text:p>
          </table:table-cell>
          <table:table-cell table:style-name="ce24" table:formula="of:=[.R17]/[.R$61]" office:value-type="percentage" office:value="0.000131241030495822">
            <text:p>0.0%</text:p>
          </table:table-cell>
          <table:table-cell table:formula="of:=[octo.BH10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4</text:p>
          </table:table-cell>
          <table:table-cell office:value-type="string">
            <text:p><text:s/>1</text:p>
          </table:table-cell>
          <table:table-cell office:value-type="string">
            <text:p><text:s/>0R</text:p>
          </table:table-cell>
          <table:table-cell office:value-type="string">
            <text:p><text:s/>Panasonic</text:p>
          </table:table-cell>
          <table:table-cell office:value-type="string">
            <text:p><text:s/>ERJ-6GEY0R00V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R3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ero-ohm jumper</text:p>
          </table:table-cell>
          <table:table-cell table:style-name="ce21" table:formula="of:=[octo.BK11]" office:value-type="currency" office:currency="USD" office:value="0.004">
            <text:p>$0.004</text:p>
          </table:table-cell>
          <table:table-cell table:style-name="ce21" table:formula="of:=[octo.BL11]" office:value-type="currency" office:currency="USD" office:value="0.004">
            <text:p>$0.004</text:p>
          </table:table-cell>
          <table:table-cell table:style-name="ce21" table:formula="of:=[octo.BM11]" office:value-type="currency" office:currency="USD" office:value="0.4">
            <text:p>$0.400</text:p>
          </table:table-cell>
          <table:table-cell table:style-name="ce24" table:formula="of:=[.R18]/[.R$61]" office:value-type="percentage" office:value="0.000043747010165274">
            <text:p>0.0%</text:p>
          </table:table-cell>
          <table:table-cell table:formula="of:=[octo.BH11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15</text:p>
          </table:table-cell>
          <table:table-cell office:value-type="string">
            <text:p><text:s/>2</text:p>
          </table:table-cell>
          <table:table-cell office:value-type="string">
            <text:p><text:s/>100R</text:p>
          </table:table-cell>
          <table:table-cell office:value-type="string">
            <text:p><text:s/>Bourns</text:p>
          </table:table-cell>
          <table:table-cell office:value-type="string">
            <text:p><text:s/>CAY16-101J8LF</text:p>
          </table:table-cell>
          <table:table-cell office:value-type="string">
            <text:p><text:s/>RNET_CAY16_J8</text:p>
          </table:table-cell>
          <table:table-cell office:value-type="string">
            <text:p><text:s/>SMT</text:p>
          </table:table-cell>
          <table:table-cell office:value-type="string">
            <text:p><text:s/>R404 R405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62.5mW 25V</text:p>
          </table:table-cell>
          <table:table-cell office:value-type="string">
            <text:p><text:s/></text:p>
          </table:table-cell>
          <table:table-cell office:value-type="string">
            <text:p><text:s/>isolated resistor array</text:p>
          </table:table-cell>
          <table:table-cell table:style-name="ce21" table:formula="of:=[octo.BK12]" office:value-type="currency" office:currency="USD" office:value="0.096">
            <text:p>$0.096</text:p>
          </table:table-cell>
          <table:table-cell table:style-name="ce21" table:formula="of:=[octo.BL12]" office:value-type="currency" office:currency="USD" office:value="0.192">
            <text:p>$0.192</text:p>
          </table:table-cell>
          <table:table-cell table:style-name="ce21" table:formula="of:=[octo.BM12]" office:value-type="currency" office:currency="USD" office:value="19.2">
            <text:p>$19.200</text:p>
          </table:table-cell>
          <table:table-cell table:style-name="ce24" table:formula="of:=[.R19]/[.R$61]" office:value-type="percentage" office:value="0.00209985648793315">
            <text:p>0.2%</text:p>
          </table:table-cell>
          <table:table-cell table:formula="of:=[octo.BH12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16</text:p>
          </table:table-cell>
          <table:table-cell office:value-type="string">
            <text:p><text:s/>2</text:p>
          </table:table-cell>
          <table:table-cell office:value-type="string">
            <text:p><text:s/>22p</text:p>
          </table:table-cell>
          <table:table-cell office:value-type="string">
            <text:p><text:s/>Murata</text:p>
          </table:table-cell>
          <table:table-cell office:value-type="string">
            <text:p><text:s/>GRM1555C1H220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01 C1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3]" office:value-type="currency" office:currency="USD" office:value="0.0059">
            <text:p>$0.006</text:p>
          </table:table-cell>
          <table:table-cell table:style-name="ce21" table:formula="of:=[octo.BL13]" office:value-type="currency" office:currency="USD" office:value="0.0118">
            <text:p>$0.012</text:p>
          </table:table-cell>
          <table:table-cell table:style-name="ce21" table:formula="of:=[octo.BM13]" office:value-type="currency" office:currency="USD" office:value="1.18">
            <text:p>$1.180</text:p>
          </table:table-cell>
          <table:table-cell table:style-name="ce24" table:formula="of:=[.R20]/[.R$61]" office:value-type="percentage" office:value="0.000129053679987558">
            <text:p>0.0%</text:p>
          </table:table-cell>
          <table:table-cell table:formula="of:=[octo.BH13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17</text:p>
          </table:table-cell>
          <table:table-cell office:value-type="string">
            <text:p><text:s/>2</text:p>
          </table:table-cell>
          <table:table-cell office:value-type="string">
            <text:p><text:s/>56p/100</text:p>
          </table:table-cell>
          <table:table-cell office:value-type="string">
            <text:p><text:s/>Murata</text:p>
          </table:table-cell>
          <table:table-cell office:value-type="string">
            <text:p><text:s/>GRM1555C2A560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1 C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14]" office:value-type="currency" office:currency="USD" office:value="0.019">
            <text:p>$0.019</text:p>
          </table:table-cell>
          <table:table-cell table:style-name="ce21" table:formula="of:=[octo.BL14]" office:value-type="currency" office:currency="USD" office:value="0.038">
            <text:p>$0.038</text:p>
          </table:table-cell>
          <table:table-cell table:style-name="ce21" table:formula="of:=[octo.BM14]" office:value-type="currency" office:currency="USD" office:value="3.8">
            <text:p>$3.800</text:p>
          </table:table-cell>
          <table:table-cell table:style-name="ce24" table:formula="of:=[.R21]/[.R$61]" office:value-type="percentage" office:value="0.000415596596570103">
            <text:p>0.0%</text:p>
          </table:table-cell>
          <table:table-cell table:formula="of:=[octo.BH14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18</text:p>
          </table:table-cell>
          <table:table-cell office:value-type="string">
            <text:p><text:s/>4</text:p>
          </table:table-cell>
          <table:table-cell office:value-type="string">
            <text:p><text:s/>100p</text:p>
          </table:table-cell>
          <table:table-cell office:value-type="string">
            <text:p><text:s/>Murata</text:p>
          </table:table-cell>
          <table:table-cell office:value-type="string">
            <text:p><text:s/>GRM1555C1H101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4 C408 C411 C41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5]" office:value-type="currency" office:currency="USD" office:value="0.00488">
            <text:p>$0.005</text:p>
          </table:table-cell>
          <table:table-cell table:style-name="ce21" table:formula="of:=[octo.BL15]" office:value-type="currency" office:currency="USD" office:value="0.01952">
            <text:p>$0.020</text:p>
          </table:table-cell>
          <table:table-cell table:style-name="ce21" table:formula="of:=[octo.BM15]" office:value-type="currency" office:currency="USD" office:value="1.952">
            <text:p>$1.952</text:p>
          </table:table-cell>
          <table:table-cell table:style-name="ce24" table:formula="of:=[.R22]/[.R$61]" office:value-type="percentage" office:value="0.000213485409606537">
            <text:p>0.0%</text:p>
          </table:table-cell>
          <table:table-cell table:formula="of:=[octo.BH15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19</text:p>
          </table:table-cell>
          <table:table-cell office:value-type="string">
            <text:p><text:s/>2</text:p>
          </table:table-cell>
          <table:table-cell office:value-type="string">
            <text:p><text:s/>160p/50</text:p>
          </table:table-cell>
          <table:table-cell office:value-type="string">
            <text:p><text:s/>Murata</text:p>
          </table:table-cell>
          <table:table-cell office:value-type="string">
            <text:p><text:s/>GRM1555C1H161J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2 C4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C0G 50V</text:p>
          </table:table-cell>
          <table:table-cell table:style-name="ce19" office:value-type="string">
            <text:p><text:s/>&gt;= 50V</text:p>
          </table:table-cell>
          <table:table-cell office:value-type="string">
            <text:p><text:s/>ceramic capacitor</text:p>
          </table:table-cell>
          <table:table-cell table:style-name="ce21" table:formula="of:=[octo.BK16]" office:value-type="currency" office:currency="USD" office:value="0.021">
            <text:p>$0.021</text:p>
          </table:table-cell>
          <table:table-cell table:style-name="ce21" table:formula="of:=[octo.BL16]" office:value-type="currency" office:currency="USD" office:value="0.042">
            <text:p>$0.042</text:p>
          </table:table-cell>
          <table:table-cell table:style-name="ce21" table:formula="of:=[octo.BM16]" office:value-type="currency" office:currency="USD" office:value="4.2">
            <text:p>$4.200</text:p>
          </table:table-cell>
          <table:table-cell table:style-name="ce24" table:formula="of:=[.R23]/[.R$61]" office:value-type="percentage" office:value="0.000459343606735377">
            <text:p>0.0%</text:p>
          </table:table-cell>
          <table:table-cell table:formula="of:=[octo.BH16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0</text:p>
          </table:table-cell>
          <table:table-cell office:value-type="string">
            <text:p><text:s/>5</text:p>
          </table:table-cell>
          <table:table-cell office:value-type="string">
            <text:p><text:s/>1n</text:p>
          </table:table-cell>
          <table:table-cell office:value-type="string">
            <text:p><text:s/>Murata</text:p>
          </table:table-cell>
          <table:table-cell office:value-type="string">
            <text:p><text:s/>GCM155R71H102KA37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07 C409 C428 C430 C43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50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7]" office:value-type="currency" office:currency="USD" office:value="0.01156">
            <text:p>$0.012</text:p>
          </table:table-cell>
          <table:table-cell table:style-name="ce21" table:formula="of:=[octo.BL17]" office:value-type="currency" office:currency="USD" office:value="0.0578">
            <text:p>$0.058</text:p>
          </table:table-cell>
          <table:table-cell table:style-name="ce21" table:formula="of:=[octo.BM17]" office:value-type="currency" office:currency="USD" office:value="5.78">
            <text:p>$5.780</text:p>
          </table:table-cell>
          <table:table-cell table:style-name="ce24" table:formula="of:=[.R24]/[.R$61]" office:value-type="percentage" office:value="0.00063214429688821">
            <text:p>0.1%</text:p>
          </table:table-cell>
          <table:table-cell table:formula="of:=[octo.BH17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1</text:p>
          </table:table-cell>
          <table:table-cell office:value-type="string">
            <text:p><text:s/>6</text:p>
          </table:table-cell>
          <table:table-cell office:value-type="string">
            <text:p><text:s/>10n</text:p>
          </table:table-cell>
          <table:table-cell office:value-type="string">
            <text:p><text:s/>Murata</text:p>
          </table:table-cell>
          <table:table-cell office:value-type="string">
            <text:p><text:s/>GRM155R71C103KA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05 C106 C193 C413 C417 C42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6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8]" office:value-type="currency" office:currency="USD" office:value="0.00396">
            <text:p>$0.004</text:p>
          </table:table-cell>
          <table:table-cell table:style-name="ce21" table:formula="of:=[octo.BL18]" office:value-type="currency" office:currency="USD" office:value="0.02376">
            <text:p>$0.024</text:p>
          </table:table-cell>
          <table:table-cell table:style-name="ce21" table:formula="of:=[octo.BM18]" office:value-type="currency" office:currency="USD" office:value="2.376">
            <text:p>$2.376</text:p>
          </table:table-cell>
          <table:table-cell table:style-name="ce24" table:formula="of:=[.R25]/[.R$61]" office:value-type="percentage" office:value="0.000259857240381728">
            <text:p>0.0%</text:p>
          </table:table-cell>
          <table:table-cell table:formula="of:=[octo.BH18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22</text:p>
          </table:table-cell>
          <table:table-cell office:value-type="string">
            <text:p><text:s/>14</text:p>
          </table:table-cell>
          <table:table-cell office:value-type="string">
            <text:p><text:s/>100n</text:p>
          </table:table-cell>
          <table:table-cell office:value-type="string">
            <text:p><text:s/>Murata</text:p>
          </table:table-cell>
          <table:table-cell office:value-type="string">
            <text:p><text:s/>GRM155R71C104KA88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0 C191 C192 C195 C301 C421 C422 C423 C424 C429 C431 C433 C702 C7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6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19]" office:value-type="currency" office:currency="USD" office:value="0.00375">
            <text:p>$0.004</text:p>
          </table:table-cell>
          <table:table-cell table:style-name="ce21" table:formula="of:=[octo.BL19]" office:value-type="currency" office:currency="USD" office:value="0.0525">
            <text:p>$0.053</text:p>
          </table:table-cell>
          <table:table-cell table:style-name="ce21" table:formula="of:=[octo.BM19]" office:value-type="currency" office:currency="USD" office:value="5.25">
            <text:p>$5.250</text:p>
          </table:table-cell>
          <table:table-cell table:style-name="ce24" table:formula="of:=[.R26]/[.R$61]" office:value-type="percentage" office:value="0.000574179508419222">
            <text:p>0.1%</text:p>
          </table:table-cell>
          <table:table-cell table:formula="of:=[octo.BH19]" office:value-type="string" office:string-value="Digi-Key">
            <text:p>Digi-Key</text:p>
          </table:table-cell>
          <table:table-cell table:number-columns-repeated="1004"/>
        </table:table-row>
        <table:table-row table:style-name="ro5">
          <table:table-cell office:value-type="string">
            <text:p>#23</text:p>
          </table:table-cell>
          <table:table-cell office:value-type="string">
            <text:p><text:s/>26</text:p>
          </table:table-cell>
          <table:table-cell office:value-type="string">
            <text:p><text:s/>470n</text:p>
          </table:table-cell>
          <table:table-cell office:value-type="string">
            <text:p><text:s/>Murata</text:p>
          </table:table-cell>
          <table:table-cell office:value-type="string">
            <text:p><text:s/>GRM155R6YA474KE01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 C2 C3 C6 C7 C8 C11 C12 C13 C15 C16 C23 C24 C25 C26 C30 C31 C32 C33 C36 C37 C38 C39 C42 C410 C41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5R 35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0]" office:value-type="currency" office:currency="USD" office:value="0.0153">
            <text:p>$0.015</text:p>
          </table:table-cell>
          <table:table-cell table:style-name="ce21" table:formula="of:=[octo.BL20]" office:value-type="currency" office:currency="USD" office:value="0.3978">
            <text:p>$0.398</text:p>
          </table:table-cell>
          <table:table-cell table:style-name="ce21" table:formula="of:=[octo.BM20]" office:value-type="currency" office:currency="USD" office:value="39.78">
            <text:p>$39.780</text:p>
          </table:table-cell>
          <table:table-cell table:style-name="ce24" table:formula="of:=[.R27]/[.R$61]" office:value-type="percentage" office:value="0.0043506401609365">
            <text:p>0.4%</text:p>
          </table:table-cell>
          <table:table-cell table:formula="of:=[octo.BH20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4</text:p>
          </table:table-cell>
          <table:table-cell office:value-type="string">
            <text:p><text:s/>7</text:p>
          </table:table-cell>
          <table:table-cell office:value-type="string">
            <text:p><text:s/>1u</text:p>
          </table:table-cell>
          <table:table-cell office:value-type="string">
            <text:p><text:s/>Murata</text:p>
          </table:table-cell>
          <table:table-cell office:value-type="string">
            <text:p><text:s/>GRM155R61E105KA12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196 C197 C418 C419 C426 C427 C7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5R 25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1]" office:value-type="currency" office:currency="USD" office:value="0.02272">
            <text:p>$0.023</text:p>
          </table:table-cell>
          <table:table-cell table:style-name="ce21" table:formula="of:=[octo.BL21]" office:value-type="currency" office:currency="USD" office:value="0.15904">
            <text:p>$0.159</text:p>
          </table:table-cell>
          <table:table-cell table:style-name="ce21" table:formula="of:=[octo.BM21]" office:value-type="currency" office:currency="USD" office:value="15.904">
            <text:p>$15.904</text:p>
          </table:table-cell>
          <table:table-cell table:style-name="ce24" table:formula="of:=[.R28]/[.R$61]" office:value-type="percentage" office:value="0.00173938112417129">
            <text:p>0.2%</text:p>
          </table:table-cell>
          <table:table-cell table:formula="of:=[octo.BH21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5</text:p>
          </table:table-cell>
          <table:table-cell office:value-type="string">
            <text:p><text:s/>3</text:p>
          </table:table-cell>
          <table:table-cell office:value-type="string">
            <text:p><text:s/>2.2u</text:p>
          </table:table-cell>
          <table:table-cell office:value-type="string">
            <text:p><text:s/>Murata</text:p>
          </table:table-cell>
          <table:table-cell office:value-type="string">
            <text:p><text:s/>GRM155R60J225ME15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412 C415 C420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2]" office:value-type="currency" office:currency="USD" office:value="0.023">
            <text:p>$0.023</text:p>
          </table:table-cell>
          <table:table-cell table:style-name="ce21" table:formula="of:=[octo.BL22]" office:value-type="currency" office:currency="USD" office:value="0.069">
            <text:p>$0.069</text:p>
          </table:table-cell>
          <table:table-cell table:style-name="ce21" table:formula="of:=[octo.BM22]" office:value-type="currency" office:currency="USD" office:value="6.9">
            <text:p>$6.900</text:p>
          </table:table-cell>
          <table:table-cell table:style-name="ce24" table:formula="of:=[.R29]/[.R$61]" office:value-type="percentage" office:value="0.000754635925350977">
            <text:p>0.1%</text:p>
          </table:table-cell>
          <table:table-cell table:formula="of:=[octo.BH22]" office:value-type="string" office:string-value="Newark">
            <text:p>Newark</text:p>
          </table:table-cell>
          <table:table-cell table:number-columns-repeated="1004"/>
        </table:table-row>
        <table:table-row table:style-name="ro3">
          <table:table-cell office:value-type="string">
            <text:p>#26</text:p>
          </table:table-cell>
          <table:table-cell office:value-type="string">
            <text:p><text:s/>11</text:p>
          </table:table-cell>
          <table:table-cell office:value-type="string">
            <text:p><text:s/>4.7u</text:p>
          </table:table-cell>
          <table:table-cell office:value-type="string">
            <text:p><text:s/>Murata</text:p>
          </table:table-cell>
          <table:table-cell office:value-type="string">
            <text:p><text:s/>GRM155R60J475ME47D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C9 C14 C17 C18 C27 C28 C34 C35 C40 C41 C7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3]" office:value-type="currency" office:currency="USD" office:value="0.0275">
            <text:p>$0.028</text:p>
          </table:table-cell>
          <table:table-cell table:style-name="ce21" table:formula="of:=[octo.BL23]" office:value-type="currency" office:currency="USD" office:value="0.3025">
            <text:p>$0.303</text:p>
          </table:table-cell>
          <table:table-cell table:style-name="ce21" table:formula="of:=[octo.BM23]" office:value-type="currency" office:currency="USD" office:value="30.25">
            <text:p>$30.250</text:p>
          </table:table-cell>
          <table:table-cell table:style-name="ce24" table:formula="of:=[.R30]/[.R$61]" office:value-type="percentage" office:value="0.00330836764374885">
            <text:p>0.3%</text:p>
          </table:table-cell>
          <table:table-cell table:formula="of:=[octo.BH23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27</text:p>
          </table:table-cell>
          <table:table-cell office:value-type="string">
            <text:p><text:s/>1</text:p>
          </table:table-cell>
          <table:table-cell office:value-type="string">
            <text:p><text:s/>1n/100</text:p>
          </table:table-cell>
          <table:table-cell office:value-type="string">
            <text:p><text:s/>Murata</text:p>
          </table:table-cell>
          <table:table-cell office:value-type="string">
            <text:p><text:s/>GRM219R72A102KA01J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C405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24]" office:value-type="currency" office:currency="USD" office:value="0.037">
            <text:p>$0.037</text:p>
          </table:table-cell>
          <table:table-cell table:style-name="ce21" table:formula="of:=[octo.BL24]" office:value-type="currency" office:currency="USD" office:value="0.037">
            <text:p>$0.037</text:p>
          </table:table-cell>
          <table:table-cell table:style-name="ce21" table:formula="of:=[octo.BM24]" office:value-type="currency" office:currency="USD" office:value="3.7">
            <text:p>$3.700</text:p>
          </table:table-cell>
          <table:table-cell table:style-name="ce24" table:formula="of:=[.R31]/[.R$61]" office:value-type="percentage" office:value="0.000404659844028785">
            <text:p>0.0%</text:p>
          </table:table-cell>
          <table:table-cell table:formula="of:=[octo.BH24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8</text:p>
          </table:table-cell>
          <table:table-cell office:value-type="string">
            <text:p><text:s/>1</text:p>
          </table:table-cell>
          <table:table-cell office:value-type="string">
            <text:p><text:s/>22u</text:p>
          </table:table-cell>
          <table:table-cell office:value-type="string">
            <text:p><text:s/>Murata</text:p>
          </table:table-cell>
          <table:table-cell office:value-type="string">
            <text:p><text:s/>GRM21BR60J226ME39L</text:p>
          </table:table-cell>
          <table:table-cell office:value-type="string">
            <text:p><text:s/>SM0805</text:p>
          </table:table-cell>
          <table:table-cell office:value-type="string">
            <text:p><text:s/>SMT</text:p>
          </table:table-cell>
          <table:table-cell office:value-type="string">
            <text:p><text:s/>C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5]" office:value-type="currency" office:currency="USD" office:value="0.086">
            <text:p>$0.086</text:p>
          </table:table-cell>
          <table:table-cell table:style-name="ce21" table:formula="of:=[octo.BL25]" office:value-type="currency" office:currency="USD" office:value="0.086">
            <text:p>$0.086</text:p>
          </table:table-cell>
          <table:table-cell table:style-name="ce21" table:formula="of:=[octo.BM25]" office:value-type="currency" office:currency="USD" office:value="8.6">
            <text:p>$8.600</text:p>
          </table:table-cell>
          <table:table-cell table:style-name="ce24" table:formula="of:=[.R32]/[.R$61]" office:value-type="percentage" office:value="0.000940560718553391">
            <text:p>0.1%</text:p>
          </table:table-cell>
          <table:table-cell table:formula="of:=[octo.BH25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29</text:p>
          </table:table-cell>
          <table:table-cell office:value-type="string">
            <text:p><text:s/>1</text:p>
          </table:table-cell>
          <table:table-cell office:value-type="string">
            <text:p><text:s/>470n/100</text:p>
          </table:table-cell>
          <table:table-cell office:value-type="string">
            <text:p><text:s/>AVX</text:p>
          </table:table-cell>
          <table:table-cell office:value-type="string">
            <text:p><text:s/>ESD61C474K4T2A-28</text:p>
          </table:table-cell>
          <table:table-cell office:value-type="string">
            <text:p><text:s/>SM1206</text:p>
          </table:table-cell>
          <table:table-cell office:value-type="string">
            <text:p><text:s/>SMT</text:p>
          </table:table-cell>
          <table:table-cell office:value-type="string">
            <text:p><text:s/>C4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0% X7R 100V</text:p>
          </table:table-cell>
          <table:table-cell table:style-name="ce19" office:value-type="string">
            <text:p><text:s/>&gt;= 100V</text:p>
          </table:table-cell>
          <table:table-cell office:value-type="string">
            <text:p><text:s/>ceramic capacitor</text:p>
          </table:table-cell>
          <table:table-cell table:style-name="ce21" table:formula="of:=[octo.BK26]" office:value-type="currency" office:currency="USD" office:value="0.182">
            <text:p>$0.182</text:p>
          </table:table-cell>
          <table:table-cell table:style-name="ce21" table:formula="of:=[octo.BL26]" office:value-type="currency" office:currency="USD" office:value="0.182">
            <text:p>$0.182</text:p>
          </table:table-cell>
          <table:table-cell table:style-name="ce21" table:formula="of:=[octo.BM26]" office:value-type="currency" office:currency="USD" office:value="18.2">
            <text:p>$18.200</text:p>
          </table:table-cell>
          <table:table-cell table:style-name="ce24" table:formula="of:=[.R33]/[.R$61]" office:value-type="percentage" office:value="0.00199048896251997">
            <text:p>0.2%</text:p>
          </table:table-cell>
          <table:table-cell table:formula="of:=[octo.BH26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0</text:p>
          </table:table-cell>
          <table:table-cell office:value-type="string">
            <text:p><text:s/>4</text:p>
          </table:table-cell>
          <table:table-cell office:value-type="string">
            <text:p><text:s/>100u</text:p>
          </table:table-cell>
          <table:table-cell office:value-type="string">
            <text:p><text:s/>Murata</text:p>
          </table:table-cell>
          <table:table-cell office:value-type="string">
            <text:p><text:s/>GRM31CR60J107ME39L</text:p>
          </table:table-cell>
          <table:table-cell office:value-type="string">
            <text:p><text:s/>SM1206</text:p>
          </table:table-cell>
          <table:table-cell office:value-type="string">
            <text:p><text:s/>SMT</text:p>
          </table:table-cell>
          <table:table-cell office:value-type="string">
            <text:p><text:s/>C5 C20 C29 C70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0% X5R 6.3V</text:p>
          </table:table-cell>
          <table:table-cell office:value-type="string">
            <text:p><text:s/></text:p>
          </table:table-cell>
          <table:table-cell office:value-type="string">
            <text:p><text:s/>ceramic capacitor</text:p>
          </table:table-cell>
          <table:table-cell table:style-name="ce21" table:formula="of:=[octo.BK27]" office:value-type="currency" office:currency="USD" office:value="0.2348">
            <text:p>$0.235</text:p>
          </table:table-cell>
          <table:table-cell table:style-name="ce21" table:formula="of:=[octo.BL27]" office:value-type="currency" office:currency="USD" office:value="0.9392">
            <text:p>$0.939</text:p>
          </table:table-cell>
          <table:table-cell table:style-name="ce21" table:formula="of:=[octo.BM27]" office:value-type="currency" office:currency="USD" office:value="93.92">
            <text:p>$93.920</text:p>
          </table:table-cell>
          <table:table-cell table:style-name="ce24" table:formula="of:=[.R34]/[.R$61]" office:value-type="percentage" office:value="0.0102717979868063">
            <text:p>1.0%</text:p>
          </table:table-cell>
          <table:table-cell table:formula="of:=[octo.BH27]" office:value-type="string" office:string-value="Avnet Express">
            <text:p>Avnet Express</text:p>
          </table:table-cell>
          <table:table-cell table:number-columns-repeated="1004"/>
        </table:table-row>
        <table:table-row table:style-name="ro3">
          <table:table-cell office:value-type="string">
            <text:p>#31</text:p>
          </table:table-cell>
          <table:table-cell office:value-type="string">
            <text:p><text:s/>1</text:p>
          </table:table-cell>
          <table:table-cell office:value-type="string">
            <text:p><text:s/>39nH</text:p>
          </table:table-cell>
          <table:table-cell office:value-type="string">
            <text:p><text:s/>TDK</text:p>
          </table:table-cell>
          <table:table-cell office:value-type="string">
            <text:p><text:s/>MLK1005S39N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5% 200mA 2GHzSelfRes 6Q@100M</text:p>
          </table:table-cell>
          <table:table-cell table:style-name="ce19" office:value-type="string">
            <text:p><text:s/>&gt;= 2GHz self-resonance (above GPS L1)</text:p>
          </table:table-cell>
          <table:table-cell office:value-type="string">
            <text:p><text:s/>chip inductor</text:p>
          </table:table-cell>
          <table:table-cell table:style-name="ce21" table:formula="of:=[octo.BK28]" office:value-type="currency" office:currency="USD" office:value="0.03">
            <text:p>$0.030</text:p>
          </table:table-cell>
          <table:table-cell table:style-name="ce21" table:formula="of:=[octo.BL28]" office:value-type="currency" office:currency="USD" office:value="0.03">
            <text:p>$0.030</text:p>
          </table:table-cell>
          <table:table-cell table:style-name="ce21" table:formula="of:=[octo.BM28]" office:value-type="currency" office:currency="USD" office:value="3">
            <text:p>$3.000</text:p>
          </table:table-cell>
          <table:table-cell table:style-name="ce24" table:formula="of:=[.R35]/[.R$61]" office:value-type="percentage" office:value="0.000328102576239555">
            <text:p>0.0%</text:p>
          </table:table-cell>
          <table:table-cell table:formula="of:=[octo.BH28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2</text:p>
          </table:table-cell>
          <table:table-cell office:value-type="string">
            <text:p><text:s/>3</text:p>
          </table:table-cell>
          <table:table-cell office:value-type="string">
            <text:p><text:s/>150nH</text:p>
          </table:table-cell>
          <table:table-cell office:value-type="string">
            <text:p><text:s/>TDK</text:p>
          </table:table-cell>
          <table:table-cell office:value-type="string">
            <text:p><text:s/>MLG1005SR15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3 L405 L406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% 150mA 8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29]" office:value-type="currency" office:currency="USD" office:value="0.075">
            <text:p>$0.075</text:p>
          </table:table-cell>
          <table:table-cell table:style-name="ce21" table:formula="of:=[octo.BL29]" office:value-type="currency" office:currency="USD" office:value="0.225">
            <text:p>$0.225</text:p>
          </table:table-cell>
          <table:table-cell table:style-name="ce21" table:formula="of:=[octo.BM29]" office:value-type="currency" office:currency="USD" office:value="22.5">
            <text:p>$22.500</text:p>
          </table:table-cell>
          <table:table-cell table:style-name="ce24" table:formula="of:=[.R36]/[.R$61]" office:value-type="percentage" office:value="0.00246076932179666">
            <text:p>0.2%</text:p>
          </table:table-cell>
          <table:table-cell table:formula="of:=[octo.BH29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3</text:p>
          </table:table-cell>
          <table:table-cell office:value-type="string">
            <text:p><text:s/>1</text:p>
          </table:table-cell>
          <table:table-cell office:value-type="string">
            <text:p><text:s/>270nH</text:p>
          </table:table-cell>
          <table:table-cell office:value-type="string">
            <text:p><text:s/>TDK</text:p>
          </table:table-cell>
          <table:table-cell office:value-type="string">
            <text:p><text:s/>MLG1005SR27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% 100mA 8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30]" office:value-type="currency" office:currency="USD" office:value="0.075">
            <text:p>$0.075</text:p>
          </table:table-cell>
          <table:table-cell table:style-name="ce21" table:formula="of:=[octo.BL30]" office:value-type="currency" office:currency="USD" office:value="0.075">
            <text:p>$0.075</text:p>
          </table:table-cell>
          <table:table-cell table:style-name="ce21" table:formula="of:=[octo.BM30]" office:value-type="currency" office:currency="USD" office:value="7.5">
            <text:p>$7.500</text:p>
          </table:table-cell>
          <table:table-cell table:style-name="ce24" table:formula="of:=[.R37]/[.R$61]" office:value-type="percentage" office:value="0.000820256440598888">
            <text:p>0.1%</text:p>
          </table:table-cell>
          <table:table-cell table:formula="of:=[octo.BH30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4</text:p>
          </table:table-cell>
          <table:table-cell office:value-type="string">
            <text:p><text:s/>2</text:p>
          </table:table-cell>
          <table:table-cell office:value-type="string">
            <text:p><text:s/>330nH</text:p>
          </table:table-cell>
          <table:table-cell office:value-type="string">
            <text:p><text:s/>TDK</text:p>
          </table:table-cell>
          <table:table-cell office:value-type="string">
            <text:p><text:s/>MLG1005SR33J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401 L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% 50mA 6Q@100M</text:p>
          </table:table-cell>
          <table:table-cell office:value-type="string">
            <text:p><text:s/></text:p>
          </table:table-cell>
          <table:table-cell office:value-type="string">
            <text:p><text:s/>chip inductor</text:p>
          </table:table-cell>
          <table:table-cell table:style-name="ce21" table:formula="of:=[octo.BK31]" office:value-type="currency" office:currency="USD" office:value="0.012">
            <text:p>$0.012</text:p>
          </table:table-cell>
          <table:table-cell table:style-name="ce21" table:formula="of:=[octo.BL31]" office:value-type="currency" office:currency="USD" office:value="0.024">
            <text:p>$0.024</text:p>
          </table:table-cell>
          <table:table-cell table:style-name="ce21" table:formula="of:=[octo.BM31]" office:value-type="currency" office:currency="USD" office:value="2.4">
            <text:p>$2.400</text:p>
          </table:table-cell>
          <table:table-cell table:style-name="ce24" table:formula="of:=[.R38]/[.R$61]" office:value-type="percentage" office:value="0.000262482060991644">
            <text:p>0.0%</text:p>
          </table:table-cell>
          <table:table-cell table:formula="of:=[octo.BH31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5</text:p>
          </table:table-cell>
          <table:table-cell office:value-type="string">
            <text:p><text:s/>1</text:p>
          </table:table-cell>
          <table:table-cell office:value-type="string">
            <text:p><text:s/>1uH 3.7A</text:p>
          </table:table-cell>
          <table:table-cell office:value-type="string">
            <text:p><text:s/>Bourns</text:p>
          </table:table-cell>
          <table:table-cell office:value-type="string">
            <text:p><text:s/>SRN4018-1R0Y</text:p>
          </table:table-cell>
          <table:table-cell office:value-type="string">
            <text:p><text:s/>INDUCTOR_4x4</text:p>
          </table:table-cell>
          <table:table-cell office:value-type="string">
            <text:p><text:s/>SMT</text:p>
          </table:table-cell>
          <table:table-cell office:value-type="string">
            <text:p><text:s/>L7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ferrite 30% 3.7A</text:p>
          </table:table-cell>
          <table:table-cell table:style-name="ce19" office:value-type="string">
            <text:p>&gt;= 3.5A</text:p>
          </table:table-cell>
          <table:table-cell office:value-type="string">
            <text:p><text:s/>inductor; use: SMPS</text:p>
          </table:table-cell>
          <table:table-cell table:style-name="ce21" table:formula="of:=[octo.BK32]" office:value-type="currency" office:currency="USD" office:value="0.204">
            <text:p>$0.204</text:p>
          </table:table-cell>
          <table:table-cell table:style-name="ce21" table:formula="of:=[octo.BL32]" office:value-type="currency" office:currency="USD" office:value="0.204">
            <text:p>$0.204</text:p>
          </table:table-cell>
          <table:table-cell table:style-name="ce21" table:formula="of:=[octo.BM32]" office:value-type="currency" office:currency="USD" office:value="20.4">
            <text:p>$20.400</text:p>
          </table:table-cell>
          <table:table-cell table:style-name="ce24" table:formula="of:=[.R39]/[.R$61]" office:value-type="percentage" office:value="0.00223109751842897">
            <text:p>0.2%</text:p>
          </table:table-cell>
          <table:table-cell table:formula="of:=[octo.BH32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6</text:p>
          </table:table-cell>
          <table:table-cell office:value-type="string">
            <text:p><text:s/>2</text:p>
          </table:table-cell>
          <table:table-cell office:value-type="string">
            <text:p><text:s/>TVS 3.3V</text:p>
          </table:table-cell>
          <table:table-cell office:value-type="string">
            <text:p><text:s/>Bourns</text:p>
          </table:table-cell>
          <table:table-cell office:value-type="string">
            <text:p><text:s/>CDSOD323-T03C</text:p>
          </table:table-cell>
          <table:table-cell office:value-type="string">
            <text:p><text:s/>SOD323</text:p>
          </table:table-cell>
          <table:table-cell office:value-type="string">
            <text:p><text:s/>SMT</text:p>
          </table:table-cell>
          <table:table-cell office:value-type="string">
            <text:p><text:s/>Z401 Z402</text:p>
          </table:table-cell>
          <table:table-cell office:value-type="string">
            <text:p><text:s/>3C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w 4.0Vbr 7.0Vclamp 3pF</text:p>
          </table:table-cell>
          <table:table-cell office:value-type="string">
            <text:p><text:s/></text:p>
          </table:table-cell>
          <table:table-cell office:value-type="string">
            <text:p><text:s/>bi-directional TVS</text:p>
          </table:table-cell>
          <table:table-cell table:style-name="ce21" table:formula="of:=[octo.BK33]" office:value-type="currency" office:currency="USD" office:value="0.412">
            <text:p>$0.412</text:p>
          </table:table-cell>
          <table:table-cell table:style-name="ce21" table:formula="of:=[octo.BL33]" office:value-type="currency" office:currency="USD" office:value="0.824">
            <text:p>$0.824</text:p>
          </table:table-cell>
          <table:table-cell table:style-name="ce21" table:formula="of:=[octo.BM33]" office:value-type="currency" office:currency="USD" office:value="82.4">
            <text:p>$82.400</text:p>
          </table:table-cell>
          <table:table-cell table:style-name="ce24" table:formula="of:=[.R40]/[.R$61]" office:value-type="percentage" office:value="0.00901188409404645">
            <text:p>0.9%</text:p>
          </table:table-cell>
          <table:table-cell table:formula="of:=[octo.BH33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37</text:p>
          </table:table-cell>
          <table:table-cell office:value-type="string">
            <text:p><text:s/>1</text:p>
          </table:table-cell>
          <table:table-cell office:value-type="string">
            <text:p><text:s/>SR 5A 40V</text:p>
          </table:table-cell>
          <table:table-cell office:value-type="string">
            <text:p><text:s/>Vishay</text:p>
          </table:table-cell>
          <table:table-cell office:value-type="string">
            <text:p><text:s/>SSB44-E3/52T</text:p>
          </table:table-cell>
          <table:table-cell office:value-type="string">
            <text:p><text:s/>DO214_AA</text:p>
          </table:table-cell>
          <table:table-cell office:value-type="string">
            <text:p><text:s/>SMT</text:p>
          </table:table-cell>
          <table:table-cell office:value-type="string">
            <text:p><text:s/>D701</text:p>
          </table:table-cell>
          <table:table-cell office:value-type="string">
            <text:p><text:s/>S44</text:p>
          </table:table-cell>
          <table:table-cell office:value-type="string">
            <text:p><text:s/></text:p>
          </table:table-cell>
          <table:table-cell table:style-name="ce13" office:value-type="string">
            <text:p><text:s/>YES</text:p>
          </table:table-cell>
          <table:table-cell office:value-type="string">
            <text:p><text:s/>YES</text:p>
          </table:table-cell>
          <table:table-cell office:value-type="string">
            <text:p><text:s/>40V 0.42Vf 4.0AIf </text:p>
          </table:table-cell>
          <table:table-cell table:style-name="ce19" office:value-type="string">
            <text:p><text:s/>&lt;= 0.42 Vf</text:p>
          </table:table-cell>
          <table:table-cell office:value-type="string">
            <text:p><text:s/>Schottky rectifier; use: SMPS</text:p>
          </table:table-cell>
          <table:table-cell table:style-name="ce21" table:formula="of:=[octo.BK34]" office:value-type="currency" office:currency="USD" office:value="0.114">
            <text:p>$0.114</text:p>
          </table:table-cell>
          <table:table-cell table:style-name="ce21" table:formula="of:=[octo.BL34]" office:value-type="currency" office:currency="USD" office:value="0.114">
            <text:p>$0.114</text:p>
          </table:table-cell>
          <table:table-cell table:style-name="ce21" table:formula="of:=[octo.BM34]" office:value-type="currency" office:currency="USD" office:value="11.4">
            <text:p>$11.400</text:p>
          </table:table-cell>
          <table:table-cell table:style-name="ce24" table:formula="of:=[.R41]/[.R$61]" office:value-type="percentage" office:value="0.00124678978971031">
            <text:p>0.1%</text:p>
          </table:table-cell>
          <table:table-cell table:formula="of:=[octo.BH34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8</text:p>
          </table:table-cell>
          <table:table-cell office:value-type="string">
            <text:p><text:s/>2</text:p>
          </table:table-cell>
          <table:table-cell office:value-type="string">
            <text:p><text:s/>LP5907 3.3V 250mA</text:p>
          </table:table-cell>
          <table:table-cell office:value-type="string">
            <text:p><text:s/>TI</text:p>
          </table:table-cell>
          <table:table-cell office:value-type="string">
            <text:p><text:s/>LP5907QMFX-3.3Q1</text:p>
          </table:table-cell>
          <table:table-cell office:value-type="string">
            <text:p><text:s/>SOT23_5</text:p>
          </table:table-cell>
          <table:table-cell office:value-type="string">
            <text:p><text:s/>SMT</text:p>
          </table:table-cell>
          <table:table-cell office:value-type="string">
            <text:p><text:s/>U104 U404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3.3V 250mA 0.12Vdo</text:p>
          </table:table-cell>
          <table:table-cell office:value-type="string">
            <text:p><text:s/></text:p>
          </table:table-cell>
          <table:table-cell office:value-type="string">
            <text:p><text:s/>low-noise LDO voltage reg</text:p>
          </table:table-cell>
          <table:table-cell table:style-name="ce21" table:formula="of:=[octo.BK35]" office:value-type="currency" office:currency="USD" office:value="0.433">
            <text:p>$0.433</text:p>
          </table:table-cell>
          <table:table-cell table:style-name="ce21" table:formula="of:=[octo.BL35]" office:value-type="currency" office:currency="USD" office:value="0.866">
            <text:p>$0.866</text:p>
          </table:table-cell>
          <table:table-cell table:style-name="ce21" table:formula="of:=[octo.BM35]" office:value-type="currency" office:currency="USD" office:value="86.6">
            <text:p>$86.600</text:p>
          </table:table-cell>
          <table:table-cell table:style-name="ce24" table:formula="of:=[.R42]/[.R$61]" office:value-type="percentage" office:value="0.00947122770078182">
            <text:p>0.9%</text:p>
          </table:table-cell>
          <table:table-cell table:formula="of:=[octo.BH35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39</text:p>
          </table:table-cell>
          <table:table-cell office:value-type="string">
            <text:p><text:s/>1</text:p>
          </table:table-cell>
          <table:table-cell office:value-type="string">
            <text:p><text:s/>LP5907 1.8V 250mA</text:p>
          </table:table-cell>
          <table:table-cell office:value-type="string">
            <text:p><text:s/>TI</text:p>
          </table:table-cell>
          <table:table-cell office:value-type="string">
            <text:p><text:s/>LP5907QMFX-1.8Q1</text:p>
          </table:table-cell>
          <table:table-cell office:value-type="string">
            <text:p><text:s/>SOT23_5</text:p>
          </table:table-cell>
          <table:table-cell office:value-type="string">
            <text:p><text:s/>SMT</text:p>
          </table:table-cell>
          <table:table-cell office:value-type="string">
            <text:p><text:s/>U7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.8V 250mA 0.12Vdo</text:p>
          </table:table-cell>
          <table:table-cell office:value-type="string">
            <text:p><text:s/></text:p>
          </table:table-cell>
          <table:table-cell office:value-type="string">
            <text:p><text:s/>low-noise LDO voltage reg</text:p>
          </table:table-cell>
          <table:table-cell table:style-name="ce21" table:formula="of:=[octo.BK36]" office:value-type="currency" office:currency="USD" office:value="0.433">
            <text:p>$0.433</text:p>
          </table:table-cell>
          <table:table-cell table:style-name="ce21" table:formula="of:=[octo.BL36]" office:value-type="currency" office:currency="USD" office:value="0.433">
            <text:p>$0.433</text:p>
          </table:table-cell>
          <table:table-cell table:style-name="ce21" table:formula="of:=[octo.BM36]" office:value-type="currency" office:currency="USD" office:value="43.3">
            <text:p>$43.300</text:p>
          </table:table-cell>
          <table:table-cell table:style-name="ce24" table:formula="of:=[.R43]/[.R$61]" office:value-type="percentage" office:value="0.00473561385039091">
            <text:p>0.5%</text:p>
          </table:table-cell>
          <table:table-cell table:formula="of:=[octo.BH36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40</text:p>
          </table:table-cell>
          <table:table-cell office:value-type="string">
            <text:p><text:s/>1</text:p>
          </table:table-cell>
          <table:table-cell office:value-type="string">
            <text:p><text:s/>LMR10530Y 1.0V 3A</text:p>
          </table:table-cell>
          <table:table-cell office:value-type="string">
            <text:p><text:s/>TI</text:p>
          </table:table-cell>
          <table:table-cell office:value-type="string">
            <text:p><text:s/>LMR10530YSD/NOPB</text:p>
          </table:table-cell>
          <table:table-cell office:value-type="string">
            <text:p><text:s/>WSON10</text:p>
          </table:table-cell>
          <table:table-cell office:value-type="string">
            <text:p><text:s/>SMT</text:p>
          </table:table-cell>
          <table:table-cell office:value-type="string">
            <text:p><text:s/>U7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5.5Vin 3A 3MHz</text:p>
          </table:table-cell>
          <table:table-cell office:value-type="string">
            <text:p><text:s/></text:p>
          </table:table-cell>
          <table:table-cell office:value-type="string">
            <text:p><text:s/>step-down voltage reg</text:p>
          </table:table-cell>
          <table:table-cell table:style-name="ce21" table:formula="of:=[octo.BK37]" office:value-type="currency" office:currency="USD" office:value="1.134">
            <text:p>$1.134</text:p>
          </table:table-cell>
          <table:table-cell table:style-name="ce21" table:formula="of:=[octo.BL37]" office:value-type="currency" office:currency="USD" office:value="1.134">
            <text:p>$1.134</text:p>
          </table:table-cell>
          <table:table-cell table:style-name="ce21" table:formula="of:=[octo.BM37]" office:value-type="currency" office:currency="USD" office:value="113.4">
            <text:p>$113.400</text:p>
          </table:table-cell>
          <table:table-cell table:style-name="ce24" table:formula="of:=[.R44]/[.R$61]" office:value-type="percentage" office:value="0.0124022773818552">
            <text:p>1.2%</text:p>
          </table:table-cell>
          <table:table-cell table:formula="of:=[octo.BH37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41</text:p>
          </table:table-cell>
          <table:table-cell office:value-type="string">
            <text:p><text:s/>1</text:p>
          </table:table-cell>
          <table:table-cell office:value-type="string">
            <text:p><text:s/>Artix-7 A35</text:p>
          </table:table-cell>
          <table:table-cell office:value-type="string">
            <text:p><text:s/>Xilinx</text:p>
          </table:table-cell>
          <table:table-cell office:value-type="string">
            <text:p><text:s/>XC7A35T-1FTG256C</text:p>
          </table:table-cell>
          <table:table-cell office:value-type="string">
            <text:p><text:s/>FTG256</text:p>
          </table:table-cell>
          <table:table-cell office:value-type="string">
            <text:p><text:s/>SMT</text:p>
          </table:table-cell>
          <table:table-cell office:value-type="string">
            <text:p><text:s/>U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7x17 1.0mm BGA</text:p>
          </table:table-cell>
          <table:table-cell office:value-type="string">
            <text:p><text:s/></text:p>
          </table:table-cell>
          <table:table-cell office:value-type="string">
            <text:p><text:s/>FPGA</text:p>
          </table:table-cell>
          <table:table-cell table:style-name="ce21" table:formula="of:=[octo.BK38]" office:value-type="currency" office:currency="USD" office:value="33.8545">
            <text:p>$33.855</text:p>
          </table:table-cell>
          <table:table-cell table:style-name="ce21" table:formula="of:=[octo.BL38]" office:value-type="currency" office:currency="USD" office:value="33.8545">
            <text:p>$33.855</text:p>
          </table:table-cell>
          <table:table-cell table:style-name="ce21" table:formula="of:=[octo.BM38]" office:value-type="currency" office:currency="USD" office:value="3385.45">
            <text:p>$3,385.450</text:p>
          </table:table-cell>
          <table:table-cell table:style-name="ce25" table:formula="of:=[.R45]/[.R$61]" office:value-type="percentage" office:value="0.370258288910067">
            <text:p>37.0%</text:p>
          </table:table-cell>
          <table:table-cell table:formula="of:=[octo.BH38]" office:value-type="string" office:string-value="Avnet Express">
            <text:p>Avnet Express</text:p>
          </table:table-cell>
          <table:table-cell table:number-columns-repeated="1004"/>
        </table:table-row>
        <table:table-row table:style-name="ro1">
          <table:table-cell office:value-type="string">
            <text:p>#42</text:p>
          </table:table-cell>
          <table:table-cell office:value-type="string">
            <text:p><text:s/>1</text:p>
          </table:table-cell>
          <table:table-cell office:value-type="string">
            <text:p><text:s/>SE4150L</text:p>
          </table:table-cell>
          <table:table-cell office:value-type="string">
            <text:p><text:s/>Skyworks</text:p>
          </table:table-cell>
          <table:table-cell office:value-type="string">
            <text:p><text:s/>SE4150L-R</text:p>
          </table:table-cell>
          <table:table-cell office:value-type="string">
            <text:p><text:s/>QFN24</text:p>
          </table:table-cell>
          <table:table-cell office:value-type="string">
            <text:p><text:s/>SMT</text:p>
          </table:table-cell>
          <table:table-cell office:value-type="string">
            <text:p><text:s/>U1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GPS front-end</text:p>
          </table:table-cell>
          <table:table-cell table:style-name="ce21" table:formula="of:=[octo.BK39]" office:value-type="currency" office:currency="USD" office:value="2.51">
            <text:p>$2.510</text:p>
          </table:table-cell>
          <table:table-cell table:style-name="ce21" table:formula="of:=[octo.BL39]" office:value-type="currency" office:currency="USD" office:value="2.51">
            <text:p>$2.510</text:p>
          </table:table-cell>
          <table:table-cell table:style-name="ce21" table:formula="of:=[octo.BM39]" office:value-type="currency" office:currency="USD" office:value="251">
            <text:p>$251.000</text:p>
          </table:table-cell>
          <table:table-cell table:style-name="ce24" table:formula="of:=[.R46]/[.R$61]" office:value-type="percentage" office:value="0.0274512488787094">
            <text:p>2.7%</text:p>
          </table:table-cell>
          <table:table-cell table:formula="of:=[octo.BH39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43</text:p>
          </table:table-cell>
          <table:table-cell office:value-type="string">
            <text:p><text:s/>1</text:p>
          </table:table-cell>
          <table:table-cell office:value-type="string">
            <text:p><text:s/>EEPROM 32Kx8</text:p>
          </table:table-cell>
          <table:table-cell office:value-type="string">
            <text:p><text:s/>On Semi</text:p>
          </table:table-cell>
          <table:table-cell office:value-type="string">
            <text:p><text:s/>CAT24C256YI-GT3</text:p>
          </table:table-cell>
          <table:table-cell office:value-type="string">
            <text:p><text:s/>TSSOP8</text:p>
          </table:table-cell>
          <table:table-cell office:value-type="string">
            <text:p><text:s/>SMT</text:p>
          </table:table-cell>
          <table:table-cell office:value-type="string">
            <text:p><text:s/>U3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56kb=32kx8b 100k/400k/1MHz I2C</text:p>
          </table:table-cell>
          <table:table-cell office:value-type="string">
            <text:p><text:s/></text:p>
          </table:table-cell>
          <table:table-cell office:value-type="string">
            <text:p><text:s/>EEPROM</text:p>
          </table:table-cell>
          <table:table-cell table:style-name="ce21" table:formula="of:=[octo.BK40]" office:value-type="currency" office:currency="USD" office:value="0.462">
            <text:p>$0.462</text:p>
          </table:table-cell>
          <table:table-cell table:style-name="ce21" table:formula="of:=[octo.BL40]" office:value-type="currency" office:currency="USD" office:value="0.462">
            <text:p>$0.462</text:p>
          </table:table-cell>
          <table:table-cell table:style-name="ce21" table:formula="of:=[octo.BM40]" office:value-type="currency" office:currency="USD" office:value="46.2">
            <text:p>$46.200</text:p>
          </table:table-cell>
          <table:table-cell table:style-name="ce24" table:formula="of:=[.R47]/[.R$61]" office:value-type="percentage" office:value="0.00505277967408915">
            <text:p>0.5%</text:p>
          </table:table-cell>
          <table:table-cell table:formula="of:=[octo.BH40]" office:value-type="string" office:string-value="Digi-Key">
            <text:p>Digi-Key</text:p>
          </table:table-cell>
          <table:table-cell table:number-columns-repeated="1004"/>
        </table:table-row>
        <table:table-row table:style-name="ro1">
          <table:table-cell office:value-type="string">
            <text:p>#44</text:p>
          </table:table-cell>
          <table:table-cell office:value-type="string">
            <text:p><text:s/>2</text:p>
          </table:table-cell>
          <table:table-cell office:value-type="string">
            <text:p><text:s/>NC7SZ125</text:p>
          </table:table-cell>
          <table:table-cell office:value-type="string">
            <text:p><text:s/>Fairchild</text:p>
          </table:table-cell>
          <table:table-cell office:value-type="string">
            <text:p><text:s/>NC7SZ125P5X</text:p>
          </table:table-cell>
          <table:table-cell office:value-type="string">
            <text:p><text:s/>SC70_5</text:p>
          </table:table-cell>
          <table:table-cell office:value-type="string">
            <text:p><text:s/>SMT</text:p>
          </table:table-cell>
          <table:table-cell office:value-type="string">
            <text:p><text:s/>U403 U406</text:p>
          </table:table-cell>
          <table:table-cell office:value-type="string">
            <text:p><text:s/>Z25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3.3V 2.6nsTpd</text:p>
          </table:table-cell>
          <table:table-cell office:value-type="string">
            <text:p><text:s/></text:p>
          </table:table-cell>
          <table:table-cell office:value-type="string">
            <text:p><text:s/>clock buffer</text:p>
          </table:table-cell>
          <table:table-cell table:style-name="ce21" table:formula="of:=[octo.BK41]" office:value-type="currency" office:currency="USD" office:value="0.049">
            <text:p>$0.049</text:p>
          </table:table-cell>
          <table:table-cell table:style-name="ce21" table:formula="of:=[octo.BL41]" office:value-type="currency" office:currency="USD" office:value="0.098">
            <text:p>$0.098</text:p>
          </table:table-cell>
          <table:table-cell table:style-name="ce21" table:formula="of:=[octo.BM41]" office:value-type="currency" office:currency="USD" office:value="9.8">
            <text:p>$9.800</text:p>
          </table:table-cell>
          <table:table-cell table:style-name="ce24" table:formula="of:=[.R48]/[.R$61]" office:value-type="percentage" office:value="0.00107180174904921">
            <text:p>0.1%</text:p>
          </table:table-cell>
          <table:table-cell table:formula="of:=[octo.BH41]" office:value-type="string" office:string-value="Newark">
            <text:p>Newark</text:p>
          </table:table-cell>
          <table:table-cell table:number-columns-repeated="1004"/>
        </table:table-row>
        <table:table-row table:style-name="ro3">
          <table:table-cell office:value-type="string">
            <text:p>#45</text:p>
          </table:table-cell>
          <table:table-cell office:value-type="string">
            <text:p><text:s/>1</text:p>
          </table:table-cell>
          <table:table-cell office:value-type="string">
            <text:p><text:s/>LTC2248</text:p>
          </table:table-cell>
          <table:table-cell office:value-type="string">
            <text:p><text:s/>Linear Tech</text:p>
          </table:table-cell>
          <table:table-cell office:value-type="string">
            <text:p><text:s/>LTC2248CUH#PBF</text:p>
          </table:table-cell>
          <table:table-cell office:value-type="string">
            <text:p><text:s/>QFN32</text:p>
          </table:table-cell>
          <table:table-cell office:value-type="string">
            <text:p><text:s/>SMT</text:p>
          </table:table-cell>
          <table:table-cell office:value-type="string">
            <text:p><text:s/>U401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14-bit 65MHz 240mW</text:p>
          </table:table-cell>
          <table:table-cell office:value-type="string">
            <text:p><text:s/></text:p>
          </table:table-cell>
          <table:table-cell office:value-type="string">
            <text:p><text:s/>ADC</text:p>
          </table:table-cell>
          <table:table-cell table:style-name="ce21" table:formula="of:=[octo.BK42]" office:value-type="currency" office:currency="USD" office:value="27.6899">
            <text:p>$27.690</text:p>
          </table:table-cell>
          <table:table-cell table:style-name="ce21" table:formula="of:=[octo.BL42]" office:value-type="currency" office:currency="USD" office:value="27.6899">
            <text:p>$27.690</text:p>
          </table:table-cell>
          <table:table-cell table:style-name="ce21" table:formula="of:=[octo.BM42]" office:value-type="currency" office:currency="USD" office:value="2768.99">
            <text:p>$2,768.990</text:p>
          </table:table-cell>
          <table:table-cell table:style-name="ce25" table:formula="of:=[.R49]/[.R$61]" office:value-type="percentage" office:value="0.302837584193855">
            <text:p>30.3%</text:p>
          </table:table-cell>
          <table:table-cell table:formula="of:=[octo.BH42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46</text:p>
          </table:table-cell>
          <table:table-cell office:value-type="string">
            <text:p><text:s/>1</text:p>
          </table:table-cell>
          <table:table-cell office:value-type="string">
            <text:p><text:s/>LTC6401-20</text:p>
          </table:table-cell>
          <table:table-cell office:value-type="string">
            <text:p><text:s/>Linear Tech</text:p>
          </table:table-cell>
          <table:table-cell office:value-type="string">
            <text:p><text:s/>LTC6401CUD-20#PBF</text:p>
          </table:table-cell>
          <table:table-cell office:value-type="string">
            <text:p><text:s/>QFN16</text:p>
          </table:table-cell>
          <table:table-cell office:value-type="string">
            <text:p><text:s/>SMT</text:p>
          </table:table-cell>
          <table:table-cell office:value-type="string">
            <text:p><text:s/>U405</text:p>
          </table:table-cell>
          <table:table-cell office:value-type="string">
            <text:p><text:s/></text:p>
          </table:table-cell>
          <table:table-cell office:value-type="string">
            <text:p><text:s/>FINE</text:p>
          </table:table-cell>
          <table:table-cell/>
          <table:table-cell office:value-type="string">
            <text:p><text:s/>-- NO --</text:p>
          </table:table-cell>
          <table:table-cell office:value-type="string">
            <text:p><text:s/>+20dB 6.2dBNF 1.3GHz</text:p>
          </table:table-cell>
          <table:table-cell office:value-type="string">
            <text:p><text:s/></text:p>
          </table:table-cell>
          <table:table-cell office:value-type="string">
            <text:p><text:s/>differential ADC driver</text:p>
          </table:table-cell>
          <table:table-cell table:style-name="ce21" table:formula="of:=[octo.BK43]" office:value-type="currency" office:currency="USD" office:value="3.47">
            <text:p>$3.470</text:p>
          </table:table-cell>
          <table:table-cell table:style-name="ce21" table:formula="of:=[octo.BL43]" office:value-type="currency" office:currency="USD" office:value="3.47">
            <text:p>$3.470</text:p>
          </table:table-cell>
          <table:table-cell table:style-name="ce21" table:formula="of:=[octo.BM43]" office:value-type="currency" office:currency="USD" office:value="347">
            <text:p>$347.000</text:p>
          </table:table-cell>
          <table:table-cell table:style-name="ce25" table:formula="of:=[.R50]/[.R$61]" office:value-type="percentage" office:value="0.0379505313183752">
            <text:p>3.8%</text:p>
          </table:table-cell>
          <table:table-cell table:formula="of:=[octo.BH43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47</text:p>
          </table:table-cell>
          <table:table-cell office:value-type="string">
            <text:p><text:s/>5</text:p>
          </table:table-cell>
          <table:table-cell office:value-type="string">
            <text:p><text:s/>FB 600Z</text:p>
          </table:table-cell>
          <table:table-cell office:value-type="string">
            <text:p><text:s/>TDK</text:p>
          </table:table-cell>
          <table:table-cell office:value-type="string">
            <text:p><text:s/>MMZ1005B601C</text:p>
          </table:table-cell>
          <table:table-cell office:value-type="string">
            <text:p><text:s/>SM0402</text:p>
          </table:table-cell>
          <table:table-cell office:value-type="string">
            <text:p><text:s/>SMT</text:p>
          </table:table-cell>
          <table:table-cell office:value-type="string">
            <text:p><text:s/>L102 L103 L104 L407 L408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5% 200mA 600Z@100M</text:p>
          </table:table-cell>
          <table:table-cell office:value-type="string">
            <text:p><text:s/></text:p>
          </table:table-cell>
          <table:table-cell office:value-type="string">
            <text:p><text:s/>ferrite chip</text:p>
          </table:table-cell>
          <table:table-cell table:style-name="ce21" table:formula="of:=[octo.BK44]" office:value-type="currency" office:currency="USD" office:value="0.018">
            <text:p>$0.018</text:p>
          </table:table-cell>
          <table:table-cell table:style-name="ce21" table:formula="of:=[octo.BL44]" office:value-type="currency" office:currency="USD" office:value="0.09">
            <text:p>$0.090</text:p>
          </table:table-cell>
          <table:table-cell table:style-name="ce21" table:formula="of:=[octo.BM44]" office:value-type="currency" office:currency="USD" office:value="9">
            <text:p>$9.000</text:p>
          </table:table-cell>
          <table:table-cell table:style-name="ce24" table:formula="of:=[.R51]/[.R$61]" office:value-type="percentage" office:value="0.000984307728718665">
            <text:p>0.1%</text:p>
          </table:table-cell>
          <table:table-cell table:formula="of:=[octo.BH44]" office:value-type="string" office:string-value="Newark">
            <text:p>Newark</text:p>
          </table:table-cell>
          <table:table-cell table:number-columns-repeated="1004"/>
        </table:table-row>
        <table:table-row table:style-name="ro5">
          <table:table-cell office:value-type="string">
            <text:p>#48</text:p>
          </table:table-cell>
          <table:table-cell office:value-type="string">
            <text:p><text:s/>1</text:p>
          </table:table-cell>
          <table:table-cell office:value-type="string">
            <text:p><text:s/>66.6666 MHz</text:p>
          </table:table-cell>
          <table:table-cell office:value-type="string">
            <text:p><text:s/>Conner Winfield</text:p>
          </table:table-cell>
          <table:table-cell office:value-type="string">
            <text:p><text:s/>CWX823-066.6666M</text:p>
          </table:table-cell>
          <table:table-cell office:value-type="string">
            <text:p><text:s/>XO</text:p>
          </table:table-cell>
          <table:table-cell office:value-type="string">
            <text:p><text:s/>SMT</text:p>
          </table:table-cell>
          <table:table-cell office:value-type="string">
            <text:p><text:s/>U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 50ppm 1psTjms</text:p>
          </table:table-cell>
          <table:table-cell table:style-name="ce19" office:value-type="string">
            <text:p><text:s/>&lt;= 1ps RMS phase jitter</text:p>
          </table:table-cell>
          <table:table-cell office:value-type="string">
            <text:p><text:s/>XO: prototype with 66.6666 MHz since distributors stock this freq; for production special order 65.000 MHz from manufacturer</text:p>
          </table:table-cell>
          <table:table-cell table:style-name="ce21" table:formula="of:=[octo.BK45]" office:value-type="currency" office:currency="USD" office:value="2.0025">
            <text:p>$2.003</text:p>
          </table:table-cell>
          <table:table-cell table:style-name="ce21" table:formula="of:=[octo.BL45]" office:value-type="currency" office:currency="USD" office:value="2.0025">
            <text:p>$2.003</text:p>
          </table:table-cell>
          <table:table-cell table:style-name="ce21" table:formula="of:=[octo.BM45]" office:value-type="currency" office:currency="USD" office:value="200.25">
            <text:p>$200.250</text:p>
          </table:table-cell>
          <table:table-cell table:style-name="ce24" table:formula="of:=[.R52]/[.R$61]" office:value-type="percentage" office:value="0.0219008469639903">
            <text:p>2.2%</text:p>
          </table:table-cell>
          <table:table-cell table:formula="of:=[octo.BH45]" office:value-type="string" office:string-value="Digi-Key">
            <text:p>Digi-Key</text:p>
          </table:table-cell>
          <table:table-cell table:number-columns-repeated="1004"/>
        </table:table-row>
        <table:table-row table:style-name="ro3">
          <table:table-cell office:value-type="string">
            <text:p>#49</text:p>
          </table:table-cell>
          <table:table-cell office:value-type="string">
            <text:p><text:s/>1</text:p>
          </table:table-cell>
          <table:table-cell office:value-type="string">
            <text:p><text:s/>16.368 MHz</text:p>
          </table:table-cell>
          <table:table-cell office:value-type="string">
            <text:p><text:s/>TXC</text:p>
          </table:table-cell>
          <table:table-cell office:value-type="string">
            <text:p><text:s/>7Q-16.368MBG-T</text:p>
          </table:table-cell>
          <table:table-cell office:value-type="string">
            <text:p><text:s/>TCXO</text:p>
          </table:table-cell>
          <table:table-cell office:value-type="string">
            <text:p><text:s/>SMT</text:p>
          </table:table-cell>
          <table:table-cell office:value-type="string">
            <text:p><text:s/>X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3.3V clipped sinewave tempco 0.5ppm</text:p>
          </table:table-cell>
          <table:table-cell table:style-name="ce19" office:value-type="string">
            <text:p><text:s/>tempco 0.5 ppm</text:p>
          </table:table-cell>
          <table:table-cell office:value-type="string">
            <text:p><text:s/>TCXO</text:p>
          </table:table-cell>
          <table:table-cell table:style-name="ce21" table:formula="of:=[octo.BK46]" office:value-type="currency" office:currency="USD" office:value="1.59">
            <text:p>$1.590</text:p>
          </table:table-cell>
          <table:table-cell table:style-name="ce21" table:formula="of:=[octo.BL46]" office:value-type="currency" office:currency="USD" office:value="1.59">
            <text:p>$1.590</text:p>
          </table:table-cell>
          <table:table-cell table:style-name="ce21" table:formula="of:=[octo.BM46]" office:value-type="currency" office:currency="USD" office:value="159">
            <text:p>$159.000</text:p>
          </table:table-cell>
          <table:table-cell table:style-name="ce24" table:formula="of:=[.R53]/[.R$61]" office:value-type="percentage" office:value="0.0173894365406964">
            <text:p>1.7%</text:p>
          </table:table-cell>
          <table:table-cell table:formula="of:=[octo.BH46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50</text:p>
          </table:table-cell>
          <table:table-cell office:value-type="string">
            <text:p><text:s/>1</text:p>
          </table:table-cell>
          <table:table-cell office:value-type="string">
            <text:p><text:s/>SAW L1</text:p>
          </table:table-cell>
          <table:table-cell office:value-type="string">
            <text:p><text:s/>RFM</text:p>
          </table:table-cell>
          <table:table-cell office:value-type="string">
            <text:p><text:s/>SF1186G</text:p>
          </table:table-cell>
          <table:table-cell office:value-type="string">
            <text:p><text:s/>SAW</text:p>
          </table:table-cell>
          <table:table-cell office:value-type="string">
            <text:p><text:s/>SMT</text:p>
          </table:table-cell>
          <table:table-cell office:value-type="string">
            <text:p><text:s/>FL101</text:p>
          </table:table-cell>
          <table:table-cell office:value-type="string">
            <text:p><text:s/>2A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572.42MHz 2MHzBW</text:p>
          </table:table-cell>
          <table:table-cell office:value-type="string">
            <text:p><text:s/></text:p>
          </table:table-cell>
          <table:table-cell office:value-type="string">
            <text:p><text:s/>GPS SAW filter</text:p>
          </table:table-cell>
          <table:table-cell table:style-name="ce21" table:formula="of:=[octo.BK47]" office:value-type="currency" office:currency="USD" office:value="0.731">
            <text:p>$0.731</text:p>
          </table:table-cell>
          <table:table-cell table:style-name="ce21" table:formula="of:=[octo.BL47]" office:value-type="currency" office:currency="USD" office:value="0.731">
            <text:p>$0.731</text:p>
          </table:table-cell>
          <table:table-cell table:style-name="ce21" table:formula="of:=[octo.BM47]" office:value-type="currency" office:currency="USD" office:value="73.1">
            <text:p>$73.100</text:p>
          </table:table-cell>
          <table:table-cell table:style-name="ce24" table:formula="of:=[.R54]/[.R$61]" office:value-type="percentage" office:value="0.00799476610770383">
            <text:p>0.8%</text:p>
          </table:table-cell>
          <table:table-cell table:formula="of:=[octo.BH47]" office:value-type="string" office:string-value="Mouser">
            <text:p>Mouser</text:p>
          </table:table-cell>
          <table:table-cell table:number-columns-repeated="1004"/>
        </table:table-row>
        <table:table-row table:style-name="ro3">
          <table:table-cell office:value-type="string">
            <text:p>#51</text:p>
          </table:table-cell>
          <table:table-cell office:value-type="string">
            <text:p><text:s/>1</text:p>
          </table:table-cell>
          <table:table-cell office:value-type="string">
            <text:p><text:s/>TB_2</text:p>
          </table:table-cell>
          <table:table-cell office:value-type="string">
            <text:p><text:s/>TE Conn</text:p>
          </table:table-cell>
          <table:table-cell office:value-type="string">
            <text:p><text:s/>282834-2</text:p>
          </table:table-cell>
          <table:table-cell office:value-type="string">
            <text:p><text:s/>TB_2P_2_54MM</text:p>
          </table:table-cell>
          <table:table-cell office:value-type="string">
            <text:p><text:s/>T/H</text:p>
          </table:table-cell>
          <table:table-cell office:value-type="string">
            <text:p><text:s/>J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pos 2.54mm; fits 1.6mm/63mil thick PCB</text:p>
          </table:table-cell>
          <table:table-cell office:value-type="string">
            <text:p><text:s/></text:p>
          </table:table-cell>
          <table:table-cell office:value-type="string">
            <text:p><text:s/>terminal block side wire entry</text:p>
          </table:table-cell>
          <table:table-cell table:style-name="ce21" table:formula="of:=[octo.BK48]" office:value-type="currency" office:currency="USD" office:value="0.527">
            <text:p>$0.527</text:p>
          </table:table-cell>
          <table:table-cell table:style-name="ce21" table:formula="of:=[octo.BL48]" office:value-type="currency" office:currency="USD" office:value="0.527">
            <text:p>$0.527</text:p>
          </table:table-cell>
          <table:table-cell table:style-name="ce21" table:formula="of:=[octo.BM48]" office:value-type="currency" office:currency="USD" office:value="52.7">
            <text:p>$52.700</text:p>
          </table:table-cell>
          <table:table-cell table:style-name="ce24" table:formula="of:=[.R55]/[.R$61]" office:value-type="percentage" office:value="0.00576366858927485">
            <text:p>0.6%</text:p>
          </table:table-cell>
          <table:table-cell table:formula="of:=[octo.BH48]" office:value-type="string" office:string-value="Newark">
            <text:p>Newark</text:p>
          </table:table-cell>
          <table:table-cell table:number-columns-repeated="1004"/>
        </table:table-row>
        <table:table-row table:style-name="ro1">
          <table:table-cell office:value-type="string">
            <text:p>#52</text:p>
          </table:table-cell>
          <table:table-cell office:value-type="string">
            <text:p><text:s/>1</text:p>
          </table:table-cell>
          <table:table-cell office:value-type="string">
            <text:p><text:s/>SMA</text:p>
          </table:table-cell>
          <table:table-cell office:value-type="string">
            <text:p><text:s/>Molex</text:p>
          </table:table-cell>
          <table:table-cell office:value-type="string">
            <text:p><text:s/>73251-1150</text:p>
          </table:table-cell>
          <table:table-cell office:value-type="string">
            <text:p><text:s/>SMA_EM</text:p>
          </table:table-cell>
          <table:table-cell office:value-type="string">
            <text:p><text:s/>EDGE</text:p>
          </table:table-cell>
          <table:table-cell office:value-type="string">
            <text:p><text:s/>J3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50 Ohm; edge mount</text:p>
          </table:table-cell>
          <table:table-cell table:style-name="ce19" office:value-type="string">
            <text:p><text:s/>fits 1.6mm/63mil PCB thickness</text:p>
          </table:table-cell>
          <table:table-cell office:value-type="string">
            <text:p><text:s/>SMA connector</text:p>
          </table:table-cell>
          <table:table-cell table:style-name="ce21" table:formula="of:=[octo.BK49]" office:value-type="currency" office:currency="USD" office:value="2.74">
            <text:p>$2.740</text:p>
          </table:table-cell>
          <table:table-cell table:style-name="ce21" table:formula="of:=[octo.BL49]" office:value-type="currency" office:currency="USD" office:value="2.74">
            <text:p>$2.740</text:p>
          </table:table-cell>
          <table:table-cell table:style-name="ce21" table:formula="of:=[octo.BM49]" office:value-type="currency" office:currency="USD" office:value="274">
            <text:p>$274.000</text:p>
          </table:table-cell>
          <table:table-cell table:style-name="ce26" table:formula="of:=[.R56]/[.R$61]" office:value-type="percentage" office:value="0.0299667019632127">
            <text:p>3.0%</text:p>
          </table:table-cell>
          <table:table-cell table:formula="of:=[octo.BH49]" office:value-type="string" office:string-value="Newark">
            <text:p>Newark</text:p>
          </table:table-cell>
          <table:table-cell table:number-columns-repeated="1004"/>
        </table:table-row>
        <table:table-row table:style-name="ro3">
          <table:table-cell office:value-type="string">
            <text:p>#53</text:p>
          </table:table-cell>
          <table:table-cell office:value-type="string">
            <text:p><text:s/>2</text:p>
          </table:table-cell>
          <table:table-cell office:value-type="string">
            <text:p><text:s/>BEAGLEBONE_BLACK</text:p>
          </table:table-cell>
          <table:table-cell office:value-type="string">
            <text:p><text:s/>TE Conn</text:p>
          </table:table-cell>
          <table:table-cell office:value-type="string">
            <text:p><text:s/>6-146253-3</text:p>
          </table:table-cell>
          <table:table-cell office:value-type="string">
            <text:p><text:s/>BEAGLEBONE_BLACK</text:p>
          </table:table-cell>
          <table:table-cell office:value-type="string">
            <text:p><text:s/>T/H</text:p>
          </table:table-cell>
          <table:table-cell office:value-type="string">
            <text:p><text:s/>ZB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13 rows; 2 pins/row; 2.54mm/0.1in; 8.08mm tail length</text:p>
          </table:table-cell>
          <table:table-cell table:style-name="ce20" office:value-type="string">
            <text:p><text:s/>non-std tail length 8.08mm</text:p>
          </table:table-cell>
          <table:table-cell office:value-type="string">
            <text:p><text:s/>13x2 0.1 inch header connector</text:p>
          </table:table-cell>
          <table:table-cell table:style-name="ce21" table:formula="of:=[octo.BK50]" office:value-type="currency" office:currency="USD" office:value="2.82">
            <text:p>$2.820</text:p>
          </table:table-cell>
          <table:table-cell table:style-name="ce21" table:formula="of:=[octo.BL50]" office:value-type="currency" office:currency="USD" office:value="5.64">
            <text:p>$5.640</text:p>
          </table:table-cell>
          <table:table-cell table:style-name="ce21" table:formula="of:=[octo.BM50]" office:value-type="currency" office:currency="USD" office:value="564">
            <text:p>$564.000</text:p>
          </table:table-cell>
          <table:table-cell table:style-name="ce25" table:formula="of:=[.R57]/[.R$61]" office:value-type="percentage" office:value="0.0616832843330364">
            <text:p>6.2%</text:p>
          </table:table-cell>
          <table:table-cell table:formula="of:=[octo.BH50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54</text:p>
          </table:table-cell>
          <table:table-cell office:value-type="string">
            <text:p><text:s/>2</text:p>
          </table:table-cell>
          <table:table-cell office:value-type="string">
            <text:p><text:s/>RF_SHIELD 29x19</text:p>
          </table:table-cell>
          <table:table-cell office:value-type="string">
            <text:p><text:s/>Laird</text:p>
          </table:table-cell>
          <table:table-cell office:value-type="string">
            <text:p><text:s/>BMI-S-209-F</text:p>
          </table:table-cell>
          <table:table-cell office:value-type="string">
            <text:p><text:s/>*</text:p>
          </table:table-cell>
          <table:table-cell office:value-type="string">
            <text:p><text:s/>SMT</text:p>
          </table:table-cell>
          <table:table-cell office:value-type="string">
            <text:p><text:s/>ZR401 ZR10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9x19mm; 7mm high</text:p>
          </table:table-cell>
          <table:table-cell office:value-type="string">
            <text:p><text:s/></text:p>
          </table:table-cell>
          <table:table-cell office:value-type="string">
            <text:p><text:s/>RF shield frame</text:p>
          </table:table-cell>
          <table:table-cell table:style-name="ce21" table:formula="of:=[octo.BK51]" office:value-type="currency" office:currency="USD" office:value="1.02">
            <text:p>$1.020</text:p>
          </table:table-cell>
          <table:table-cell table:style-name="ce21" table:formula="of:=[octo.BL51]" office:value-type="currency" office:currency="USD" office:value="2.04">
            <text:p>$2.040</text:p>
          </table:table-cell>
          <table:table-cell table:style-name="ce21" table:formula="of:=[octo.BM51]" office:value-type="currency" office:currency="USD" office:value="204">
            <text:p>$204.000</text:p>
          </table:table-cell>
          <table:table-cell table:style-name="ce27" table:formula="of:=([.R58]+[.R59])/[.R$61]" office:value-type="percentage" office:value="0.0375239979692638" table:number-columns-spanned="1" table:number-rows-spanned="2">
            <text:p>3.8%</text:p>
          </table:table-cell>
          <table:table-cell table:formula="of:=[octo.BH51]" office:value-type="string" office:string-value="Mouser">
            <text:p>Mouser</text:p>
          </table:table-cell>
          <table:table-cell table:number-columns-repeated="1004"/>
        </table:table-row>
        <table:table-row table:style-name="ro1">
          <table:table-cell office:value-type="string">
            <text:p>#55</text:p>
          </table:table-cell>
          <table:table-cell office:value-type="string">
            <text:p><text:s/>2</text:p>
          </table:table-cell>
          <table:table-cell office:value-type="string">
            <text:p><text:s/>RF_SHIELD_COVER 29x19</text:p>
          </table:table-cell>
          <table:table-cell office:value-type="string">
            <text:p><text:s/>Laird</text:p>
          </table:table-cell>
          <table:table-cell office:value-type="string">
            <text:p><text:s/>BMI-S-209-C</text:p>
          </table:table-cell>
          <table:table-cell office:value-type="string">
            <text:p><text:s/>RF_SHIELD_COVER</text:p>
          </table:table-cell>
          <table:table-cell office:value-type="string">
            <text:p><text:s/>MANUAL</text:p>
          </table:table-cell>
          <table:table-cell office:value-type="string">
            <text:p><text:s/>ZR102 ZR402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YES</text:p>
          </table:table-cell>
          <table:table-cell office:value-type="string">
            <text:p><text:s/>29x19mm</text:p>
          </table:table-cell>
          <table:table-cell office:value-type="string">
            <text:p><text:s/></text:p>
          </table:table-cell>
          <table:table-cell office:value-type="string">
            <text:p><text:s/>RF shield cover; manual install</text:p>
          </table:table-cell>
          <table:table-cell table:style-name="ce21" table:formula="of:=[octo.BK52]" office:value-type="currency" office:currency="USD" office:value="0.6955">
            <text:p>$0.696</text:p>
          </table:table-cell>
          <table:table-cell table:style-name="ce21" table:formula="of:=[octo.BL52]" office:value-type="currency" office:currency="USD" office:value="1.391">
            <text:p>$1.391</text:p>
          </table:table-cell>
          <table:table-cell table:style-name="ce21" table:formula="of:=[octo.BM52]" office:value-type="currency" office:currency="USD" office:value="139.1">
            <text:p>$139.100</text:p>
          </table:table-cell>
          <table:covered-table-cell table:style-name="Default"/>
          <table:table-cell table:formula="of:=[octo.BH52]" office:value-type="string" office:string-value="Digi-Key">
            <text:p>Digi-Key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7"/>
          <table:table-cell table:style-name="ce22" table:formula="of:=SUM([.R10:.R59])" office:value-type="currency" office:currency="USD" office:value="9143.482">
            <text:p>$9,143.48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style-name="ce23" table:formula="of:=[.R61]/100" office:value-type="currency" office:currency="USD" office:value="91.43482">
            <text:p>$91.43</text:p>
          </table:table-cell>
          <table:table-cell table:number-columns-repeated="1006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o" table:style-name="ta1" table:print="false">
        <table:table-column table:style-name="co15" table:number-columns-repeated="33" table:default-cell-style-name="Default"/>
        <table:table-column table:style-name="co17" table:default-cell-style-name="Default"/>
        <table:table-column table:style-name="co15" table:number-columns-repeated="3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Line Item</text:p>
          </table:table-cell>
          <table:table-cell office:value-type="string">
            <text:p>Manufacturer</text:p>
          </table:table-cell>
          <table:table-cell office:value-type="string">
            <text:p>MPN</text:p>
          </table:table-cell>
          <table:table-cell office:value-type="string">
            <text:p>Octopart URL</text:p>
          </table:table-cell>
          <table:table-cell office:value-type="string">
            <text:p>Schematic Reference</text:p>
          </table:table-cell>
          <table:table-cell office:value-type="string">
            <text:p>Internal Part Number</text:p>
          </table:table-cell>
          <table:table-cell office:value-type="string">
            <text:p>Description</text:p>
          </table:table-cell>
          <table:table-cell office:value-type="string">
            <text:p>Total Qty (@ Batch Size: 100)</text:p>
          </table:table-cell>
          <table:table-cell table:number-columns-repeated="4" office:value-type="string">
            <text:p>SKU</text:p>
          </table:table-cell>
          <table:table-cell table:number-columns-repeated="4" office:value-type="string">
            <text:p>Packaging</text:p>
          </table:table-cell>
          <table:table-cell table:number-columns-repeated="4" office:value-type="string">
            <text:p>Unit Price (@ Batch Size: 100)</text:p>
          </table:table-cell>
          <table:table-cell table:number-columns-repeated="4" office:value-type="string">
            <text:p>In Stock</text:p>
          </table:table-cell>
          <table:table-cell table:number-columns-repeated="4" office:value-type="string">
            <text:p>MOQ</text:p>
          </table:table-cell>
          <table:table-cell table:number-columns-repeated="4" office:value-type="string">
            <text:p>URL</text:p>
          </table:table-cell>
          <table:table-cell office:value-type="string">
            <text:p>Distributor [null]</text:p>
          </table:table-cell>
          <table:table-cell office:value-type="string">
            <text:p>SKU [null]</text:p>
          </table:table-cell>
          <table:table-cell office:value-type="string">
            <text:p>Packaging [null]</text:p>
          </table:table-cell>
          <table:table-cell office:value-type="string">
            <text:p>Unit Price (@ Batch Size: 100) [null]</text:p>
          </table:table-cell>
          <table:table-cell office:value-type="string">
            <text:p>Line Total [null]</text:p>
          </table:table-cell>
          <table:table-cell office:value-type="string">
            <text:p>Batch Total [null]</text:p>
          </table:table-cell>
          <table:table-cell office:value-type="string">
            <text:p>In Stock [null]</text:p>
          </table:table-cell>
          <table:table-cell office:value-type="string">
            <text:p>MOQ [null]</text:p>
          </table:table-cell>
          <table:table-cell office:value-type="string">
            <text:p>URL [null]</text:p>
          </table:table-cell>
          <table:table-cell office:value-type="string">
            <text:p>Notes</text:p>
          </table:table-cell>
          <table:table-cell table:number-columns-repeated="4" office:value-type="string">
            <text:p>Unit Price (@ Batch Size: 100)</text:p>
          </table:table-cell>
          <table:table-cell table:number-columns-repeated="4" office:value-type="string">
            <text:p>In Stock</text:p>
          </table:table-cell>
          <table:table-cell table:number-columns-repeated="4" office:value-type="string">
            <text:p>MOQ</text:p>
          </table:table-cell>
          <table:table-cell table:number-columns-repeated="4" office:value-type="string">
            <text:p>URL</text:p>
          </table:table-cell>
          <table:table-cell office:value-type="string">
            <text:p>Distributor [null]</text:p>
          </table:table-cell>
          <table:table-cell office:value-type="string">
            <text:p>SKU [null]</text:p>
          </table:table-cell>
          <table:table-cell office:value-type="string">
            <text:p>Packaging [null]</text:p>
          </table:table-cell>
          <table:table-cell office:value-type="string">
            <text:p>Unit Price (@ Batch Size: 100) [null]</text:p>
          </table:table-cell>
          <table:table-cell office:value-type="string">
            <text:p>Line Total [null]</text:p>
          </table:table-cell>
          <table:table-cell office:value-type="string">
            <text:p>Batch Total [null]</text:p>
          </table:table-cell>
          <table:table-cell office:value-type="string">
            <text:p>In Stock [null]</text:p>
          </table:table-cell>
          <table:table-cell office:value-type="string">
            <text:p>MOQ [null]</text:p>
          </table:table-cell>
          <table:table-cell office:value-type="string">
            <text:p>URL [null]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9"/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table:number-columns-repeated="2"/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office:value-type="string">
            <text:p>Avnet Express</text:p>
          </table:table-cell>
          <table:table-cell office:value-type="string">
            <text:p>Digi-Key</text:p>
          </table:table-cell>
          <table:table-cell office:value-type="string">
            <text:p>Mouser</text:p>
          </table:table-cell>
          <table:table-cell office:value-type="string">
            <text:p>Newark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J-2GE0R00X</text:p>
          </table:table-cell>
          <table:table-cell office:value-type="string">
            <text:p>Panasonic</text:p>
          </table:table-cell>
          <table:table-cell office:value-type="string">
            <text:p>ERJ-2GE0R00X</text:p>
          </table:table-cell>
          <table:table-cell office:value-type="string">
            <text:p>https://octopart.com/erj-2ge0r00x-panasonic-55404976</text:p>
          </table:table-cell>
          <table:table-cell office:value-type="string">
            <text:p>R306 R307 R408</text:p>
          </table:table-cell>
          <table:table-cell/>
          <table:table-cell office:value-type="string">
            <text:p>0R</text:p>
          </table:table-cell>
          <table:table-cell office:value-type="float" office:value="300">
            <text:p>300</text:p>
          </table:table-cell>
          <table:table-cell office:value-type="string">
            <text:p>ERJ-2GE0R00X</text:p>
          </table:table-cell>
          <table:table-cell office:value-type="string">
            <text:p>P0.0JCT-ND</text:p>
          </table:table-cell>
          <table:table-cell office:value-type="string">
            <text:p>ERJ-2GE0R00X</text:p>
          </table:table-cell>
          <table:table-cell office:value-type="string">
            <text:p>97W718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78">
            <text:p>0.0078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540000">
            <text:p>540000</text:p>
          </table:table-cell>
          <table:table-cell office:value-type="float" office:value="14983888">
            <text:p>14983888</text:p>
          </table:table-cell>
          <table:table-cell office:value-type="float" office:value="3596314">
            <text:p>3596314</text:p>
          </table:table-cell>
          <table:table-cell office:value-type="float" office:value="260000">
            <text:p>26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GE0R0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b30d7&amp;sid=5822&amp;ppid=55404976&amp;vpid=187897744&amp;ct=offers</text:p>
          </table:table-cell>
          <table:table-cell office:value-type="string">
            <text:p>https://octopart-clicks.com/click/track?country=NZ&amp;ak=68b25f31&amp;sig=00832d4&amp;sid=459&amp;ppid=55404976&amp;vpid=188058940&amp;ct=offers</text:p>
          </table:table-cell>
          <table:table-cell office:value-type="string">
            <text:p>https://octopart-clicks.com/click/track?country=NZ&amp;ak=68b25f31&amp;sig=0bc831f&amp;sid=2401&amp;ppid=55404976&amp;vpid=187838782&amp;ct=offers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Newark</text:p>
          </table:table-cell>
          <table:table-cell office:value-type="string">
            <text:p>97W7189</text:p>
          </table:table-cell>
          <table:table-cell office:value-type="string">
            <text:p>Tape &amp; Reel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.6">
            <text:p>0.6</text:p>
          </table:table-cell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78">
            <text:p>0.0078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540000">
            <text:p>540000</text:p>
          </table:table-cell>
          <table:table-cell office:value-type="float" office:value="14983888">
            <text:p>14983888</text:p>
          </table:table-cell>
          <table:table-cell office:value-type="float" office:value="3596314">
            <text:p>3596314</text:p>
          </table:table-cell>
          <table:table-cell office:value-type="float" office:value="260000">
            <text:p>26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b30d7&amp;sid=5822&amp;ppid=55404976&amp;vpid=187897744&amp;ct=offers</text:p>
          </table:table-cell>
          <table:table-cell office:value-type="string">
            <text:p>https://octopart-clicks.com/click/track?country=NZ&amp;ak=68b25f31&amp;sig=00832d4&amp;sid=459&amp;ppid=55404976&amp;vpid=188058940&amp;ct=offers</text:p>
          </table:table-cell>
          <table:table-cell office:value-type="string">
            <text:p>https://octopart-clicks.com/click/track?country=NZ&amp;ak=68b25f31&amp;sig=0bc831f&amp;sid=2401&amp;ppid=55404976&amp;vpid=187838782&amp;ct=offers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 office:value-type="string">
            <text:p>Newark</text:p>
          </table:table-cell>
          <table:table-cell office:value-type="string">
            <text:p>97W7189</text:p>
          </table:table-cell>
          <table:table-cell office:value-type="string">
            <text:p>Tape &amp; Reel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.6">
            <text:p>0.6</text:p>
          </table:table-cell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93794&amp;sid=2402&amp;ppid=55404976&amp;vpid=19085111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10R0X</text:p>
          </table:table-cell>
          <table:table-cell office:value-type="string">
            <text:p>Panasonic</text:p>
          </table:table-cell>
          <table:table-cell office:value-type="string">
            <text:p>ERJ-2RKF10R0X</text:p>
          </table:table-cell>
          <table:table-cell office:value-type="string">
            <text:p>https://octopart.com/erj-2rkf10r0x-panasonic-55404982</text:p>
          </table:table-cell>
          <table:table-cell office:value-type="string">
            <text:p>R701</text:p>
          </table:table-cell>
          <table:table-cell/>
          <table:table-cell office:value-type="string">
            <text:p>10R</text:p>
          </table:table-cell>
          <table:table-cell office:value-type="float" office:value="100">
            <text:p>100</text:p>
          </table:table-cell>
          <table:table-cell office:value-type="string">
            <text:p>ERJ-2RKF10R0X/BKN</text:p>
          </table:table-cell>
          <table:table-cell office:value-type="string">
            <text:p>P10.0LCT-ND</text:p>
          </table:table-cell>
          <table:table-cell office:value-type="string">
            <text:p>ERJ-2RKF10R0X</text:p>
          </table:table-cell>
          <table:table-cell office:value-type="string">
            <text:p>90W2943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 office:value-type="float" office:value="0.0083">
            <text:p>0.008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23455">
            <text:p>23455</text:p>
          </table:table-cell>
          <table:table-cell office:value-type="float" office:value="1849250">
            <text:p>1849250</text:p>
          </table:table-cell>
          <table:table-cell office:value-type="float" office:value="242460">
            <text:p>242460</text:p>
          </table:table-cell>
          <table:table-cell office:value-type="float" office:value="80000">
            <text:p>80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2RKF10R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2f8b8&amp;sid=5822&amp;ppid=55404982&amp;vpid=187897808&amp;ct=offers</text:p>
          </table:table-cell>
          <table:table-cell office:value-type="string">
            <text:p>https://octopart-clicks.com/click/track?country=NZ&amp;ak=68b25f31&amp;sig=0679955&amp;sid=459&amp;ppid=55404982&amp;vpid=188059298&amp;ct=offers</text:p>
          </table:table-cell>
          <table:table-cell office:value-type="string">
            <text:p>https://octopart-clicks.com/click/track?country=NZ&amp;ak=68b25f31&amp;sig=065d515&amp;sid=2401&amp;ppid=55404982&amp;vpid=187838954&amp;ct=offers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Newark</text:p>
          </table:table-cell>
          <table:table-cell office:value-type="string">
            <text:p>90W2943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Tape &amp; Reel</text:p>
          </table:table-cell>
          <table:table-cell office:value-type="float" office:value="0.0083">
            <text:p>0.0083</text:p>
          </table:table-cell>
          <table:table-cell office:value-type="float" office:value="0.011">
            <text:p>0.011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23455">
            <text:p>23455</text:p>
          </table:table-cell>
          <table:table-cell office:value-type="float" office:value="1849250">
            <text:p>1849250</text:p>
          </table:table-cell>
          <table:table-cell office:value-type="float" office:value="242460">
            <text:p>242460</text:p>
          </table:table-cell>
          <table:table-cell office:value-type="float" office:value="80000">
            <text:p>800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2f8b8&amp;sid=5822&amp;ppid=55404982&amp;vpid=187897808&amp;ct=offers</text:p>
          </table:table-cell>
          <table:table-cell office:value-type="string">
            <text:p>https://octopart-clicks.com/click/track?country=NZ&amp;ak=68b25f31&amp;sig=0679955&amp;sid=459&amp;ppid=55404982&amp;vpid=188059298&amp;ct=offers</text:p>
          </table:table-cell>
          <table:table-cell office:value-type="string">
            <text:p>https://octopart-clicks.com/click/track?country=NZ&amp;ak=68b25f31&amp;sig=065d515&amp;sid=2401&amp;ppid=55404982&amp;vpid=187838954&amp;ct=offers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 office:value-type="string">
            <text:p>Newark</text:p>
          </table:table-cell>
          <table:table-cell office:value-type="string">
            <text:p>90W2943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7a523&amp;sid=2402&amp;ppid=55404982&amp;vpid=190851200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28R7X</text:p>
          </table:table-cell>
          <table:table-cell office:value-type="string">
            <text:p>Panasonic</text:p>
          </table:table-cell>
          <table:table-cell office:value-type="string">
            <text:p>ERJ-2RKF28R7X</text:p>
          </table:table-cell>
          <table:table-cell office:value-type="string">
            <text:p>https://octopart.com/erj-2rkf28r7x-panasonic-55421082</text:p>
          </table:table-cell>
          <table:table-cell office:value-type="string">
            <text:p>R403</text:p>
          </table:table-cell>
          <table:table-cell/>
          <table:table-cell office:value-type="string">
            <text:p>28R7</text:p>
          </table:table-cell>
          <table:table-cell office:value-type="float" office:value="100">
            <text:p>100</text:p>
          </table:table-cell>
          <table:table-cell office:value-type="string">
            <text:p>ERJ-2RKF28R7X</text:p>
          </table:table-cell>
          <table:table-cell office:value-type="string">
            <text:p>P28.7LCT-ND</text:p>
          </table:table-cell>
          <table:table-cell office:value-type="string">
            <text:p>ERJ-2RKF28R7X</text:p>
          </table:table-cell>
          <table:table-cell office:value-type="string">
            <text:p>90W3021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47869">
            <text:p>47869</text:p>
          </table:table-cell>
          <table:table-cell office:value-type="float" office:value="45060">
            <text:p>45060</text:p>
          </table:table-cell>
          <table:table-cell office:value-type="float" office:value="48910">
            <text:p>4891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ERJ-2RKF28R7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9793&amp;sid=5822&amp;ppid=55421082&amp;vpid=196306622&amp;ct=offers</text:p>
          </table:table-cell>
          <table:table-cell office:value-type="string">
            <text:p>https://octopart-clicks.com/click/track?country=NZ&amp;ak=68b25f31&amp;sig=0c2849b&amp;sid=459&amp;ppid=55421082&amp;vpid=188059738&amp;ct=offers</text:p>
          </table:table-cell>
          <table:table-cell office:value-type="string">
            <text:p>https://octopart-clicks.com/click/track?country=NZ&amp;ak=68b25f31&amp;sig=0e967f8&amp;sid=2401&amp;ppid=55421082&amp;vpid=194417988&amp;ct=offers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office:value-type="string">
            <text:p>Newark</text:p>
          </table:table-cell>
          <table:table-cell office:value-type="string">
            <text:p>90W3021</text:p>
          </table:table-cell>
          <table:table-cell office:value-type="string">
            <text:p>ERJ-2RKF28R7X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48910">
            <text:p>4891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47869">
            <text:p>47869</text:p>
          </table:table-cell>
          <table:table-cell office:value-type="float" office:value="45060">
            <text:p>45060</text:p>
          </table:table-cell>
          <table:table-cell office:value-type="float" office:value="48910">
            <text:p>4891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9793&amp;sid=5822&amp;ppid=55421082&amp;vpid=196306622&amp;ct=offers</text:p>
          </table:table-cell>
          <table:table-cell office:value-type="string">
            <text:p>https://octopart-clicks.com/click/track?country=NZ&amp;ak=68b25f31&amp;sig=0c2849b&amp;sid=459&amp;ppid=55421082&amp;vpid=188059738&amp;ct=offers</text:p>
          </table:table-cell>
          <table:table-cell office:value-type="string">
            <text:p>https://octopart-clicks.com/click/track?country=NZ&amp;ak=68b25f31&amp;sig=0e967f8&amp;sid=2401&amp;ppid=55421082&amp;vpid=194417988&amp;ct=offers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 office:value-type="string">
            <text:p>Newark</text:p>
          </table:table-cell>
          <table:table-cell office:value-type="string">
            <text:p>90W3021</text:p>
          </table:table-cell>
          <table:table-cell/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48910">
            <text:p>4891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affad&amp;sid=2402&amp;ppid=55421082&amp;vpid=19136974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66R5X</text:p>
          </table:table-cell>
          <table:table-cell office:value-type="string">
            <text:p>Panasonic</text:p>
          </table:table-cell>
          <table:table-cell office:value-type="string">
            <text:p>ERJ-2RKF66R5X</text:p>
          </table:table-cell>
          <table:table-cell office:value-type="string">
            <text:p>https://octopart.com/erj-2rkf66r5x-panasonic-55421263</text:p>
          </table:table-cell>
          <table:table-cell office:value-type="string">
            <text:p>R402</text:p>
          </table:table-cell>
          <table:table-cell/>
          <table:table-cell office:value-type="string">
            <text:p>66R5</text:p>
          </table:table-cell>
          <table:table-cell office:value-type="float" office:value="100">
            <text:p>100</text:p>
          </table:table-cell>
          <table:table-cell office:value-type="string">
            <text:p>ERJ-2RKF66R5X/BKN</text:p>
          </table:table-cell>
          <table:table-cell office:value-type="string">
            <text:p>P66.5LCT-ND</text:p>
          </table:table-cell>
          <table:table-cell office:value-type="string">
            <text:p>ERJ-2RKF66R5X</text:p>
          </table:table-cell>
          <table:table-cell office:value-type="string">
            <text:p>90W3071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6860">
            <text:p>6860</text:p>
          </table:table-cell>
          <table:table-cell office:value-type="float" office:value="56296">
            <text:p>56296</text:p>
          </table:table-cell>
          <table:table-cell office:value-type="float" office:value="38080">
            <text:p>38080</text:p>
          </table:table-cell>
          <table:table-cell office:value-type="float" office:value="47028">
            <text:p>470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2RKF66R5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 office:value-type="string">
            <text:p>https://octopart-clicks.com/click/track?country=NZ&amp;ak=68b25f31&amp;sig=05ba1c9&amp;sid=459&amp;ppid=55421263&amp;vpid=188060118&amp;ct=offers</text:p>
          </table:table-cell>
          <table:table-cell office:value-type="string">
            <text:p>https://octopart-clicks.com/click/track?country=NZ&amp;ak=68b25f31&amp;sig=0214096&amp;sid=2401&amp;ppid=55421263&amp;vpid=189150641&amp;ct=offers</text:p>
          </table:table-cell>
          <table:table-cell office:value-type="string">
            <text:p>https://octopart-clicks.com/click/track?country=NZ&amp;ak=68b25f31&amp;sig=0a8661d&amp;sid=2402&amp;ppid=55421263&amp;vpid=190851410&amp;ct=offers</text:p>
          </table:table-cell>
          <table:table-cell office:value-type="string">
            <text:p>Avnet Express</text:p>
          </table:table-cell>
          <table:table-cell table:number-columns-repeated="2" office:value-type="string">
            <text:p>ERJ-2RKF66R5X/BKN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2">
            <text:p>0.2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6860">
            <text:p>6860</text:p>
          </table:table-cell>
          <table:table-cell office:value-type="float" office:value="56296">
            <text:p>56296</text:p>
          </table:table-cell>
          <table:table-cell office:value-type="float" office:value="38080">
            <text:p>38080</text:p>
          </table:table-cell>
          <table:table-cell office:value-type="float" office:value="47028">
            <text:p>4702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 office:value-type="string">
            <text:p>https://octopart-clicks.com/click/track?country=NZ&amp;ak=68b25f31&amp;sig=05ba1c9&amp;sid=459&amp;ppid=55421263&amp;vpid=188060118&amp;ct=offers</text:p>
          </table:table-cell>
          <table:table-cell office:value-type="string">
            <text:p>https://octopart-clicks.com/click/track?country=NZ&amp;ak=68b25f31&amp;sig=0214096&amp;sid=2401&amp;ppid=55421263&amp;vpid=189150641&amp;ct=offers</text:p>
          </table:table-cell>
          <table:table-cell office:value-type="string">
            <text:p>https://octopart-clicks.com/click/track?country=NZ&amp;ak=68b25f31&amp;sig=0a8661d&amp;sid=2402&amp;ppid=55421263&amp;vpid=190851410&amp;ct=offers</text:p>
          </table:table-cell>
          <table:table-cell office:value-type="string">
            <text:p>Avnet Express</text:p>
          </table:table-cell>
          <table:table-cell office:value-type="string">
            <text:p>ERJ-2RKF66R5X/BKN</text:p>
          </table:table-cell>
          <table:table-cell/>
          <table:table-cell table:number-columns-repeated="2" office:value-type="float" office:value="0.002">
            <text:p>0.002</text:p>
          </table:table-cell>
          <table:table-cell office:value-type="float" office:value="0.2">
            <text:p>0.2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c534c&amp;sid=5822&amp;ppid=55421263&amp;vpid=196307108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J-2RKF1000X</text:p>
          </table:table-cell>
          <table:table-cell office:value-type="string">
            <text:p>Panasonic</text:p>
          </table:table-cell>
          <table:table-cell office:value-type="string">
            <text:p>ERJ-2RKF1000X</text:p>
          </table:table-cell>
          <table:table-cell office:value-type="string">
            <text:p>https://octopart.com/erj-2rkf1000x-panasonic-55403628</text:p>
          </table:table-cell>
          <table:table-cell office:value-type="string">
            <text:p>R101 R102 R103 R401</text:p>
          </table:table-cell>
          <table:table-cell/>
          <table:table-cell office:value-type="string">
            <text:p>100R</text:p>
          </table:table-cell>
          <table:table-cell office:value-type="float" office:value="400">
            <text:p>400</text:p>
          </table:table-cell>
          <table:table-cell office:value-type="string">
            <text:p>ERJ-2RKF1000X</text:p>
          </table:table-cell>
          <table:table-cell office:value-type="string">
            <text:p>P100LCT-ND</text:p>
          </table:table-cell>
          <table:table-cell office:value-type="string">
            <text:p>ERJ-2RKF1000X</text:p>
          </table:table-cell>
          <table:table-cell office:value-type="string">
            <text:p>90W2947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30000">
            <text:p>30000</text:p>
          </table:table-cell>
          <table:table-cell office:value-type="float" office:value="5595374">
            <text:p>5595374</text:p>
          </table:table-cell>
          <table:table-cell office:value-type="float" office:value="782077">
            <text:p>78207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1000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89947&amp;sid=5822&amp;ppid=55403628&amp;vpid=187897790&amp;ct=offers</text:p>
          </table:table-cell>
          <table:table-cell office:value-type="string">
            <text:p>https://octopart-clicks.com/click/track?country=NZ&amp;ak=68b25f31&amp;sig=0ed8a8a&amp;sid=459&amp;ppid=55403628&amp;vpid=188059258&amp;ct=offers</text:p>
          </table:table-cell>
          <table:table-cell office:value-type="string">
            <text:p>https://octopart-clicks.com/click/track?country=NZ&amp;ak=68b25f31&amp;sig=0bf9d13&amp;sid=2401&amp;ppid=55403628&amp;vpid=187838935&amp;ct=offers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Newark</text:p>
          </table:table-cell>
          <table:table-cell office:value-type="string">
            <text:p>90W2947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30000">
            <text:p>30000</text:p>
          </table:table-cell>
          <table:table-cell office:value-type="float" office:value="5595374">
            <text:p>5595374</text:p>
          </table:table-cell>
          <table:table-cell office:value-type="float" office:value="782077">
            <text:p>78207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89947&amp;sid=5822&amp;ppid=55403628&amp;vpid=187897790&amp;ct=offers</text:p>
          </table:table-cell>
          <table:table-cell office:value-type="string">
            <text:p>https://octopart-clicks.com/click/track?country=NZ&amp;ak=68b25f31&amp;sig=0ed8a8a&amp;sid=459&amp;ppid=55403628&amp;vpid=188059258&amp;ct=offers</text:p>
          </table:table-cell>
          <table:table-cell office:value-type="string">
            <text:p>https://octopart-clicks.com/click/track?country=NZ&amp;ak=68b25f31&amp;sig=0bf9d13&amp;sid=2401&amp;ppid=55403628&amp;vpid=187838935&amp;ct=offers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 office:value-type="string">
            <text:p>Newark</text:p>
          </table:table-cell>
          <table:table-cell office:value-type="string">
            <text:p>90W2947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9fd&amp;sid=2402&amp;ppid=55403628&amp;vpid=190851188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J-2RKF5601X</text:p>
          </table:table-cell>
          <table:table-cell office:value-type="string">
            <text:p>Panasonic</text:p>
          </table:table-cell>
          <table:table-cell office:value-type="string">
            <text:p>ERJ-2RKF5601X</text:p>
          </table:table-cell>
          <table:table-cell office:value-type="string">
            <text:p>https://octopart.com/erj-2rkf5601x-panasonic-12614766</text:p>
          </table:table-cell>
          <table:table-cell office:value-type="string">
            <text:p>R301 R302 R303 R304 R305</text:p>
          </table:table-cell>
          <table:table-cell/>
          <table:table-cell office:value-type="string">
            <text:p>5K6</text:p>
          </table:table-cell>
          <table:table-cell office:value-type="float" office:value="500">
            <text:p>500</text:p>
          </table:table-cell>
          <table:table-cell office:value-type="string">
            <text:p>ERJ-2RKF5601X</text:p>
          </table:table-cell>
          <table:table-cell office:value-type="string">
            <text:p>P5.60KLCT-ND</text:p>
          </table:table-cell>
          <table:table-cell office:value-type="string">
            <text:p>ERJ-2RKF5601X</text:p>
          </table:table-cell>
          <table:table-cell office:value-type="string">
            <text:p>90W3063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674">
            <text:p>0.0067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70000">
            <text:p>70000</text:p>
          </table:table-cell>
          <table:table-cell office:value-type="float" office:value="165421">
            <text:p>165421</text:p>
          </table:table-cell>
          <table:table-cell office:value-type="float" office:value="97847">
            <text:p>9784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5601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bc2b0&amp;sid=5822&amp;ppid=12614766&amp;vpid=115343886&amp;ct=offers</text:p>
          </table:table-cell>
          <table:table-cell office:value-type="string">
            <text:p>https://octopart-clicks.com/click/track?country=NZ&amp;ak=68b25f31&amp;sig=048cfbf&amp;sid=459&amp;ppid=12614766&amp;vpid=115259422&amp;ct=offers</text:p>
          </table:table-cell>
          <table:table-cell office:value-type="string">
            <text:p>https://octopart-clicks.com/click/track?country=NZ&amp;ak=68b25f31&amp;sig=0cb4185&amp;sid=2401&amp;ppid=12614766&amp;vpid=115231372&amp;ct=offers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Newark</text:p>
          </table:table-cell>
          <table:table-cell office:value-type="string">
            <text:p>90W3063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674">
            <text:p>0.0067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70000">
            <text:p>70000</text:p>
          </table:table-cell>
          <table:table-cell office:value-type="float" office:value="165421">
            <text:p>165421</text:p>
          </table:table-cell>
          <table:table-cell office:value-type="float" office:value="97847">
            <text:p>97847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bc2b0&amp;sid=5822&amp;ppid=12614766&amp;vpid=115343886&amp;ct=offers</text:p>
          </table:table-cell>
          <table:table-cell office:value-type="string">
            <text:p>https://octopart-clicks.com/click/track?country=NZ&amp;ak=68b25f31&amp;sig=048cfbf&amp;sid=459&amp;ppid=12614766&amp;vpid=115259422&amp;ct=offers</text:p>
          </table:table-cell>
          <table:table-cell office:value-type="string">
            <text:p>https://octopart-clicks.com/click/track?country=NZ&amp;ak=68b25f31&amp;sig=0cb4185&amp;sid=2401&amp;ppid=12614766&amp;vpid=115231372&amp;ct=offers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 office:value-type="string">
            <text:p>Newark</text:p>
          </table:table-cell>
          <table:table-cell office:value-type="string">
            <text:p>90W3063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e3e5c&amp;sid=2402&amp;ppid=12614766&amp;vpid=11539445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2RKF6651X</text:p>
          </table:table-cell>
          <table:table-cell office:value-type="string">
            <text:p>Panasonic</text:p>
          </table:table-cell>
          <table:table-cell office:value-type="string">
            <text:p>ERJ-2RKF6651X</text:p>
          </table:table-cell>
          <table:table-cell office:value-type="string">
            <text:p>https://octopart.com/erj-2rkf6651x-panasonic-55421261</text:p>
          </table:table-cell>
          <table:table-cell office:value-type="string">
            <text:p>R702</text:p>
          </table:table-cell>
          <table:table-cell/>
          <table:table-cell office:value-type="string">
            <text:p>6K65</text:p>
          </table:table-cell>
          <table:table-cell office:value-type="float" office:value="100">
            <text:p>100</text:p>
          </table:table-cell>
          <table:table-cell office:value-type="string">
            <text:p>ERJ-2RKF6651X</text:p>
          </table:table-cell>
          <table:table-cell office:value-type="string">
            <text:p>P6.65KLCT-ND</text:p>
          </table:table-cell>
          <table:table-cell office:value-type="string">
            <text:p>ERJ-2RKF6651X</text:p>
          </table:table-cell>
          <table:table-cell office:value-type="string">
            <text:p>51W9221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176088">
            <text:p>176088</text:p>
          </table:table-cell>
          <table:table-cell office:value-type="float" office:value="124304">
            <text:p>124304</text:p>
          </table:table-cell>
          <table:table-cell office:value-type="float" office:value="70000">
            <text:p>700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ERJ-2RKF6651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c4ba1&amp;sid=5822&amp;ppid=55421261&amp;vpid=196307099&amp;ct=offers</text:p>
          </table:table-cell>
          <table:table-cell office:value-type="string">
            <text:p>https://octopart-clicks.com/click/track?country=NZ&amp;ak=68b25f31&amp;sig=0c551c4&amp;sid=459&amp;ppid=55421261&amp;vpid=188060112&amp;ct=offers</text:p>
          </table:table-cell>
          <table:table-cell office:value-type="string">
            <text:p>https://octopart-clicks.com/click/track?country=NZ&amp;ak=68b25f31&amp;sig=0815daf&amp;sid=2401&amp;ppid=55421261&amp;vpid=187839471&amp;ct=offers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Newark</text:p>
          </table:table-cell>
          <table:table-cell office:value-type="string">
            <text:p>51W9221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176088">
            <text:p>176088</text:p>
          </table:table-cell>
          <table:table-cell office:value-type="float" office:value="124304">
            <text:p>124304</text:p>
          </table:table-cell>
          <table:table-cell office:value-type="float" office:value="70000">
            <text:p>700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c4ba1&amp;sid=5822&amp;ppid=55421261&amp;vpid=196307099&amp;ct=offers</text:p>
          </table:table-cell>
          <table:table-cell office:value-type="string">
            <text:p>https://octopart-clicks.com/click/track?country=NZ&amp;ak=68b25f31&amp;sig=0c551c4&amp;sid=459&amp;ppid=55421261&amp;vpid=188060112&amp;ct=offers</text:p>
          </table:table-cell>
          <table:table-cell office:value-type="string">
            <text:p>https://octopart-clicks.com/click/track?country=NZ&amp;ak=68b25f31&amp;sig=0815daf&amp;sid=2401&amp;ppid=55421261&amp;vpid=187839471&amp;ct=offers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 office:value-type="string">
            <text:p>Newark</text:p>
          </table:table-cell>
          <table:table-cell office:value-type="string">
            <text:p>51W9221</text:p>
          </table:table-cell>
          <table:table-cell office:value-type="string">
            <text:p>Tape &amp; Reel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3">
            <text:p>0.3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c7e2&amp;sid=2402&amp;ppid=55421261&amp;vpid=191369945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J-2RKF1002X</text:p>
          </table:table-cell>
          <table:table-cell office:value-type="string">
            <text:p>Panasonic</text:p>
          </table:table-cell>
          <table:table-cell office:value-type="string">
            <text:p>ERJ-2RKF1002X</text:p>
          </table:table-cell>
          <table:table-cell office:value-type="string">
            <text:p>https://octopart.com/erj-2rkf1002x-panasonic-55411477</text:p>
          </table:table-cell>
          <table:table-cell office:value-type="string">
            <text:p>R406 R409 R410 R703</text:p>
          </table:table-cell>
          <table:table-cell/>
          <table:table-cell office:value-type="string">
            <text:p>10K</text:p>
          </table:table-cell>
          <table:table-cell office:value-type="float" office:value="400">
            <text:p>400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string">
            <text:p>ERJ-2RKF1002X</text:p>
          </table:table-cell>
          <table:table-cell office:value-type="string">
            <text:p>90W294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450000">
            <text:p>450000</text:p>
          </table:table-cell>
          <table:table-cell office:value-type="float" office:value="14041623">
            <text:p>14041623</text:p>
          </table:table-cell>
          <table:table-cell office:value-type="float" office:value="3287936">
            <text:p>3287936</text:p>
          </table:table-cell>
          <table:table-cell office:value-type="float" office:value="270000">
            <text:p>27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ERJ-2RKF1002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df3dd&amp;sid=5822&amp;ppid=55411477&amp;vpid=187897799&amp;ct=offers</text:p>
          </table:table-cell>
          <table:table-cell office:value-type="string">
            <text:p>https://octopart-clicks.com/click/track?country=NZ&amp;ak=68b25f31&amp;sig=0c0f83c&amp;sid=459&amp;ppid=55411477&amp;vpid=188059264&amp;ct=offers</text:p>
          </table:table-cell>
          <table:table-cell office:value-type="string">
            <text:p>https://octopart-clicks.com/click/track?country=NZ&amp;ak=68b25f31&amp;sig=0ef6208&amp;sid=2401&amp;ppid=55411477&amp;vpid=187838939&amp;ct=offers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Newark</text:p>
          </table:table-cell>
          <table:table-cell office:value-type="string">
            <text:p>90W2949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270000">
            <text:p>2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084">
            <text:p>0.0084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450000">
            <text:p>450000</text:p>
          </table:table-cell>
          <table:table-cell office:value-type="float" office:value="14041623">
            <text:p>14041623</text:p>
          </table:table-cell>
          <table:table-cell office:value-type="float" office:value="3287936">
            <text:p>3287936</text:p>
          </table:table-cell>
          <table:table-cell office:value-type="float" office:value="270000">
            <text:p>270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df3dd&amp;sid=5822&amp;ppid=55411477&amp;vpid=187897799&amp;ct=offers</text:p>
          </table:table-cell>
          <table:table-cell office:value-type="string">
            <text:p>https://octopart-clicks.com/click/track?country=NZ&amp;ak=68b25f31&amp;sig=0c0f83c&amp;sid=459&amp;ppid=55411477&amp;vpid=188059264&amp;ct=offers</text:p>
          </table:table-cell>
          <table:table-cell office:value-type="string">
            <text:p>https://octopart-clicks.com/click/track?country=NZ&amp;ak=68b25f31&amp;sig=0ef6208&amp;sid=2401&amp;ppid=55411477&amp;vpid=187838939&amp;ct=offers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 office:value-type="string">
            <text:p>Newark</text:p>
          </table:table-cell>
          <table:table-cell office:value-type="string">
            <text:p>90W2949</text:p>
          </table:table-cell>
          <table:table-cell office:value-type="string">
            <text:p>Tape &amp; Reel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1.2">
            <text:p>1.2</text:p>
          </table:table-cell>
          <table:table-cell office:value-type="float" office:value="270000">
            <text:p>27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a21f86&amp;sid=2402&amp;ppid=55411477&amp;vpid=19085119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J-6GEY0R00V</text:p>
          </table:table-cell>
          <table:table-cell office:value-type="string">
            <text:p>Panasonic</text:p>
          </table:table-cell>
          <table:table-cell office:value-type="string">
            <text:p>ERJ-6GEY0R00V</text:p>
          </table:table-cell>
          <table:table-cell office:value-type="string">
            <text:p>https://octopart.com/erj-6gey0r00v-panasonic-55405059</text:p>
          </table:table-cell>
          <table:table-cell office:value-type="string">
            <text:p>R308</text:p>
          </table:table-cell>
          <table:table-cell/>
          <table:table-cell office:value-type="string">
            <text:p>0R</text:p>
          </table:table-cell>
          <table:table-cell office:value-type="float" office:value="100">
            <text:p>100</text:p>
          </table:table-cell>
          <table:table-cell office:value-type="string">
            <text:p>ERJ-6GEY0R00V</text:p>
          </table:table-cell>
          <table:table-cell office:value-type="string">
            <text:p>P0.0ACT-ND</text:p>
          </table:table-cell>
          <table:table-cell office:value-type="string">
            <text:p>ERJ-6GEY0R00V</text:p>
          </table:table-cell>
          <table:table-cell office:value-type="string">
            <text:p>97W7729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0149">
            <text:p>0.0149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2462026">
            <text:p>2462026</text:p>
          </table:table-cell>
          <table:table-cell office:value-type="float" office:value="327289">
            <text:p>327289</text:p>
          </table:table-cell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ERJ-6GEY0R00V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c677d&amp;sid=5822&amp;ppid=55405059&amp;vpid=187898160&amp;ct=offers</text:p>
          </table:table-cell>
          <table:table-cell office:value-type="string">
            <text:p>https://octopart-clicks.com/click/track?country=NZ&amp;ak=68b25f31&amp;sig=062873c&amp;sid=459&amp;ppid=55405059&amp;vpid=188063612&amp;ct=offers</text:p>
          </table:table-cell>
          <table:table-cell office:value-type="string">
            <text:p>https://octopart-clicks.com/click/track?country=NZ&amp;ak=68b25f31&amp;sig=05dc17a&amp;sid=2401&amp;ppid=55405059&amp;vpid=187841055&amp;ct=offers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Newark</text:p>
          </table:table-cell>
          <table:table-cell office:value-type="string">
            <text:p>97W7729</text:p>
          </table:table-cell>
          <table:table-cell office:value-type="string">
            <text:p>Tape &amp; Reel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4">
            <text:p>0.4</text:p>
          </table:table-cell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0149">
            <text:p>0.0149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2462026">
            <text:p>2462026</text:p>
          </table:table-cell>
          <table:table-cell office:value-type="float" office:value="327289">
            <text:p>327289</text:p>
          </table:table-cell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c677d&amp;sid=5822&amp;ppid=55405059&amp;vpid=187898160&amp;ct=offers</text:p>
          </table:table-cell>
          <table:table-cell office:value-type="string">
            <text:p>https://octopart-clicks.com/click/track?country=NZ&amp;ak=68b25f31&amp;sig=062873c&amp;sid=459&amp;ppid=55405059&amp;vpid=188063612&amp;ct=offers</text:p>
          </table:table-cell>
          <table:table-cell office:value-type="string">
            <text:p>https://octopart-clicks.com/click/track?country=NZ&amp;ak=68b25f31&amp;sig=05dc17a&amp;sid=2401&amp;ppid=55405059&amp;vpid=187841055&amp;ct=offers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 office:value-type="string">
            <text:p>Newark</text:p>
          </table:table-cell>
          <table:table-cell office:value-type="string">
            <text:p>97W7729</text:p>
          </table:table-cell>
          <table:table-cell office:value-type="string">
            <text:p>Tape &amp; Reel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4">
            <text:p>0.4</text:p>
          </table:table-cell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6fbf0c&amp;sid=2402&amp;ppid=55405059&amp;vpid=19137171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Y16-101J8LF</text:p>
          </table:table-cell>
          <table:table-cell office:value-type="string">
            <text:p>Bourns</text:p>
          </table:table-cell>
          <table:table-cell office:value-type="string">
            <text:p>CAY16-101J8LF</text:p>
          </table:table-cell>
          <table:table-cell office:value-type="string">
            <text:p>https://octopart.com/cay16-101j8lf-bourns-2401389</text:p>
          </table:table-cell>
          <table:table-cell office:value-type="string">
            <text:p>R404 R405</text:p>
          </table:table-cell>
          <table:table-cell/>
          <table:table-cell office:value-type="string">
            <text:p>100R</text:p>
          </table:table-cell>
          <table:table-cell office:value-type="float" office:value="200">
            <text:p>200</text:p>
          </table:table-cell>
          <table:table-cell office:value-type="string">
            <text:p>CAY16-101J8LF</text:p>
          </table:table-cell>
          <table:table-cell office:value-type="string">
            <text:p>CAY16-101J8LF-ND</text:p>
          </table:table-cell>
          <table:table-cell office:value-type="string">
            <text:p>CAY16-101J8LF</text:p>
          </table:table-cell>
          <table:table-cell table:number-columns-repeated="2"/>
          <table:table-cell office:value-type="string">
            <text:p>Tape &amp; Reel</text:p>
          </table:table-cell>
          <table:table-cell table:number-columns-repeated="4"/>
          <table:table-cell office:value-type="float" office:value="0.096">
            <text:p>0.0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032">
            <text:p>4032</text:p>
          </table:table-cell>
          <table:table-cell/>
          <table:table-cell table:number-columns-repeated="2" office:value-type="float" office:value="10000">
            <text:p>10000</text:p>
          </table:table-cell>
          <table:table-cell office:value-type="string">
            <text:p>CAY16-101J8LF</text:p>
          </table:table-cell>
          <table:table-cell office:value-type="string">
            <text:p>Bourns</text:p>
          </table:table-cell>
          <table:table-cell office:value-type="string">
            <text:p>https://octopart-clicks.com/click/track?country=NZ&amp;ak=68b25f31&amp;sig=02531d8&amp;sid=5822&amp;ppid=2401389&amp;vpid=28044837&amp;ct=offers</text:p>
          </table:table-cell>
          <table:table-cell office:value-type="string">
            <text:p>https://octopart-clicks.com/click/track?country=NZ&amp;ak=68b25f31&amp;sig=0b4c70f&amp;sid=459&amp;ppid=2401389&amp;vpid=36557998&amp;ct=offers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CAY16-101J8LF</text:p>
          </table:table-cell>
          <table:table-cell office:value-type="float" office:value="0.096">
            <text:p>0.096</text:p>
          </table:table-cell>
          <table:table-cell office:value-type="float" office:value="0.192">
            <text:p>0.192</text:p>
          </table:table-cell>
          <table:table-cell office:value-type="float" office:value="19.2">
            <text:p>19.2</text:p>
          </table:table-cell>
          <table:table-cell office:value-type="float" office:value="4032">
            <text:p>4032</text:p>
          </table:table-cell>
          <table:table-cell office:value-type="string">
            <text:p>Tape &amp; Reel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 table:number-columns-repeated="3"/>
          <table:table-cell office:value-type="float" office:value="0.096">
            <text:p>0.0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032">
            <text:p>4032</text:p>
          </table:table-cell>
          <table:table-cell/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string">
            <text:p>https://octopart-clicks.com/click/track?country=NZ&amp;ak=68b25f31&amp;sig=02531d8&amp;sid=5822&amp;ppid=2401389&amp;vpid=28044837&amp;ct=offers</text:p>
          </table:table-cell>
          <table:table-cell office:value-type="string">
            <text:p>https://octopart-clicks.com/click/track?country=NZ&amp;ak=68b25f31&amp;sig=0b4c70f&amp;sid=459&amp;ppid=2401389&amp;vpid=36557998&amp;ct=offers</text:p>
          </table:table-cell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CAY16-101J8LF</text:p>
          </table:table-cell>
          <table:table-cell/>
          <table:table-cell office:value-type="float" office:value="0.096">
            <text:p>0.096</text:p>
          </table:table-cell>
          <table:table-cell office:value-type="float" office:value="0.192">
            <text:p>0.192</text:p>
          </table:table-cell>
          <table:table-cell office:value-type="float" office:value="19.2">
            <text:p>19.2</text:p>
          </table:table-cell>
          <table:table-cell office:value-type="float" office:value="4032">
            <text:p>4032</text:p>
          </table:table-cell>
          <table:table-cell/>
          <table:table-cell office:value-type="string">
            <text:p>https://octopart-clicks.com/click/track?country=NZ&amp;ak=68b25f31&amp;sig=0e2289a&amp;sid=2401&amp;ppid=2401389&amp;vpid=8801569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1H220JA01D</text:p>
          </table:table-cell>
          <table:table-cell office:value-type="string">
            <text:p>Murata</text:p>
          </table:table-cell>
          <table:table-cell office:value-type="string">
            <text:p>GRM1555C1H220JA01D</text:p>
          </table:table-cell>
          <table:table-cell office:value-type="string">
            <text:p>https://octopart.com/grm1555c1h220ja01d-murata-15197536</text:p>
          </table:table-cell>
          <table:table-cell office:value-type="string">
            <text:p>C101 C104</text:p>
          </table:table-cell>
          <table:table-cell/>
          <table:table-cell office:value-type="string">
            <text:p>22p</text:p>
          </table:table-cell>
          <table:table-cell office:value-type="float" office:value="200">
            <text:p>200</text:p>
          </table:table-cell>
          <table:table-cell office:value-type="string">
            <text:p>GRM1555C1H220JA01D</text:p>
          </table:table-cell>
          <table:table-cell office:value-type="string">
            <text:p>490-5868-1-ND</text:p>
          </table:table-cell>
          <table:table-cell office:value-type="string">
            <text:p>GRM1555C1H220JA01D</text:p>
          </table:table-cell>
          <table:table-cell office:value-type="string">
            <text:p>48W5745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59">
            <text:p>0.0059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460000">
            <text:p>460000</text:p>
          </table:table-cell>
          <table:table-cell office:value-type="float" office:value="1063669">
            <text:p>1063669</text:p>
          </table:table-cell>
          <table:table-cell office:value-type="float" office:value="303163">
            <text:p>303163</text:p>
          </table:table-cell>
          <table:table-cell office:value-type="float" office:value="1162">
            <text:p>116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220J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bf2c0&amp;sid=5822&amp;ppid=15197536&amp;vpid=33115086&amp;ct=offers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office:value-type="string">
            <text:p>https://octopart-clicks.com/click/track?country=NZ&amp;ak=68b25f31&amp;sig=074607e&amp;sid=2401&amp;ppid=15197536&amp;vpid=37968658&amp;ct=offers</text:p>
          </table:table-cell>
          <table:table-cell office:value-type="string">
            <text:p>https://octopart-clicks.com/click/track?country=NZ&amp;ak=68b25f31&amp;sig=0278f39&amp;sid=2402&amp;ppid=15197536&amp;vpid=76549790&amp;ct=offers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office:value-type="string">
            <text:p>Cut Tape</text:p>
          </table:table-cell>
          <table:table-cell office:value-type="float" office:value="0.0059">
            <text:p>0.0059</text:p>
          </table:table-cell>
          <table:table-cell office:value-type="float" office:value="0.0118">
            <text:p>0.0118</text:p>
          </table:table-cell>
          <table:table-cell office:value-type="float" office:value="1.18">
            <text:p>1.18</text:p>
          </table:table-cell>
          <table:table-cell office:value-type="float" office:value="1063669">
            <text:p>106366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table:number-columns-repeated="2"/>
          <table:table-cell office:value-type="float" office:value="0.0059">
            <text:p>0.0059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460000">
            <text:p>460000</text:p>
          </table:table-cell>
          <table:table-cell office:value-type="float" office:value="1063669">
            <text:p>1063669</text:p>
          </table:table-cell>
          <table:table-cell office:value-type="float" office:value="303163">
            <text:p>303163</text:p>
          </table:table-cell>
          <table:table-cell office:value-type="float" office:value="1162">
            <text:p>1162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bf2c0&amp;sid=5822&amp;ppid=15197536&amp;vpid=33115086&amp;ct=offers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 office:value-type="string">
            <text:p>https://octopart-clicks.com/click/track?country=NZ&amp;ak=68b25f31&amp;sig=074607e&amp;sid=2401&amp;ppid=15197536&amp;vpid=37968658&amp;ct=offers</text:p>
          </table:table-cell>
          <table:table-cell office:value-type="string">
            <text:p>https://octopart-clicks.com/click/track?country=NZ&amp;ak=68b25f31&amp;sig=0278f39&amp;sid=2402&amp;ppid=15197536&amp;vpid=76549790&amp;ct=offers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office:value-type="string">
            <text:p>Cut Tape</text:p>
          </table:table-cell>
          <table:table-cell office:value-type="float" office:value="0.0059">
            <text:p>0.0059</text:p>
          </table:table-cell>
          <table:table-cell office:value-type="float" office:value="0.0118">
            <text:p>0.0118</text:p>
          </table:table-cell>
          <table:table-cell office:value-type="float" office:value="1.18">
            <text:p>1.18</text:p>
          </table:table-cell>
          <table:table-cell office:value-type="float" office:value="1063669">
            <text:p>106366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12365&amp;sid=459&amp;ppid=15197536&amp;vpid=48486697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2A560JA01D</text:p>
          </table:table-cell>
          <table:table-cell office:value-type="string">
            <text:p>Murata</text:p>
          </table:table-cell>
          <table:table-cell office:value-type="string">
            <text:p>GRM1555C2A560JA01D</text:p>
          </table:table-cell>
          <table:table-cell office:value-type="string">
            <text:p>https://octopart.com/grm1555c2a560ja01d-murata-29782475</text:p>
          </table:table-cell>
          <table:table-cell office:value-type="string">
            <text:p>C401 C404</text:p>
          </table:table-cell>
          <table:table-cell/>
          <table:table-cell office:value-type="string">
            <text:p>56p/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490-7308-1-ND</text:p>
          </table:table-cell>
          <table:table-cell office:value-type="string">
            <text:p>GRM1555C2A560JA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1792">
            <text:p>11792</text:p>
          </table:table-cell>
          <table:table-cell office:value-type="float" office:value="20000">
            <text:p>20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M1555C2A560JA01D</text:p>
          </table:table-cell>
          <table:table-cell office:value-type="string">
            <text:p>Murata</text:p>
          </table:table-cell>
          <table:table-cell office:value-type="string">
            <text:p>GRM1555C2A560JA01D</text:p>
          </table:table-cell>
          <table:table-cell office:value-type="string">
            <text:p>https://octopart-clicks.com/click/track?country=NZ&amp;ak=68b25f31&amp;sig=0022cc9&amp;sid=459&amp;ppid=29782475&amp;vpid=82001814&amp;ct=offers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2A560JA01D</text:p>
          </table:table-cell>
          <table:table-cell/>
          <table:table-cell office:value-type="float" office:value="0.019">
            <text:p>0.019</text:p>
          </table:table-cell>
          <table:table-cell office:value-type="float" office:value="0.038">
            <text:p>0.038</text:p>
          </table:table-cell>
          <table:table-cell office:value-type="float" office:value="3.8">
            <text:p>3.8</text:p>
          </table:table-cell>
          <table:table-cell office:value-type="float" office:value="20000">
            <text:p>20000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1792">
            <text:p>11792</text:p>
          </table:table-cell>
          <table:table-cell office:value-type="float" office:value="20000">
            <text:p>200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022cc9&amp;sid=459&amp;ppid=29782475&amp;vpid=82001814&amp;ct=offers</text:p>
          </table:table-cell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2A560JA01D</text:p>
          </table:table-cell>
          <table:table-cell/>
          <table:table-cell office:value-type="float" office:value="0.019">
            <text:p>0.019</text:p>
          </table:table-cell>
          <table:table-cell office:value-type="float" office:value="0.038">
            <text:p>0.038</text:p>
          </table:table-cell>
          <table:table-cell office:value-type="float" office:value="3.8">
            <text:p>3.8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https://octopart-clicks.com/click/track?country=NZ&amp;ak=68b25f31&amp;sig=00e28bc&amp;sid=2401&amp;ppid=29782475&amp;vpid=203883058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M1555C1H101JA01D</text:p>
          </table:table-cell>
          <table:table-cell office:value-type="string">
            <text:p>Murata</text:p>
          </table:table-cell>
          <table:table-cell office:value-type="string">
            <text:p>GRM1555C1H101JA01D</text:p>
          </table:table-cell>
          <table:table-cell office:value-type="string">
            <text:p>https://octopart.com/grm1555c1h101ja01d-murata-15197512</text:p>
          </table:table-cell>
          <table:table-cell office:value-type="string">
            <text:p>C194 C408 C411 C416</text:p>
          </table:table-cell>
          <table:table-cell/>
          <table:table-cell office:value-type="string">
            <text:p>100p</text:p>
          </table:table-cell>
          <table:table-cell office:value-type="float" office:value="400">
            <text:p>400</text:p>
          </table:table-cell>
          <table:table-cell office:value-type="string">
            <text:p>GRM1555C1H101JA01D</text:p>
          </table:table-cell>
          <table:table-cell office:value-type="string">
            <text:p>490-5922-1-ND</text:p>
          </table:table-cell>
          <table:table-cell office:value-type="string">
            <text:p>GRM1555C1H101JA01D</text:p>
          </table:table-cell>
          <table:table-cell office:value-type="string">
            <text:p>48W5738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488">
            <text:p>0.00488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11030000">
            <text:p>11030000</text:p>
          </table:table-cell>
          <table:table-cell office:value-type="float" office:value="217349">
            <text:p>217349</text:p>
          </table:table-cell>
          <table:table-cell office:value-type="float" office:value="433309">
            <text:p>433309</text:p>
          </table:table-cell>
          <table:table-cell office:value-type="float" office:value="34958">
            <text:p>34958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101J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ef7a7&amp;sid=5822&amp;ppid=15197512&amp;vpid=29226351&amp;ct=offers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office:value-type="string">
            <text:p>https://octopart-clicks.com/click/track?country=NZ&amp;ak=68b25f31&amp;sig=0014134&amp;sid=2401&amp;ppid=15197512&amp;vpid=37723793&amp;ct=offers</text:p>
          </table:table-cell>
          <table:table-cell office:value-type="string">
            <text:p>https://octopart-clicks.com/click/track?country=NZ&amp;ak=68b25f31&amp;sig=0fd0b0e&amp;sid=2402&amp;ppid=15197512&amp;vpid=76549783&amp;ct=offers</text:p>
          </table:table-cell>
          <table:table-cell office:value-type="string">
            <text:p>Digi-Key</text:p>
          </table:table-cell>
          <table:table-cell office:value-type="string">
            <text:p>490-5922-1-ND</text:p>
          </table:table-cell>
          <table:table-cell office:value-type="string">
            <text:p>Cut Tape</text:p>
          </table:table-cell>
          <table:table-cell office:value-type="float" office:value="0.00488">
            <text:p>0.00488</text:p>
          </table:table-cell>
          <table:table-cell office:value-type="float" office:value="0.01952">
            <text:p>0.01952</text:p>
          </table:table-cell>
          <table:table-cell office:value-type="float" office:value="1.952">
            <text:p>1.952</text:p>
          </table:table-cell>
          <table:table-cell office:value-type="float" office:value="217349">
            <text:p>21734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table:number-columns-repeated="2"/>
          <table:table-cell office:value-type="float" office:value="0.00488">
            <text:p>0.00488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11030000">
            <text:p>11030000</text:p>
          </table:table-cell>
          <table:table-cell office:value-type="float" office:value="217349">
            <text:p>217349</text:p>
          </table:table-cell>
          <table:table-cell office:value-type="float" office:value="433309">
            <text:p>433309</text:p>
          </table:table-cell>
          <table:table-cell office:value-type="float" office:value="34958">
            <text:p>34958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ef7a7&amp;sid=5822&amp;ppid=15197512&amp;vpid=29226351&amp;ct=offers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 office:value-type="string">
            <text:p>https://octopart-clicks.com/click/track?country=NZ&amp;ak=68b25f31&amp;sig=0014134&amp;sid=2401&amp;ppid=15197512&amp;vpid=37723793&amp;ct=offers</text:p>
          </table:table-cell>
          <table:table-cell office:value-type="string">
            <text:p>https://octopart-clicks.com/click/track?country=NZ&amp;ak=68b25f31&amp;sig=0fd0b0e&amp;sid=2402&amp;ppid=15197512&amp;vpid=76549783&amp;ct=offers</text:p>
          </table:table-cell>
          <table:table-cell office:value-type="string">
            <text:p>Digi-Key</text:p>
          </table:table-cell>
          <table:table-cell office:value-type="string">
            <text:p>490-5922-1-ND</text:p>
          </table:table-cell>
          <table:table-cell office:value-type="string">
            <text:p>Cut Tape</text:p>
          </table:table-cell>
          <table:table-cell office:value-type="float" office:value="0.00488">
            <text:p>0.00488</text:p>
          </table:table-cell>
          <table:table-cell office:value-type="float" office:value="0.01952">
            <text:p>0.01952</text:p>
          </table:table-cell>
          <table:table-cell office:value-type="float" office:value="1.952">
            <text:p>1.952</text:p>
          </table:table-cell>
          <table:table-cell office:value-type="float" office:value="217349">
            <text:p>21734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13664&amp;sid=459&amp;ppid=15197512&amp;vpid=5775020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M1555C1H161JA01D</text:p>
          </table:table-cell>
          <table:table-cell office:value-type="string">
            <text:p>Murata</text:p>
          </table:table-cell>
          <table:table-cell office:value-type="string">
            <text:p>GRM1555C1H161JA01D</text:p>
          </table:table-cell>
          <table:table-cell office:value-type="string">
            <text:p>https://octopart.com/grm1555c1h161ja01d-murata-196849</text:p>
          </table:table-cell>
          <table:table-cell office:value-type="string">
            <text:p>C402 C403</text:p>
          </table:table-cell>
          <table:table-cell/>
          <table:table-cell office:value-type="string">
            <text:p>160p/50</text:p>
          </table:table-cell>
          <table:table-cell office:value-type="float" office:value="200">
            <text:p>200</text:p>
          </table:table-cell>
          <table:table-cell office:value-type="string">
            <text:p>GRM1555C1H161JA01D</text:p>
          </table:table-cell>
          <table:table-cell office:value-type="string">
            <text:p>490-3230-1-ND</text:p>
          </table:table-cell>
          <table:table-cell office:value-type="string">
            <text:p>GRM1555C1H161JA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303">
            <text:p>0.0303</text:p>
          </table:table-cell>
          <table:table-cell office:value-type="float" office:value="0.021">
            <text:p>0.0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766">
            <text:p>48766</text:p>
          </table:table-cell>
          <table:table-cell office:value-type="float" office:value="22710">
            <text:p>22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5C1H161JA01D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1958f9&amp;sid=5822&amp;ppid=196849&amp;vpid=20535142&amp;ct=offers</text:p>
          </table:table-cell>
          <table:table-cell office:value-type="string">
            <text:p>https://octopart-clicks.com/click/track?country=NZ&amp;ak=68b25f31&amp;sig=0f4915a&amp;sid=459&amp;ppid=196849&amp;vpid=1148289&amp;ct=offers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GRM1555C1H161JA01D</text:p>
          </table:table-cell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4.2">
            <text:p>4.2</text:p>
          </table:table-cell>
          <table:table-cell office:value-type="float" office:value="22710">
            <text:p>22710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 table:number-columns-repeated="2"/>
          <table:table-cell office:value-type="float" office:value="0.0303">
            <text:p>0.0303</text:p>
          </table:table-cell>
          <table:table-cell office:value-type="float" office:value="0.021">
            <text:p>0.0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766">
            <text:p>48766</text:p>
          </table:table-cell>
          <table:table-cell office:value-type="float" office:value="22710">
            <text:p>22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1958f9&amp;sid=5822&amp;ppid=196849&amp;vpid=20535142&amp;ct=offers</text:p>
          </table:table-cell>
          <table:table-cell office:value-type="string">
            <text:p>https://octopart-clicks.com/click/track?country=NZ&amp;ak=68b25f31&amp;sig=0f4915a&amp;sid=459&amp;ppid=196849&amp;vpid=1148289&amp;ct=offers</text:p>
          </table:table-cell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1555C1H161JA01D</text:p>
          </table:table-cell>
          <table:table-cell/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4.2">
            <text:p>4.2</text:p>
          </table:table-cell>
          <table:table-cell office:value-type="float" office:value="22710">
            <text:p>22710</text:p>
          </table:table-cell>
          <table:table-cell/>
          <table:table-cell office:value-type="string">
            <text:p>https://octopart-clicks.com/click/track?country=NZ&amp;ak=68b25f31&amp;sig=0f07861&amp;sid=2401&amp;ppid=196849&amp;vpid=37788495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CM155R71H102KA37D</text:p>
          </table:table-cell>
          <table:table-cell office:value-type="string">
            <text:p>Murata</text:p>
          </table:table-cell>
          <table:table-cell office:value-type="string">
            <text:p>GCM155R71H102KA37D</text:p>
          </table:table-cell>
          <table:table-cell office:value-type="string">
            <text:p>https://octopart.com/gcm155r71h102ka37d-murata-7894753</text:p>
          </table:table-cell>
          <table:table-cell office:value-type="string">
            <text:p>C407 C409 C428 C430 C432</text:p>
          </table:table-cell>
          <table:table-cell/>
          <table:table-cell office:value-type="string">
            <text:p>1n</text:p>
          </table:table-cell>
          <table:table-cell office:value-type="float" office:value="500">
            <text:p>500</text:p>
          </table:table-cell>
          <table:table-cell office:value-type="string">
            <text:p>GCM155R71H102KA37D</text:p>
          </table:table-cell>
          <table:table-cell office:value-type="string">
            <text:p>490-4761-1-ND</text:p>
          </table:table-cell>
          <table:table-cell office:value-type="string">
            <text:p>GCM155R71H102KA37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1156">
            <text:p>0.01156</text:p>
          </table:table-cell>
          <table:table-cell office:value-type="float" office:value="0.012">
            <text:p>0.012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46009">
            <text:p>346009</text:p>
          </table:table-cell>
          <table:table-cell office:value-type="float" office:value="570651">
            <text:p>570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CM155R71H102KA37D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3cdf21&amp;sid=5822&amp;ppid=7894753&amp;vpid=29157817&amp;ct=offers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office:value-type="string">
            <text:p>https://octopart-clicks.com/click/track?country=NZ&amp;ak=68b25f31&amp;sig=03b7025&amp;sid=2401&amp;ppid=7894753&amp;vpid=3780015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4761-1-ND</text:p>
          </table:table-cell>
          <table:table-cell office:value-type="string">
            <text:p>Cut Tape</text:p>
          </table:table-cell>
          <table:table-cell office:value-type="float" office:value="0.01156">
            <text:p>0.01156</text:p>
          </table:table-cell>
          <table:table-cell office:value-type="float" office:value="0.0578">
            <text:p>0.0578</text:p>
          </table:table-cell>
          <table:table-cell office:value-type="float" office:value="5.78">
            <text:p>5.78</text:p>
          </table:table-cell>
          <table:table-cell office:value-type="float" office:value="346009">
            <text:p>34600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table:number-columns-repeated="2"/>
          <table:table-cell office:value-type="float" office:value="0.01156">
            <text:p>0.01156</text:p>
          </table:table-cell>
          <table:table-cell office:value-type="float" office:value="0.012">
            <text:p>0.012</text:p>
          </table:table-cell>
          <table:table-cell/>
          <table:table-cell office:value-type="float" office:value="30000">
            <text:p>30000</text:p>
          </table:table-cell>
          <table:table-cell office:value-type="float" office:value="346009">
            <text:p>346009</text:p>
          </table:table-cell>
          <table:table-cell office:value-type="float" office:value="570651">
            <text:p>570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3cdf21&amp;sid=5822&amp;ppid=7894753&amp;vpid=29157817&amp;ct=offers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 office:value-type="string">
            <text:p>https://octopart-clicks.com/click/track?country=NZ&amp;ak=68b25f31&amp;sig=03b7025&amp;sid=2401&amp;ppid=7894753&amp;vpid=3780015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4761-1-ND</text:p>
          </table:table-cell>
          <table:table-cell office:value-type="string">
            <text:p>Cut Tape</text:p>
          </table:table-cell>
          <table:table-cell office:value-type="float" office:value="0.01156">
            <text:p>0.01156</text:p>
          </table:table-cell>
          <table:table-cell office:value-type="float" office:value="0.0578">
            <text:p>0.0578</text:p>
          </table:table-cell>
          <table:table-cell office:value-type="float" office:value="5.78">
            <text:p>5.78</text:p>
          </table:table-cell>
          <table:table-cell office:value-type="float" office:value="346009">
            <text:p>346009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e6135&amp;sid=459&amp;ppid=7894753&amp;vpid=34232108&amp;ct=offer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M155R71C103KA01D</text:p>
          </table:table-cell>
          <table:table-cell office:value-type="string">
            <text:p>Murata</text:p>
          </table:table-cell>
          <table:table-cell office:value-type="string">
            <text:p>GRM155R71C103KA01D</text:p>
          </table:table-cell>
          <table:table-cell office:value-type="string">
            <text:p>https://octopart.com/grm155r71c103ka01d-murata-196031</text:p>
          </table:table-cell>
          <table:table-cell office:value-type="string">
            <text:p>C105 C106 C193 C413 C417 C425</text:p>
          </table:table-cell>
          <table:table-cell/>
          <table:table-cell office:value-type="string">
            <text:p>10n</text:p>
          </table:table-cell>
          <table:table-cell office:value-type="float" office:value="600">
            <text:p>600</text:p>
          </table:table-cell>
          <table:table-cell office:value-type="string">
            <text:p>GRM155R71C103KA01D</text:p>
          </table:table-cell>
          <table:table-cell office:value-type="string">
            <text:p>490-1313-1-ND</text:p>
          </table:table-cell>
          <table:table-cell office:value-type="string">
            <text:p>GRM155R71C103KA01D</text:p>
          </table:table-cell>
          <table:table-cell office:value-type="string">
            <text:p>14T3279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396">
            <text:p>0.0039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4420000">
            <text:p>4420000</text:p>
          </table:table-cell>
          <table:table-cell office:value-type="float" office:value="3018315">
            <text:p>3018315</text:p>
          </table:table-cell>
          <table:table-cell office:value-type="float" office:value="618783">
            <text:p>618783</text:p>
          </table:table-cell>
          <table:table-cell office:value-type="float" office:value="11110">
            <text:p>111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71C103KA01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283fe&amp;sid=5822&amp;ppid=196031&amp;vpid=17807016&amp;ct=offers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office:value-type="string">
            <text:p>https://octopart-clicks.com/click/track?country=NZ&amp;ak=68b25f31&amp;sig=0cb4303&amp;sid=2401&amp;ppid=196031&amp;vpid=37739750&amp;ct=offers</text:p>
          </table:table-cell>
          <table:table-cell office:value-type="string">
            <text:p>https://octopart-clicks.com/click/track?country=NZ&amp;ak=68b25f31&amp;sig=0808980&amp;sid=2402&amp;ppid=196031&amp;vpid=33511613&amp;ct=offers</text:p>
          </table:table-cell>
          <table:table-cell office:value-type="string">
            <text:p>Digi-Key</text:p>
          </table:table-cell>
          <table:table-cell office:value-type="string">
            <text:p>490-1313-1-ND</text:p>
          </table:table-cell>
          <table:table-cell office:value-type="string">
            <text:p>Cut Tape</text:p>
          </table:table-cell>
          <table:table-cell office:value-type="float" office:value="0.00396">
            <text:p>0.00396</text:p>
          </table:table-cell>
          <table:table-cell office:value-type="float" office:value="0.02376">
            <text:p>0.02376</text:p>
          </table:table-cell>
          <table:table-cell office:value-type="float" office:value="2.376">
            <text:p>2.376</text:p>
          </table:table-cell>
          <table:table-cell office:value-type="float" office:value="3018315">
            <text:p>301831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table:number-columns-repeated="2"/>
          <table:table-cell office:value-type="float" office:value="0.00396">
            <text:p>0.00396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4420000">
            <text:p>4420000</text:p>
          </table:table-cell>
          <table:table-cell office:value-type="float" office:value="3018315">
            <text:p>3018315</text:p>
          </table:table-cell>
          <table:table-cell office:value-type="float" office:value="618783">
            <text:p>618783</text:p>
          </table:table-cell>
          <table:table-cell office:value-type="float" office:value="11110">
            <text:p>111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283fe&amp;sid=5822&amp;ppid=196031&amp;vpid=17807016&amp;ct=offers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 office:value-type="string">
            <text:p>https://octopart-clicks.com/click/track?country=NZ&amp;ak=68b25f31&amp;sig=0cb4303&amp;sid=2401&amp;ppid=196031&amp;vpid=37739750&amp;ct=offers</text:p>
          </table:table-cell>
          <table:table-cell office:value-type="string">
            <text:p>https://octopart-clicks.com/click/track?country=NZ&amp;ak=68b25f31&amp;sig=0808980&amp;sid=2402&amp;ppid=196031&amp;vpid=33511613&amp;ct=offers</text:p>
          </table:table-cell>
          <table:table-cell office:value-type="string">
            <text:p>Digi-Key</text:p>
          </table:table-cell>
          <table:table-cell office:value-type="string">
            <text:p>490-1313-1-ND</text:p>
          </table:table-cell>
          <table:table-cell office:value-type="string">
            <text:p>Cut Tape</text:p>
          </table:table-cell>
          <table:table-cell office:value-type="float" office:value="0.00396">
            <text:p>0.00396</text:p>
          </table:table-cell>
          <table:table-cell office:value-type="float" office:value="0.02376">
            <text:p>0.02376</text:p>
          </table:table-cell>
          <table:table-cell office:value-type="float" office:value="2.376">
            <text:p>2.376</text:p>
          </table:table-cell>
          <table:table-cell office:value-type="float" office:value="3018315">
            <text:p>301831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cb33b&amp;sid=459&amp;ppid=196031&amp;vpid=1843990&amp;ct=offer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GRM155R71C104KA88D</text:p>
          </table:table-cell>
          <table:table-cell office:value-type="string">
            <text:p>https://octopart.com/grm155r71c104ka88d-murata-196880</text:p>
          </table:table-cell>
          <table:table-cell office:value-type="string">
            <text:p>C190 C191 C192 C195 C301 C421 C422 C423 C424 C429 C431 C433 C702 C704</text:p>
          </table:table-cell>
          <table:table-cell/>
          <table:table-cell office:value-type="string">
            <text:p>100n</text:p>
          </table:table-cell>
          <table:table-cell office:value-type="float" office:value="1400">
            <text:p>1400</text:p>
          </table:table-cell>
          <table:table-cell office:value-type="string">
            <text:p>GRM155R71C104KA88D</text:p>
          </table:table-cell>
          <table:table-cell office:value-type="string">
            <text:p>490-3261-1-ND</text:p>
          </table:table-cell>
          <table:table-cell office:value-type="string">
            <text:p>GRM155R71C104KA88D</text:p>
          </table:table-cell>
          <table:table-cell office:value-type="string">
            <text:p>38K1647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0375">
            <text:p>0.00375</text:p>
          </table:table-cell>
          <table:table-cell office:value-type="float" office:value="0.005">
            <text:p>0.005</text:p>
          </table:table-cell>
          <table:table-cell office:value-type="float" office:value="0.013">
            <text:p>0.013</text:p>
          </table:table-cell>
          <table:table-cell office:value-type="float" office:value="31410000">
            <text:p>31410000</text:p>
          </table:table-cell>
          <table:table-cell office:value-type="float" office:value="23506925">
            <text:p>23506925</text:p>
          </table:table-cell>
          <table:table-cell office:value-type="float" office:value="3507250">
            <text:p>3507250</text:p>
          </table:table-cell>
          <table:table-cell office:value-type="float" office:value="1291">
            <text:p>129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71C104KA88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a7876&amp;sid=5822&amp;ppid=196880&amp;vpid=17698899&amp;ct=offers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office:value-type="string">
            <text:p>https://octopart-clicks.com/click/track?country=NZ&amp;ak=68b25f31&amp;sig=0b02349&amp;sid=2401&amp;ppid=196880&amp;vpid=37849602&amp;ct=offers</text:p>
          </table:table-cell>
          <table:table-cell office:value-type="string">
            <text:p>https://octopart-clicks.com/click/track?country=NZ&amp;ak=68b25f31&amp;sig=03bec8f&amp;sid=2402&amp;ppid=196880&amp;vpid=200361345&amp;ct=offers</text:p>
          </table:table-cell>
          <table:table-cell office:value-type="string">
            <text:p>Digi-Key</text:p>
          </table:table-cell>
          <table:table-cell office:value-type="string">
            <text:p>490-3261-1-ND</text:p>
          </table:table-cell>
          <table:table-cell office:value-type="string">
            <text:p>Cut Tape</text:p>
          </table:table-cell>
          <table:table-cell office:value-type="float" office:value="0.00375">
            <text:p>0.00375</text:p>
          </table:table-cell>
          <table:table-cell office:value-type="float" office:value="0.0525">
            <text:p>0.0525</text:p>
          </table:table-cell>
          <table:table-cell office:value-type="float" office:value="5.25">
            <text:p>5.25</text:p>
          </table:table-cell>
          <table:table-cell office:value-type="float" office:value="23506925">
            <text:p>2350692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table:number-columns-repeated="2"/>
          <table:table-cell office:value-type="float" office:value="0.00375">
            <text:p>0.00375</text:p>
          </table:table-cell>
          <table:table-cell office:value-type="float" office:value="0.005">
            <text:p>0.005</text:p>
          </table:table-cell>
          <table:table-cell office:value-type="float" office:value="0.013">
            <text:p>0.013</text:p>
          </table:table-cell>
          <table:table-cell office:value-type="float" office:value="31410000">
            <text:p>31410000</text:p>
          </table:table-cell>
          <table:table-cell office:value-type="float" office:value="23506925">
            <text:p>23506925</text:p>
          </table:table-cell>
          <table:table-cell office:value-type="float" office:value="3507250">
            <text:p>3507250</text:p>
          </table:table-cell>
          <table:table-cell office:value-type="float" office:value="1291">
            <text:p>129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a7876&amp;sid=5822&amp;ppid=196880&amp;vpid=17698899&amp;ct=offers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 office:value-type="string">
            <text:p>https://octopart-clicks.com/click/track?country=NZ&amp;ak=68b25f31&amp;sig=0b02349&amp;sid=2401&amp;ppid=196880&amp;vpid=37849602&amp;ct=offers</text:p>
          </table:table-cell>
          <table:table-cell office:value-type="string">
            <text:p>https://octopart-clicks.com/click/track?country=NZ&amp;ak=68b25f31&amp;sig=03bec8f&amp;sid=2402&amp;ppid=196880&amp;vpid=200361345&amp;ct=offers</text:p>
          </table:table-cell>
          <table:table-cell office:value-type="string">
            <text:p>Digi-Key</text:p>
          </table:table-cell>
          <table:table-cell office:value-type="string">
            <text:p>490-3261-1-ND</text:p>
          </table:table-cell>
          <table:table-cell office:value-type="string">
            <text:p>Cut Tape</text:p>
          </table:table-cell>
          <table:table-cell office:value-type="float" office:value="0.00375">
            <text:p>0.00375</text:p>
          </table:table-cell>
          <table:table-cell office:value-type="float" office:value="0.0525">
            <text:p>0.0525</text:p>
          </table:table-cell>
          <table:table-cell office:value-type="float" office:value="5.25">
            <text:p>5.25</text:p>
          </table:table-cell>
          <table:table-cell office:value-type="float" office:value="23506925">
            <text:p>2350692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9a016&amp;sid=459&amp;ppid=196880&amp;vpid=2091315&amp;ct=offer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RM155R6YA474KE01D</text:p>
          </table:table-cell>
          <table:table-cell office:value-type="string">
            <text:p>Murata</text:p>
          </table:table-cell>
          <table:table-cell office:value-type="string">
            <text:p>GRM155R6YA474KE01D</text:p>
          </table:table-cell>
          <table:table-cell office:value-type="string">
            <text:p>https://octopart.com/grm155r6ya474ke01d-murata-51166809</text:p>
          </table:table-cell>
          <table:table-cell office:value-type="string">
            <text:p>C1 C2 C3 C6 C7 C8 C11 C12 C13 C15 C16 C23 C24 C25 C26 C30 C31 C32 C33 C36 C37 C38 C39 C42 C410 C414</text:p>
          </table:table-cell>
          <table:table-cell/>
          <table:table-cell office:value-type="string">
            <text:p>470n</text:p>
          </table:table-cell>
          <table:table-cell office:value-type="float" office:value="2600">
            <text:p>2600</text:p>
          </table:table-cell>
          <table:table-cell/>
          <table:table-cell office:value-type="string">
            <text:p>490-10462-1-ND</text:p>
          </table:table-cell>
          <table:table-cell office:value-type="string">
            <text:p>GRM155R6YA474KE01D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0153">
            <text:p>0.0153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3205">
            <text:p>3205</text:p>
          </table:table-cell>
          <table:table-cell office:value-type="float" office:value="6555">
            <text:p>65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M155R6YA474KE01D</text:p>
          </table:table-cell>
          <table:table-cell office:value-type="string">
            <text:p>Murata</text:p>
          </table:table-cell>
          <table:table-cell office:value-type="string">
            <text:p>GRM155R6YA474KE01D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office:value-type="string">
            <text:p>https://octopart-clicks.com/click/track?country=NZ&amp;ak=68b25f31&amp;sig=016172f&amp;sid=2401&amp;ppid=51166809&amp;vpid=16904759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10462-1-ND</text:p>
          </table:table-cell>
          <table:table-cell office:value-type="string">
            <text:p>Cut Tape</text:p>
          </table:table-cell>
          <table:table-cell office:value-type="float" office:value="0.0153">
            <text:p>0.0153</text:p>
          </table:table-cell>
          <table:table-cell office:value-type="float" office:value="0.3978">
            <text:p>0.3978</text:p>
          </table:table-cell>
          <table:table-cell office:value-type="float" office:value="39.78">
            <text:p>39.78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table:number-columns-repeated="2"/>
          <table:table-cell office:value-type="float" office:value="0.0153">
            <text:p>0.0153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3205">
            <text:p>3205</text:p>
          </table:table-cell>
          <table:table-cell office:value-type="float" office:value="6555">
            <text:p>655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 office:value-type="string">
            <text:p>https://octopart-clicks.com/click/track?country=NZ&amp;ak=68b25f31&amp;sig=016172f&amp;sid=2401&amp;ppid=51166809&amp;vpid=16904759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490-10462-1-ND</text:p>
          </table:table-cell>
          <table:table-cell office:value-type="string">
            <text:p>Cut Tape</text:p>
          </table:table-cell>
          <table:table-cell office:value-type="float" office:value="0.0153">
            <text:p>0.0153</text:p>
          </table:table-cell>
          <table:table-cell office:value-type="float" office:value="0.3978">
            <text:p>0.3978</text:p>
          </table:table-cell>
          <table:table-cell office:value-type="float" office:value="39.78">
            <text:p>39.78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ceea8&amp;sid=459&amp;ppid=51166809&amp;vpid=172161792&amp;ct=offer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M155R61E105KA12D</text:p>
          </table:table-cell>
          <table:table-cell office:value-type="string">
            <text:p>Murata</text:p>
          </table:table-cell>
          <table:table-cell office:value-type="string">
            <text:p>GRM155R61E105KA12D</text:p>
          </table:table-cell>
          <table:table-cell office:value-type="string">
            <text:p>https://octopart.com/grm155r61e105ka12d-murata-22455235</text:p>
          </table:table-cell>
          <table:table-cell office:value-type="string">
            <text:p>C196 C197 C418 C419 C426 C427 C705</text:p>
          </table:table-cell>
          <table:table-cell/>
          <table:table-cell office:value-type="string">
            <text:p>1u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490-10017-6-ND</text:p>
          </table:table-cell>
          <table:table-cell/>
          <table:table-cell office:value-type="string">
            <text:p>48W5730</text:p>
          </table:table-cell>
          <table:table-cell/>
          <table:table-cell office:value-type="string">
            <text:p>Custom Reel</text:p>
          </table:table-cell>
          <table:table-cell table:number-columns-repeated="3"/>
          <table:table-cell office:value-type="float" office:value="0.02272">
            <text:p>0.02272</text:p>
          </table:table-cell>
          <table:table-cell/>
          <table:table-cell office:value-type="float" office:value="0.031">
            <text:p>0.0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580">
            <text:p>405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RM155R61E105KA12D</text:p>
          </table:table-cell>
          <table:table-cell office:value-type="float" office:value="1">
            <text:p>1</text:p>
          </table:table-cell>
          <table:table-cell office:value-type="string">
            <text:p>GRM155R61E105KA12D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 office:value-type="string">
            <text:p>C196 C197 C418 C419 C426 C427 C705</text:p>
          </table:table-cell>
          <table:table-cell office:value-type="string">
            <text:p>https://octopart-clicks.com/click/track?country=NZ&amp;ak=68b25f31&amp;sig=076b6e6&amp;sid=2402&amp;ppid=22455235&amp;vpid=78649235&amp;ct=offers</text:p>
          </table:table-cell>
          <table:table-cell office:value-type="string">
            <text:p>Digi-Key</text:p>
          </table:table-cell>
          <table:table-cell office:value-type="string">
            <text:p>490-10017-6-ND</text:p>
          </table:table-cell>
          <table:table-cell office:value-type="string">
            <text:p>Custom Reel</text:p>
          </table:table-cell>
          <table:table-cell office:value-type="float" office:value="0.02272">
            <text:p>0.02272</text:p>
          </table:table-cell>
          <table:table-cell office:value-type="float" office:value="0.15904">
            <text:p>0.15904</text:p>
          </table:table-cell>
          <table:table-cell office:value-type="float" office:value="15.904">
            <text:p>15.9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 table:number-columns-repeated="2"/>
          <table:table-cell office:value-type="float" office:value="0.02272">
            <text:p>0.02272</text:p>
          </table:table-cell>
          <table:table-cell/>
          <table:table-cell office:value-type="float" office:value="0.031">
            <text:p>0.0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580">
            <text:p>4058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/>
          <table:table-cell office:value-type="string">
            <text:p>https://octopart-clicks.com/click/track?country=NZ&amp;ak=68b25f31&amp;sig=076b6e6&amp;sid=2402&amp;ppid=22455235&amp;vpid=78649235&amp;ct=offers</text:p>
          </table:table-cell>
          <table:table-cell office:value-type="string">
            <text:p>Digi-Key</text:p>
          </table:table-cell>
          <table:table-cell office:value-type="string">
            <text:p>490-10017-6-ND</text:p>
          </table:table-cell>
          <table:table-cell office:value-type="string">
            <text:p>Custom Reel</text:p>
          </table:table-cell>
          <table:table-cell office:value-type="float" office:value="0.02272">
            <text:p>0.02272</text:p>
          </table:table-cell>
          <table:table-cell office:value-type="float" office:value="0.15904">
            <text:p>0.15904</text:p>
          </table:table-cell>
          <table:table-cell office:value-type="float" office:value="15.904">
            <text:p>15.9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47cd8&amp;sid=459&amp;ppid=22455235&amp;vpid=172161770&amp;ct=off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M155R60J225ME15D</text:p>
          </table:table-cell>
          <table:table-cell office:value-type="string">
            <text:p>Murata</text:p>
          </table:table-cell>
          <table:table-cell office:value-type="string">
            <text:p>GRM155R60J225ME15D</text:p>
          </table:table-cell>
          <table:table-cell office:value-type="string">
            <text:p>https://octopart.com/grm155r60j225me15d-murata-197888</text:p>
          </table:table-cell>
          <table:table-cell office:value-type="string">
            <text:p>C412 C415 C420</text:p>
          </table:table-cell>
          <table:table-cell/>
          <table:table-cell office:value-type="string">
            <text:p>2.2u</text:p>
          </table:table-cell>
          <table:table-cell office:value-type="float" office:value="300">
            <text:p>300</text:p>
          </table:table-cell>
          <table:table-cell office:value-type="string">
            <text:p>GRM155R60J225ME15D/BKN</text:p>
          </table:table-cell>
          <table:table-cell office:value-type="string">
            <text:p>490-4519-1-ND</text:p>
          </table:table-cell>
          <table:table-cell office:value-type="string">
            <text:p>GRM155R60J225ME15D</text:p>
          </table:table-cell>
          <table:table-cell office:value-type="string">
            <text:p>40X5872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0273">
            <text:p>0.0273</text:p>
          </table:table-cell>
          <table:table-cell office:value-type="float" office:value="0.0714">
            <text:p>0.0714</text:p>
          </table:table-cell>
          <table:table-cell office:value-type="float" office:value="0.063">
            <text:p>0.063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51903">
            <text:p>51903</text:p>
          </table:table-cell>
          <table:table-cell office:value-type="float" office:value="8853">
            <text:p>88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155R60J225ME15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13b7&amp;sid=5822&amp;ppid=197888&amp;vpid=22544789&amp;ct=offers</text:p>
          </table:table-cell>
          <table:table-cell office:value-type="string">
            <text:p>https://octopart-clicks.com/click/track?country=NZ&amp;ak=68b25f31&amp;sig=037f61d&amp;sid=459&amp;ppid=197888&amp;vpid=1428182&amp;ct=offers</text:p>
          </table:table-cell>
          <table:table-cell office:value-type="string">
            <text:p>https://octopart-clicks.com/click/track?country=NZ&amp;ak=68b25f31&amp;sig=0d27a28&amp;sid=2401&amp;ppid=197888&amp;vpid=37933952&amp;ct=offers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 office:value-type="string">
            <text:p>Newark</text:p>
          </table:table-cell>
          <table:table-cell office:value-type="string">
            <text:p>40X5872</text:p>
          </table:table-cell>
          <table:table-cell office:value-type="string">
            <text:p>GRM155R60J225ME15D/BKN</text:p>
          </table:table-cell>
          <table:table-cell office:value-type="float" office:value="0.023">
            <text:p>0.023</text:p>
          </table:table-cell>
          <table:table-cell office:value-type="float" office:value="0.069">
            <text:p>0.069</text:p>
          </table:table-cell>
          <table:table-cell office:value-type="float" office:value="6.9">
            <text:p>6.9</text:p>
          </table:table-cell>
          <table:table-cell office:value-type="float" office:value="8853">
            <text:p>8853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/>
          <table:table-cell office:value-type="float" office:value="0.0273">
            <text:p>0.0273</text:p>
          </table:table-cell>
          <table:table-cell office:value-type="float" office:value="0.0714">
            <text:p>0.0714</text:p>
          </table:table-cell>
          <table:table-cell office:value-type="float" office:value="0.063">
            <text:p>0.063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">
            <text:p>0</text:p>
          </table:table-cell>
          <table:table-cell office:value-type="float" office:value="51903">
            <text:p>51903</text:p>
          </table:table-cell>
          <table:table-cell office:value-type="float" office:value="8853">
            <text:p>885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13b7&amp;sid=5822&amp;ppid=197888&amp;vpid=22544789&amp;ct=offers</text:p>
          </table:table-cell>
          <table:table-cell office:value-type="string">
            <text:p>https://octopart-clicks.com/click/track?country=NZ&amp;ak=68b25f31&amp;sig=037f61d&amp;sid=459&amp;ppid=197888&amp;vpid=1428182&amp;ct=offers</text:p>
          </table:table-cell>
          <table:table-cell office:value-type="string">
            <text:p>https://octopart-clicks.com/click/track?country=NZ&amp;ak=68b25f31&amp;sig=0d27a28&amp;sid=2401&amp;ppid=197888&amp;vpid=37933952&amp;ct=offers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 office:value-type="string">
            <text:p>Newark</text:p>
          </table:table-cell>
          <table:table-cell office:value-type="string">
            <text:p>40X5872</text:p>
          </table:table-cell>
          <table:table-cell/>
          <table:table-cell office:value-type="float" office:value="0.023">
            <text:p>0.023</text:p>
          </table:table-cell>
          <table:table-cell office:value-type="float" office:value="0.069">
            <text:p>0.069</text:p>
          </table:table-cell>
          <table:table-cell office:value-type="float" office:value="6.9">
            <text:p>6.9</text:p>
          </table:table-cell>
          <table:table-cell office:value-type="float" office:value="8853">
            <text:p>8853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f4061&amp;sid=2402&amp;ppid=197888&amp;vpid=120920392&amp;ct=offers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M155R60J475ME47D</text:p>
          </table:table-cell>
          <table:table-cell office:value-type="string">
            <text:p>Murata</text:p>
          </table:table-cell>
          <table:table-cell office:value-type="string">
            <text:p>GRM155R60J475ME47D</text:p>
          </table:table-cell>
          <table:table-cell office:value-type="string">
            <text:p>https://octopart.com/grm155r60j475me47d-murata-21407240</text:p>
          </table:table-cell>
          <table:table-cell office:value-type="string">
            <text:p>C9 C14 C17 C18 C27 C28 C34 C35 C40 C41 C706</text:p>
          </table:table-cell>
          <table:table-cell/>
          <table:table-cell office:value-type="string">
            <text:p>4.7u</text:p>
          </table:table-cell>
          <table:table-cell office:value-type="float" office:value="1100">
            <text:p>1100</text:p>
          </table:table-cell>
          <table:table-cell office:value-type="string">
            <text:p>GRM155R60J475ME47D</text:p>
          </table:table-cell>
          <table:table-cell office:value-type="string">
            <text:p>490-5915-1-ND</text:p>
          </table:table-cell>
          <table:table-cell office:value-type="string">
            <text:p>GRM155R60J475ME47D</text:p>
          </table:table-cell>
          <table:table-cell office:value-type="string">
            <text:p>68X2780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275">
            <text:p>0.0275</text:p>
          </table:table-cell>
          <table:table-cell office:value-type="float" office:value="0.034">
            <text:p>0.034</text:p>
          </table:table-cell>
          <table:table-cell office:value-type="float" office:value="0.052">
            <text:p>0.052</text:p>
          </table:table-cell>
          <table:table-cell office:value-type="float" office:value="230000">
            <text:p>230000</text:p>
          </table:table-cell>
          <table:table-cell office:value-type="float" office:value="95222">
            <text:p>95222</text:p>
          </table:table-cell>
          <table:table-cell office:value-type="float" office:value="550785">
            <text:p>550785</text:p>
          </table:table-cell>
          <table:table-cell office:value-type="float" office:value="137">
            <text:p>137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RM155R60J475ME47D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94f05a&amp;sid=5822&amp;ppid=21407240&amp;vpid=47582786&amp;ct=offers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office:value-type="string">
            <text:p>https://octopart-clicks.com/click/track?country=NZ&amp;ak=68b25f31&amp;sig=0f296e1&amp;sid=2401&amp;ppid=21407240&amp;vpid=165404776&amp;ct=offers</text:p>
          </table:table-cell>
          <table:table-cell office:value-type="string">
            <text:p>https://octopart-clicks.com/click/track?country=NZ&amp;ak=68b25f31&amp;sig=0860152&amp;sid=2402&amp;ppid=21407240&amp;vpid=173672474&amp;ct=offers</text:p>
          </table:table-cell>
          <table:table-cell office:value-type="string">
            <text:p>Digi-Key</text:p>
          </table:table-cell>
          <table:table-cell office:value-type="string">
            <text:p>490-5915-1-ND</text:p>
          </table:table-cell>
          <table:table-cell office:value-type="string">
            <text:p>Cut Tape</text:p>
          </table:table-cell>
          <table:table-cell office:value-type="float" office:value="0.0275">
            <text:p>0.0275</text:p>
          </table:table-cell>
          <table:table-cell office:value-type="float" office:value="0.3025">
            <text:p>0.3025</text:p>
          </table:table-cell>
          <table:table-cell office:value-type="float" office:value="30.25">
            <text:p>30.25</text:p>
          </table:table-cell>
          <table:table-cell office:value-type="float" office:value="95222">
            <text:p>9522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table:number-columns-repeated="2"/>
          <table:table-cell office:value-type="float" office:value="0.0275">
            <text:p>0.0275</text:p>
          </table:table-cell>
          <table:table-cell office:value-type="float" office:value="0.034">
            <text:p>0.034</text:p>
          </table:table-cell>
          <table:table-cell office:value-type="float" office:value="0.052">
            <text:p>0.052</text:p>
          </table:table-cell>
          <table:table-cell office:value-type="float" office:value="230000">
            <text:p>230000</text:p>
          </table:table-cell>
          <table:table-cell office:value-type="float" office:value="95222">
            <text:p>95222</text:p>
          </table:table-cell>
          <table:table-cell office:value-type="float" office:value="550785">
            <text:p>550785</text:p>
          </table:table-cell>
          <table:table-cell office:value-type="float" office:value="137">
            <text:p>137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94f05a&amp;sid=5822&amp;ppid=21407240&amp;vpid=47582786&amp;ct=offers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 office:value-type="string">
            <text:p>https://octopart-clicks.com/click/track?country=NZ&amp;ak=68b25f31&amp;sig=0f296e1&amp;sid=2401&amp;ppid=21407240&amp;vpid=165404776&amp;ct=offers</text:p>
          </table:table-cell>
          <table:table-cell office:value-type="string">
            <text:p>https://octopart-clicks.com/click/track?country=NZ&amp;ak=68b25f31&amp;sig=0860152&amp;sid=2402&amp;ppid=21407240&amp;vpid=173672474&amp;ct=offers</text:p>
          </table:table-cell>
          <table:table-cell office:value-type="string">
            <text:p>Digi-Key</text:p>
          </table:table-cell>
          <table:table-cell office:value-type="string">
            <text:p>490-5915-1-ND</text:p>
          </table:table-cell>
          <table:table-cell office:value-type="string">
            <text:p>Cut Tape</text:p>
          </table:table-cell>
          <table:table-cell office:value-type="float" office:value="0.0275">
            <text:p>0.0275</text:p>
          </table:table-cell>
          <table:table-cell office:value-type="float" office:value="0.3025">
            <text:p>0.3025</text:p>
          </table:table-cell>
          <table:table-cell office:value-type="float" office:value="30.25">
            <text:p>30.25</text:p>
          </table:table-cell>
          <table:table-cell office:value-type="float" office:value="95222">
            <text:p>9522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a475e&amp;sid=459&amp;ppid=21407240&amp;vpid=5763707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M219R72A102KA01J</text:p>
          </table:table-cell>
          <table:table-cell office:value-type="string">
            <text:p>Murata</text:p>
          </table:table-cell>
          <table:table-cell office:value-type="string">
            <text:p>GRM219R72A102KA01J</text:p>
          </table:table-cell>
          <table:table-cell office:value-type="string">
            <text:p>https://octopart.com/grm219r72a102ka01j-murata-9287147</text:p>
          </table:table-cell>
          <table:table-cell office:value-type="string">
            <text:p>C405</text:p>
          </table:table-cell>
          <table:table-cell/>
          <table:table-cell office:value-type="string">
            <text:p>1n/100</text:p>
          </table:table-cell>
          <table:table-cell office:value-type="float" office:value="100">
            <text:p>100</text:p>
          </table:table-cell>
          <table:table-cell office:value-type="string">
            <text:p>GRM219R72A102KA01J</text:p>
          </table:table-cell>
          <table:table-cell office:value-type="string">
            <text:p>GRM219R72A102KA01J-ND</text:p>
          </table:table-cell>
          <table:table-cell office:value-type="string">
            <text:p>GRM219R72A102KA01J</text:p>
          </table:table-cell>
          <table:table-cell table:number-columns-repeated="2"/>
          <table:table-cell office:value-type="string">
            <text:p>Tape &amp; Reel</text:p>
          </table:table-cell>
          <table:table-cell table:number-columns-repeated="4"/>
          <table:table-cell office:value-type="float" office:value="0.037">
            <text:p>0.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5">
            <text:p>14315</text:p>
          </table:table-cell>
          <table:table-cell/>
          <table:table-cell table:number-columns-repeated="2" office:value-type="float" office:value="10000">
            <text:p>10000</text:p>
          </table:table-cell>
          <table:table-cell office:value-type="string">
            <text:p>GRM219R72A102KA01J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c3e8e9&amp;sid=5822&amp;ppid=9287147&amp;vpid=26663450&amp;ct=offers</text:p>
          </table:table-cell>
          <table:table-cell office:value-type="string">
            <text:p>https://octopart-clicks.com/click/track?country=NZ&amp;ak=68b25f31&amp;sig=09df2a0&amp;sid=459&amp;ppid=9287147&amp;vpid=36253427&amp;ct=offers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GRM219R72A102KA01J</text:p>
          </table:table-cell>
          <table:table-cell table:number-columns-repeated="2" office:value-type="float" office:value="0.037">
            <text:p>0.037</text:p>
          </table:table-cell>
          <table:table-cell office:value-type="float" office:value="3.7">
            <text:p>3.7</text:p>
          </table:table-cell>
          <table:table-cell office:value-type="float" office:value="14315">
            <text:p>14315</text:p>
          </table:table-cell>
          <table:table-cell office:value-type="string">
            <text:p>Tape &amp; Reel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 table:number-columns-repeated="3"/>
          <table:table-cell office:value-type="float" office:value="0.037">
            <text:p>0.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5">
            <text:p>14315</text:p>
          </table:table-cell>
          <table:table-cell/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string">
            <text:p>https://octopart-clicks.com/click/track?country=NZ&amp;ak=68b25f31&amp;sig=0c3e8e9&amp;sid=5822&amp;ppid=9287147&amp;vpid=26663450&amp;ct=offers</text:p>
          </table:table-cell>
          <table:table-cell office:value-type="string">
            <text:p>https://octopart-clicks.com/click/track?country=NZ&amp;ak=68b25f31&amp;sig=09df2a0&amp;sid=459&amp;ppid=9287147&amp;vpid=36253427&amp;ct=offers</text:p>
          </table:table-cell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GRM219R72A102KA01J</text:p>
          </table:table-cell>
          <table:table-cell/>
          <table:table-cell table:number-columns-repeated="2" office:value-type="float" office:value="0.037">
            <text:p>0.037</text:p>
          </table:table-cell>
          <table:table-cell office:value-type="float" office:value="3.7">
            <text:p>3.7</text:p>
          </table:table-cell>
          <table:table-cell office:value-type="float" office:value="14315">
            <text:p>14315</text:p>
          </table:table-cell>
          <table:table-cell/>
          <table:table-cell office:value-type="string">
            <text:p>https://octopart-clicks.com/click/track?country=NZ&amp;ak=68b25f31&amp;sig=0b95b93&amp;sid=2401&amp;ppid=9287147&amp;vpid=37803328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M21BR60J226ME39L</text:p>
          </table:table-cell>
          <table:table-cell office:value-type="string">
            <text:p>Murata</text:p>
          </table:table-cell>
          <table:table-cell office:value-type="string">
            <text:p>GRM21BR60J226ME39L</text:p>
          </table:table-cell>
          <table:table-cell office:value-type="string">
            <text:p>https://octopart.com/grm21br60j226me39l-murata-196432</text:p>
          </table:table-cell>
          <table:table-cell office:value-type="string">
            <text:p>C701</text:p>
          </table:table-cell>
          <table:table-cell/>
          <table:table-cell office:value-type="string">
            <text:p>22u</text:p>
          </table:table-cell>
          <table:table-cell office:value-type="float" office:value="100">
            <text:p>100</text:p>
          </table:table-cell>
          <table:table-cell office:value-type="string">
            <text:p>GRM21BR60J226ME39L</text:p>
          </table:table-cell>
          <table:table-cell office:value-type="string">
            <text:p>490-1719-1-ND</text:p>
          </table:table-cell>
          <table:table-cell office:value-type="string">
            <text:p>GRM21BR60J226ME39L</text:p>
          </table:table-cell>
          <table:table-cell office:value-type="string">
            <text:p>24R6338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0924">
            <text:p>0.0924</text:p>
          </table:table-cell>
          <table:table-cell office:value-type="float" office:value="0.086">
            <text:p>0.086</text:p>
          </table:table-cell>
          <table:table-cell office:value-type="float" office:value="0.091">
            <text:p>0.091</text:p>
          </table:table-cell>
          <table:table-cell office:value-type="float" office:value="549000">
            <text:p>549000</text:p>
          </table:table-cell>
          <table:table-cell office:value-type="float" office:value="830999">
            <text:p>830999</text:p>
          </table:table-cell>
          <table:table-cell office:value-type="float" office:value="535186">
            <text:p>535186</text:p>
          </table:table-cell>
          <table:table-cell office:value-type="float" office:value="4683">
            <text:p>4683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GRM21BR60J226ME39L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636fa&amp;sid=5822&amp;ppid=196432&amp;vpid=17687230&amp;ct=offers</text:p>
          </table:table-cell>
          <table:table-cell office:value-type="string">
            <text:p>https://octopart-clicks.com/click/track?country=NZ&amp;ak=68b25f31&amp;sig=0457ce2&amp;sid=459&amp;ppid=196432&amp;vpid=1184034&amp;ct=offers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office:value-type="string">
            <text:p>https://octopart-clicks.com/click/track?country=NZ&amp;ak=68b25f31&amp;sig=0953665&amp;sid=2402&amp;ppid=196432&amp;vpid=200361559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GRM21BR60J226ME39L</text:p>
          </table:table-cell>
          <table:table-cell table:number-columns-repeated="2" office:value-type="float" office:value="0.086">
            <text:p>0.086</text:p>
          </table:table-cell>
          <table:table-cell office:value-type="float" office:value="8.6">
            <text:p>8.6</text:p>
          </table:table-cell>
          <table:table-cell office:value-type="float" office:value="535186">
            <text:p>535186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table:number-columns-repeated="2"/>
          <table:table-cell office:value-type="float" office:value="0.0924">
            <text:p>0.0924</text:p>
          </table:table-cell>
          <table:table-cell office:value-type="float" office:value="0.086">
            <text:p>0.086</text:p>
          </table:table-cell>
          <table:table-cell office:value-type="float" office:value="0.091">
            <text:p>0.091</text:p>
          </table:table-cell>
          <table:table-cell office:value-type="float" office:value="549000">
            <text:p>549000</text:p>
          </table:table-cell>
          <table:table-cell office:value-type="float" office:value="830999">
            <text:p>830999</text:p>
          </table:table-cell>
          <table:table-cell office:value-type="float" office:value="535186">
            <text:p>535186</text:p>
          </table:table-cell>
          <table:table-cell office:value-type="float" office:value="4683">
            <text:p>4683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636fa&amp;sid=5822&amp;ppid=196432&amp;vpid=17687230&amp;ct=offers</text:p>
          </table:table-cell>
          <table:table-cell office:value-type="string">
            <text:p>https://octopart-clicks.com/click/track?country=NZ&amp;ak=68b25f31&amp;sig=0457ce2&amp;sid=459&amp;ppid=196432&amp;vpid=1184034&amp;ct=offers</text:p>
          </table:table-cell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 office:value-type="string">
            <text:p>https://octopart-clicks.com/click/track?country=NZ&amp;ak=68b25f31&amp;sig=0953665&amp;sid=2402&amp;ppid=196432&amp;vpid=200361559&amp;ct=offers</text:p>
          </table:table-cell>
          <table:table-cell office:value-type="string">
            <text:p>Mouser</text:p>
          </table:table-cell>
          <table:table-cell office:value-type="string">
            <text:p>GRM21BR60J226ME39L</text:p>
          </table:table-cell>
          <table:table-cell/>
          <table:table-cell table:number-columns-repeated="2" office:value-type="float" office:value="0.086">
            <text:p>0.086</text:p>
          </table:table-cell>
          <table:table-cell office:value-type="float" office:value="8.6">
            <text:p>8.6</text:p>
          </table:table-cell>
          <table:table-cell office:value-type="float" office:value="535186">
            <text:p>535186</text:p>
          </table:table-cell>
          <table:table-cell/>
          <table:table-cell office:value-type="string">
            <text:p>https://octopart-clicks.com/click/track?country=NZ&amp;ak=68b25f31&amp;sig=0d09a66&amp;sid=2401&amp;ppid=196432&amp;vpid=39471936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D61C474K4T2A-28</text:p>
          </table:table-cell>
          <table:table-cell office:value-type="string">
            <text:p>AVX Interconnect / Elco</text:p>
          </table:table-cell>
          <table:table-cell office:value-type="string">
            <text:p>ESD61C474K4T2A-28</text:p>
          </table:table-cell>
          <table:table-cell office:value-type="string">
            <text:p>https://octopart.com/esd61c474k4t2a-28-avx+interconnect+%2F+elco-24959182</text:p>
          </table:table-cell>
          <table:table-cell office:value-type="string">
            <text:p>C406</text:p>
          </table:table-cell>
          <table:table-cell/>
          <table:table-cell office:value-type="string">
            <text:p>470n/100</text:p>
          </table:table-cell>
          <table:table-cell office:value-type="float" office:value="100">
            <text:p>100</text:p>
          </table:table-cell>
          <table:table-cell office:value-type="string">
            <text:p>ESD61C474K4T2A-28</text:p>
          </table:table-cell>
          <table:table-cell office:value-type="string">
            <text:p>478-8032-1-ND</text:p>
          </table:table-cell>
          <table:table-cell office:value-type="string">
            <text:p>ESD61C474K4T2A-28</text:p>
          </table:table-cell>
          <table:table-cell office:value-type="string">
            <text:p>48W5665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2321">
            <text:p>0.2321</text:p>
          </table:table-cell>
          <table:table-cell office:value-type="float" office:value="0.182">
            <text:p>0.182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3155">
            <text:p>3155</text:p>
          </table:table-cell>
          <table:table-cell office:value-type="float" office:value="1909">
            <text:p>190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>
            <text:p>ESD61C474K4T2A-28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75117&amp;sid=5822&amp;ppid=24959182&amp;vpid=63959389&amp;ct=offers</text:p>
          </table:table-cell>
          <table:table-cell office:value-type="string">
            <text:p>https://octopart-clicks.com/click/track?country=NZ&amp;ak=68b25f31&amp;sig=04d1a15&amp;sid=459&amp;ppid=24959182&amp;vpid=68511829&amp;ct=offers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office:value-type="string">
            <text:p>https://octopart-clicks.com/click/track?country=NZ&amp;ak=68b25f31&amp;sig=0802389&amp;sid=2402&amp;ppid=24959182&amp;vpid=76549729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ESD61C474K4T2A-28</text:p>
          </table:table-cell>
          <table:table-cell table:number-columns-repeated="2" office:value-type="float" office:value="0.182">
            <text:p>0.182</text:p>
          </table:table-cell>
          <table:table-cell office:value-type="float" office:value="18.2">
            <text:p>18.2</text:p>
          </table:table-cell>
          <table:table-cell office:value-type="float" office:value="3155">
            <text:p>3155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table:number-columns-repeated="2"/>
          <table:table-cell office:value-type="float" office:value="0.2321">
            <text:p>0.2321</text:p>
          </table:table-cell>
          <table:table-cell office:value-type="float" office:value="0.182">
            <text:p>0.182</text:p>
          </table:table-cell>
          <table:table-cell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3155">
            <text:p>3155</text:p>
          </table:table-cell>
          <table:table-cell office:value-type="float" office:value="1909">
            <text:p>190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475117&amp;sid=5822&amp;ppid=24959182&amp;vpid=63959389&amp;ct=offers</text:p>
          </table:table-cell>
          <table:table-cell office:value-type="string">
            <text:p>https://octopart-clicks.com/click/track?country=NZ&amp;ak=68b25f31&amp;sig=04d1a15&amp;sid=459&amp;ppid=24959182&amp;vpid=68511829&amp;ct=offers</text:p>
          </table:table-cell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 office:value-type="string">
            <text:p>https://octopart-clicks.com/click/track?country=NZ&amp;ak=68b25f31&amp;sig=0802389&amp;sid=2402&amp;ppid=24959182&amp;vpid=76549729&amp;ct=offers</text:p>
          </table:table-cell>
          <table:table-cell office:value-type="string">
            <text:p>Mouser</text:p>
          </table:table-cell>
          <table:table-cell office:value-type="string">
            <text:p>ESD61C474K4T2A-28</text:p>
          </table:table-cell>
          <table:table-cell/>
          <table:table-cell table:number-columns-repeated="2" office:value-type="float" office:value="0.182">
            <text:p>0.182</text:p>
          </table:table-cell>
          <table:table-cell office:value-type="float" office:value="18.2">
            <text:p>18.2</text:p>
          </table:table-cell>
          <table:table-cell office:value-type="float" office:value="3155">
            <text:p>3155</text:p>
          </table:table-cell>
          <table:table-cell/>
          <table:table-cell office:value-type="string">
            <text:p>https://octopart-clicks.com/click/track?country=NZ&amp;ak=68b25f31&amp;sig=01738df&amp;sid=2401&amp;ppid=24959182&amp;vpid=70262260&amp;ct=offer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M31CR60J107ME39L</text:p>
          </table:table-cell>
          <table:table-cell office:value-type="string">
            <text:p>Murata</text:p>
          </table:table-cell>
          <table:table-cell office:value-type="string">
            <text:p>GRM31CR60J107ME39L</text:p>
          </table:table-cell>
          <table:table-cell office:value-type="string">
            <text:p>https://octopart.com/grm31cr60j107me39l-murata-197908</text:p>
          </table:table-cell>
          <table:table-cell office:value-type="string">
            <text:p>C5 C20 C29 C703</text:p>
          </table:table-cell>
          <table:table-cell/>
          <table:table-cell office:value-type="string">
            <text:p>100u</text:p>
          </table:table-cell>
          <table:table-cell office:value-type="float" office:value="400">
            <text:p>400</text:p>
          </table:table-cell>
          <table:table-cell office:value-type="string">
            <text:p>GRM31CR60J107ME39L/BKN</text:p>
          </table:table-cell>
          <table:table-cell office:value-type="string">
            <text:p>490-4539-1-ND</text:p>
          </table:table-cell>
          <table:table-cell office:value-type="string">
            <text:p>GRM31CR60J107ME39L</text:p>
          </table:table-cell>
          <table:table-cell office:value-type="string">
            <text:p>24R6343</text:p>
          </table:table-cell>
          <table:table-cell/>
          <table:table-cell office:value-type="string">
            <text:p>Cut Tape</text:p>
          </table:table-cell>
          <table:table-cell table:number-columns-repeated="2"/>
          <table:table-cell office:value-type="float" office:value="0.2348">
            <text:p>0.2348</text:p>
          </table:table-cell>
          <table:table-cell office:value-type="float" office:value="0.338">
            <text:p>0.338</text:p>
          </table:table-cell>
          <table:table-cell office:value-type="float" office:value="0.439">
            <text:p>0.439</text:p>
          </table:table-cell>
          <table:table-cell office:value-type="float" office:value="0.559">
            <text:p>0.559</text:p>
          </table:table-cell>
          <table:table-cell office:value-type="float" office:value="20805">
            <text:p>20805</text:p>
          </table:table-cell>
          <table:table-cell office:value-type="float" office:value="312737">
            <text:p>312737</text:p>
          </table:table-cell>
          <table:table-cell office:value-type="float" office:value="170535">
            <text:p>170535</text:p>
          </table:table-cell>
          <table:table-cell office:value-type="float" office:value="20645">
            <text:p>206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31CR60J107ME39L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 office:value-type="string">
            <text:p>https://octopart-clicks.com/click/track?country=NZ&amp;ak=68b25f31&amp;sig=09b3cc7&amp;sid=459&amp;ppid=197908&amp;vpid=1413538&amp;ct=offers</text:p>
          </table:table-cell>
          <table:table-cell office:value-type="string">
            <text:p>https://octopart-clicks.com/click/track?country=NZ&amp;ak=68b25f31&amp;sig=0a47dfe&amp;sid=2401&amp;ppid=197908&amp;vpid=37771492&amp;ct=offers</text:p>
          </table:table-cell>
          <table:table-cell office:value-type="string">
            <text:p>https://octopart-clicks.com/click/track?country=NZ&amp;ak=68b25f31&amp;sig=0b69c2c&amp;sid=2402&amp;ppid=197908&amp;vpid=190847004&amp;ct=offers</text:p>
          </table:table-cell>
          <table:table-cell office:value-type="string">
            <text:p>Avnet Express</text:p>
          </table:table-cell>
          <table:table-cell table:number-columns-repeated="2" office:value-type="string">
            <text:p>GRM31CR60J107ME39L/BKN</text:p>
          </table:table-cell>
          <table:table-cell office:value-type="float" office:value="0.2348">
            <text:p>0.2348</text:p>
          </table:table-cell>
          <table:table-cell office:value-type="float" office:value="0.9392">
            <text:p>0.9392</text:p>
          </table:table-cell>
          <table:table-cell office:value-type="float" office:value="93.92">
            <text:p>93.92</text:p>
          </table:table-cell>
          <table:table-cell office:value-type="float" office:value="20805">
            <text:p>208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/>
          <table:table-cell office:value-type="float" office:value="0.2348">
            <text:p>0.2348</text:p>
          </table:table-cell>
          <table:table-cell office:value-type="float" office:value="0.338">
            <text:p>0.338</text:p>
          </table:table-cell>
          <table:table-cell office:value-type="float" office:value="0.439">
            <text:p>0.439</text:p>
          </table:table-cell>
          <table:table-cell office:value-type="float" office:value="0.559">
            <text:p>0.559</text:p>
          </table:table-cell>
          <table:table-cell office:value-type="float" office:value="20805">
            <text:p>20805</text:p>
          </table:table-cell>
          <table:table-cell office:value-type="float" office:value="312737">
            <text:p>312737</text:p>
          </table:table-cell>
          <table:table-cell office:value-type="float" office:value="170535">
            <text:p>170535</text:p>
          </table:table-cell>
          <table:table-cell office:value-type="float" office:value="20645">
            <text:p>2064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 office:value-type="string">
            <text:p>https://octopart-clicks.com/click/track?country=NZ&amp;ak=68b25f31&amp;sig=09b3cc7&amp;sid=459&amp;ppid=197908&amp;vpid=1413538&amp;ct=offers</text:p>
          </table:table-cell>
          <table:table-cell office:value-type="string">
            <text:p>https://octopart-clicks.com/click/track?country=NZ&amp;ak=68b25f31&amp;sig=0a47dfe&amp;sid=2401&amp;ppid=197908&amp;vpid=37771492&amp;ct=offers</text:p>
          </table:table-cell>
          <table:table-cell office:value-type="string">
            <text:p>https://octopart-clicks.com/click/track?country=NZ&amp;ak=68b25f31&amp;sig=0b69c2c&amp;sid=2402&amp;ppid=197908&amp;vpid=190847004&amp;ct=offers</text:p>
          </table:table-cell>
          <table:table-cell office:value-type="string">
            <text:p>Avnet Express</text:p>
          </table:table-cell>
          <table:table-cell office:value-type="string">
            <text:p>GRM31CR60J107ME39L/BKN</text:p>
          </table:table-cell>
          <table:table-cell/>
          <table:table-cell office:value-type="float" office:value="0.2348">
            <text:p>0.2348</text:p>
          </table:table-cell>
          <table:table-cell office:value-type="float" office:value="0.9392">
            <text:p>0.9392</text:p>
          </table:table-cell>
          <table:table-cell office:value-type="float" office:value="93.92">
            <text:p>93.92</text:p>
          </table:table-cell>
          <table:table-cell office:value-type="float" office:value="20805">
            <text:p>2080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f5b060&amp;sid=5822&amp;ppid=197908&amp;vpid=2499736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K1005S39NJ</text:p>
          </table:table-cell>
          <table:table-cell office:value-type="string">
            <text:p>TDK</text:p>
          </table:table-cell>
          <table:table-cell office:value-type="string">
            <text:p>MLK1005S39NJ</text:p>
          </table:table-cell>
          <table:table-cell office:value-type="string">
            <text:p>https://octopart.com/mlk1005s39nj-tdk-386609</text:p>
          </table:table-cell>
          <table:table-cell office:value-type="string">
            <text:p>L101</text:p>
          </table:table-cell>
          <table:table-cell/>
          <table:table-cell office:value-type="string">
            <text:p>39nH</text:p>
          </table:table-cell>
          <table:table-cell office:value-type="float" office:value="100">
            <text:p>100</text:p>
          </table:table-cell>
          <table:table-cell office:value-type="string">
            <text:p>MLK1005S39NJ</text:p>
          </table:table-cell>
          <table:table-cell/>
          <table:table-cell office:value-type="string">
            <text:p>MLK1005S39NJ</text:p>
          </table:table-cell>
          <table:table-cell table:number-columns-repeated="7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28">
            <text:p>1002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MLK1005S39NJ</text:p>
          </table:table-cell>
          <table:table-cell office:value-type="string">
            <text:p>TDK</text:p>
          </table:table-cell>
          <table:table-cell office:value-type="string">
            <text:p>https://octopart-clicks.com/click/track?country=NZ&amp;ak=68b25f31&amp;sig=0c9e99e&amp;sid=5822&amp;ppid=386609&amp;vpid=36663549&amp;ct=offers</text:p>
          </table:table-cell>
          <table:table-cell office:value-type="string">
            <text:p>https://octopart.com/mlk1005s39nj-tdk-386609</text:p>
          </table:table-cell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MLK1005S39NJ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28">
            <text:p>10028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string">
            <text:p>https://octopart-clicks.com/click/track?country=NZ&amp;ak=68b25f31&amp;sig=0c9e99e&amp;sid=5822&amp;ppid=386609&amp;vpid=36663549&amp;ct=offers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MLK1005S39NJ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028">
            <text:p>10028</text:p>
          </table:table-cell>
          <table:table-cell/>
          <table:table-cell office:value-type="string">
            <text:p>https://octopart-clicks.com/click/track?country=NZ&amp;ak=68b25f31&amp;sig=03a5d47&amp;sid=2401&amp;ppid=386609&amp;vpid=37633186&amp;ct=off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LG1005SR15J</text:p>
          </table:table-cell>
          <table:table-cell office:value-type="string">
            <text:p>TDK</text:p>
          </table:table-cell>
          <table:table-cell office:value-type="string">
            <text:p>MLG1005SR15J</text:p>
          </table:table-cell>
          <table:table-cell office:value-type="string">
            <text:p>https://octopart.com/mlg1005sr15j-tdk-2429691</text:p>
          </table:table-cell>
          <table:table-cell office:value-type="string">
            <text:p>L403 L405 L406</text:p>
          </table:table-cell>
          <table:table-cell/>
          <table:table-cell office:value-type="string">
            <text:p>150nH</text:p>
          </table:table-cell>
          <table:table-cell office:value-type="float" office:value="300">
            <text:p>300</text:p>
          </table:table-cell>
          <table:table-cell office:value-type="string">
            <text:p>MLG1005SR15J</text:p>
          </table:table-cell>
          <table:table-cell/>
          <table:table-cell office:value-type="string">
            <text:p>MLG1005SR15J</text:p>
          </table:table-cell>
          <table:table-cell office:value-type="string">
            <text:p>17T6416</text:p>
          </table:table-cell>
          <table:table-cell table:number-columns-repeated="6"/>
          <table:table-cell office:value-type="float" office:value="0.075">
            <text:p>0.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139">
            <text:p>1613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>
            <text:p>MLG1005SR15J</text:p>
          </table:table-cell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6ecf72&amp;sid=5822&amp;ppid=2429691&amp;vpid=36663452&amp;ct=offers</text:p>
          </table:table-cell>
          <table:table-cell office:value-type="string">
            <text:p>https://octopart.com/mlg1005sr15j-tdk-2429691</text:p>
          </table:table-cell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office:value-type="string">
            <text:p>https://octopart-clicks.com/click/track?country=NZ&amp;ak=68b25f31&amp;sig=053121f&amp;sid=2402&amp;ppid=2429691&amp;vpid=205147172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MLG1005SR15J</text:p>
          </table:table-cell>
          <table:table-cell office:value-type="float" office:value="0.075">
            <text:p>0.075</text:p>
          </table:table-cell>
          <table:table-cell office:value-type="float" office:value="0.225">
            <text:p>0.225</text:p>
          </table:table-cell>
          <table:table-cell office:value-type="float" office:value="22.5">
            <text:p>22.5</text:p>
          </table:table-cell>
          <table:table-cell office:value-type="float" office:value="16139">
            <text:p>16139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table:number-columns-repeated="3"/>
          <table:table-cell office:value-type="float" office:value="0.075">
            <text:p>0.0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6139">
            <text:p>16139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6ecf72&amp;sid=5822&amp;ppid=2429691&amp;vpid=36663452&amp;ct=offers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 office:value-type="string">
            <text:p>https://octopart-clicks.com/click/track?country=NZ&amp;ak=68b25f31&amp;sig=053121f&amp;sid=2402&amp;ppid=2429691&amp;vpid=205147172&amp;ct=offers</text:p>
          </table:table-cell>
          <table:table-cell office:value-type="string">
            <text:p>Mouser</text:p>
          </table:table-cell>
          <table:table-cell office:value-type="string">
            <text:p>MLG1005SR15J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25">
            <text:p>0.225</text:p>
          </table:table-cell>
          <table:table-cell office:value-type="float" office:value="22.5">
            <text:p>22.5</text:p>
          </table:table-cell>
          <table:table-cell office:value-type="float" office:value="16139">
            <text:p>16139</text:p>
          </table:table-cell>
          <table:table-cell/>
          <table:table-cell office:value-type="string">
            <text:p>https://octopart-clicks.com/click/track?country=NZ&amp;ak=68b25f31&amp;sig=0ea34f9&amp;sid=2401&amp;ppid=2429691&amp;vpid=37809706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G1005SR27J</text:p>
          </table:table-cell>
          <table:table-cell office:value-type="string">
            <text:p>TDK</text:p>
          </table:table-cell>
          <table:table-cell office:value-type="string">
            <text:p>MLG1005SR27J</text:p>
          </table:table-cell>
          <table:table-cell office:value-type="string">
            <text:p>https://octopart.com/mlg1005sr27j-tdk-2429934</text:p>
          </table:table-cell>
          <table:table-cell office:value-type="string">
            <text:p>L402</text:p>
          </table:table-cell>
          <table:table-cell/>
          <table:table-cell office:value-type="string">
            <text:p>270nH</text:p>
          </table:table-cell>
          <table:table-cell office:value-type="float" office:value="100">
            <text:p>100</text:p>
          </table:table-cell>
          <table:table-cell office:value-type="string">
            <text:p>MLG1005SR27J</text:p>
          </table:table-cell>
          <table:table-cell/>
          <table:table-cell office:value-type="string">
            <text:p>MLG1005SR27J</text:p>
          </table:table-cell>
          <table:table-cell office:value-type="string">
            <text:p>17T6422</text:p>
          </table:table-cell>
          <table:table-cell table:number-columns-repeated="6"/>
          <table:table-cell office:value-type="float" office:value="0.075">
            <text:p>0.075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15361">
            <text:p>1536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MLG1005SR27J</text:p>
          </table:table-cell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fce619&amp;sid=5822&amp;ppid=2429934&amp;vpid=36663458&amp;ct=offers</text:p>
          </table:table-cell>
          <table:table-cell office:value-type="string">
            <text:p>https://octopart.com/mlg1005sr27j-tdk-2429934</text:p>
          </table:table-cell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office:value-type="string">
            <text:p>https://octopart-clicks.com/click/track?country=NZ&amp;ak=68b25f31&amp;sig=09e5bbd&amp;sid=2402&amp;ppid=2429934&amp;vpid=118708693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MLG1005SR27J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7.5">
            <text:p>7.5</text:p>
          </table:table-cell>
          <table:table-cell office:value-type="float" office:value="15361">
            <text:p>15361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table:number-columns-repeated="3"/>
          <table:table-cell office:value-type="float" office:value="0.075">
            <text:p>0.075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15361">
            <text:p>1536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https://octopart-clicks.com/click/track?country=NZ&amp;ak=68b25f31&amp;sig=0fce619&amp;sid=5822&amp;ppid=2429934&amp;vpid=36663458&amp;ct=offers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 office:value-type="string">
            <text:p>https://octopart-clicks.com/click/track?country=NZ&amp;ak=68b25f31&amp;sig=09e5bbd&amp;sid=2402&amp;ppid=2429934&amp;vpid=118708693&amp;ct=offers</text:p>
          </table:table-cell>
          <table:table-cell office:value-type="string">
            <text:p>Mouser</text:p>
          </table:table-cell>
          <table:table-cell office:value-type="string">
            <text:p>MLG1005SR27J</text:p>
          </table:table-cell>
          <table:table-cell/>
          <table:table-cell table:number-columns-repeated="2" office:value-type="float" office:value="0.075">
            <text:p>0.075</text:p>
          </table:table-cell>
          <table:table-cell office:value-type="float" office:value="7.5">
            <text:p>7.5</text:p>
          </table:table-cell>
          <table:table-cell office:value-type="float" office:value="15361">
            <text:p>15361</text:p>
          </table:table-cell>
          <table:table-cell/>
          <table:table-cell office:value-type="string">
            <text:p>https://octopart-clicks.com/click/track?country=NZ&amp;ak=68b25f31&amp;sig=023a9b1&amp;sid=2401&amp;ppid=2429934&amp;vpid=3781422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LG1005SR33J</text:p>
          </table:table-cell>
          <table:table-cell office:value-type="string">
            <text:p>TDK</text:p>
          </table:table-cell>
          <table:table-cell office:value-type="string">
            <text:p>MLG1005SR33J</text:p>
          </table:table-cell>
          <table:table-cell office:value-type="string">
            <text:p>https://octopart.com/mlg1005sr33j-tdk-2429726</text:p>
          </table:table-cell>
          <table:table-cell office:value-type="string">
            <text:p>L401 L404</text:p>
          </table:table-cell>
          <table:table-cell/>
          <table:table-cell office:value-type="string">
            <text:p>330nH</text:p>
          </table:table-cell>
          <table:table-cell office:value-type="float" office:value="200">
            <text:p>200</text:p>
          </table:table-cell>
          <table:table-cell office:value-type="string">
            <text:p>MLG1005SR33J</text:p>
          </table:table-cell>
          <table:table-cell/>
          <table:table-cell office:value-type="string">
            <text:p>MLG1005SR33J</text:p>
          </table:table-cell>
          <table:table-cell office:value-type="string">
            <text:p>17T6424</text:p>
          </table:table-cell>
          <table:table-cell table:number-columns-repeated="3"/>
          <table:table-cell office:value-type="string">
            <text:p>Tape &amp; Reel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/>
          <table:table-cell office:value-type="float" office:value="16572">
            <text:p>16572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string">
            <text:p>MLG1005SR33J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390a6&amp;sid=5822&amp;ppid=2429726&amp;vpid=36663460&amp;ct=offers</text:p>
          </table:table-cell>
          <table:table-cell office:value-type="string">
            <text:p>https://octopart.com/mlg1005sr33j-tdk-2429726</text:p>
          </table:table-cell>
          <table:table-cell office:value-type="string">
            <text:p>https://octopart-clicks.com/click/track?country=NZ&amp;ak=68b25f31&amp;sig=0eb14b0&amp;sid=2401&amp;ppid=2429726&amp;vpid=37811228&amp;ct=offers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Newark</text:p>
          </table:table-cell>
          <table:table-cell office:value-type="string">
            <text:p>17T6424</text:p>
          </table:table-cell>
          <table:table-cell office:value-type="string">
            <text:p>Tape &amp; Reel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2.4">
            <text:p>2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Tape &amp; Reel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/>
          <table:table-cell office:value-type="float" office:value="16572">
            <text:p>16572</text:p>
          </table:table-cell>
          <table:table-cell table:number-columns-repeated="2" office:value-type="float" office:value="10000">
            <text:p>10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390a6&amp;sid=5822&amp;ppid=2429726&amp;vpid=36663460&amp;ct=offers</text:p>
          </table:table-cell>
          <table:table-cell/>
          <table:table-cell office:value-type="string">
            <text:p>https://octopart-clicks.com/click/track?country=NZ&amp;ak=68b25f31&amp;sig=0eb14b0&amp;sid=2401&amp;ppid=2429726&amp;vpid=37811228&amp;ct=offers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 office:value-type="string">
            <text:p>Newark</text:p>
          </table:table-cell>
          <table:table-cell office:value-type="string">
            <text:p>17T6424</text:p>
          </table:table-cell>
          <table:table-cell office:value-type="string">
            <text:p>Tape &amp; Reel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2.4">
            <text:p>2.4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c3c6b&amp;sid=2402&amp;ppid=2429726&amp;vpid=8799543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N4018-1R0Y</text:p>
          </table:table-cell>
          <table:table-cell office:value-type="string">
            <text:p>Bourns</text:p>
          </table:table-cell>
          <table:table-cell office:value-type="string">
            <text:p>SRN4018-1R0Y</text:p>
          </table:table-cell>
          <table:table-cell office:value-type="string">
            <text:p>https://octopart.com/srn4018-1r0y-bourns-25452386</text:p>
          </table:table-cell>
          <table:table-cell office:value-type="string">
            <text:p>L701</text:p>
          </table:table-cell>
          <table:table-cell/>
          <table:table-cell office:value-type="string">
            <text:p>1uH 3.7A</text:p>
          </table:table-cell>
          <table:table-cell office:value-type="float" office:value="100">
            <text:p>100</text:p>
          </table:table-cell>
          <table:table-cell office:value-type="string">
            <text:p>SRN4018-1R0Y</text:p>
          </table:table-cell>
          <table:table-cell office:value-type="string">
            <text:p>SRN4018-1R0YCT-ND</text:p>
          </table:table-cell>
          <table:table-cell office:value-type="string">
            <text:p>SRN4018-1R0Y</text:p>
          </table:table-cell>
          <table:table-cell office:value-type="string">
            <text:p>54W0051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table:number-columns-repeated="2"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3000">
            <text:p>3000</text:p>
          </table:table-cell>
          <table:table-cell office:value-type="float" office:value="3729">
            <text:p>3729</text:p>
          </table:table-cell>
          <table:table-cell office:value-type="float" office:value="2909">
            <text:p>2909</text:p>
          </table:table-cell>
          <table:table-cell office:value-type="float" office:value="2970">
            <text:p>297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SRN4018-1R0Y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88f29&amp;sid=5822&amp;ppid=25452386&amp;vpid=60999184&amp;ct=offers</text:p>
          </table:table-cell>
          <table:table-cell office:value-type="string">
            <text:p>https://octopart-clicks.com/click/track?country=NZ&amp;ak=68b25f31&amp;sig=00876c3&amp;sid=459&amp;ppid=25452386&amp;vpid=63783136&amp;ct=offers</text:p>
          </table:table-cell>
          <table:table-cell office:value-type="string">
            <text:p>https://octopart-clicks.com/click/track?country=NZ&amp;ak=68b25f31&amp;sig=00e0cc8&amp;sid=2401&amp;ppid=25452386&amp;vpid=66287749&amp;ct=offers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office:value-type="string">
            <text:p>Newark</text:p>
          </table:table-cell>
          <table:table-cell office:value-type="string">
            <text:p>54W0051</text:p>
          </table:table-cell>
          <table:table-cell office:value-type="string">
            <text:p>SRN4018-1R0Y</text:p>
          </table:table-cell>
          <table:table-cell table:number-columns-repeated="2" office:value-type="float" office:value="0.204">
            <text:p>0.204</text:p>
          </table:table-cell>
          <table:table-cell office:value-type="float" office:value="20.4">
            <text:p>20.4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table:number-columns-repeated="2"/>
          <table:table-cell table:number-columns-repeated="2"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3000">
            <text:p>3000</text:p>
          </table:table-cell>
          <table:table-cell office:value-type="float" office:value="3729">
            <text:p>3729</text:p>
          </table:table-cell>
          <table:table-cell office:value-type="float" office:value="2909">
            <text:p>2909</text:p>
          </table:table-cell>
          <table:table-cell office:value-type="float" office:value="2970">
            <text:p>297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88f29&amp;sid=5822&amp;ppid=25452386&amp;vpid=60999184&amp;ct=offers</text:p>
          </table:table-cell>
          <table:table-cell office:value-type="string">
            <text:p>https://octopart-clicks.com/click/track?country=NZ&amp;ak=68b25f31&amp;sig=00876c3&amp;sid=459&amp;ppid=25452386&amp;vpid=63783136&amp;ct=offers</text:p>
          </table:table-cell>
          <table:table-cell office:value-type="string">
            <text:p>https://octopart-clicks.com/click/track?country=NZ&amp;ak=68b25f31&amp;sig=00e0cc8&amp;sid=2401&amp;ppid=25452386&amp;vpid=66287749&amp;ct=offers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 office:value-type="string">
            <text:p>Newark</text:p>
          </table:table-cell>
          <table:table-cell office:value-type="string">
            <text:p>54W0051</text:p>
          </table:table-cell>
          <table:table-cell/>
          <table:table-cell table:number-columns-repeated="2" office:value-type="float" office:value="0.204">
            <text:p>0.204</text:p>
          </table:table-cell>
          <table:table-cell office:value-type="float" office:value="20.4">
            <text:p>20.4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533f&amp;sid=2402&amp;ppid=25452386&amp;vpid=199875517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DSOD323-T03C</text:p>
          </table:table-cell>
          <table:table-cell office:value-type="string">
            <text:p>Bourns</text:p>
          </table:table-cell>
          <table:table-cell office:value-type="string">
            <text:p>CDSOD323-T03C</text:p>
          </table:table-cell>
          <table:table-cell office:value-type="string">
            <text:p>https://octopart.com/cdsod323-t03c-bourns-1689721</text:p>
          </table:table-cell>
          <table:table-cell office:value-type="string">
            <text:p>Z401 Z402</text:p>
          </table:table-cell>
          <table:table-cell/>
          <table:table-cell office:value-type="string">
            <text:p>TVS 3.3V</text:p>
          </table:table-cell>
          <table:table-cell office:value-type="float" office:value="200">
            <text:p>200</text:p>
          </table:table-cell>
          <table:table-cell office:value-type="string">
            <text:p>CDSOD323-T03C</text:p>
          </table:table-cell>
          <table:table-cell office:value-type="string">
            <text:p>CDSOD323-T03CCT-ND</text:p>
          </table:table-cell>
          <table:table-cell office:value-type="string">
            <text:p>CDSOD323-T03C</text:p>
          </table:table-cell>
          <table:table-cell office:value-type="string">
            <text:p>99W2453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556">
            <text:p>0.556</text:p>
          </table:table-cell>
          <table:table-cell office:value-type="float" office:value="0.412">
            <text:p>0.412</text:p>
          </table:table-cell>
          <table:table-cell office:value-type="float" office:value="0.674">
            <text:p>0.674</text:p>
          </table:table-cell>
          <table:table-cell office:value-type="float" office:value="6000">
            <text:p>6000</text:p>
          </table:table-cell>
          <table:table-cell office:value-type="float" office:value="10583">
            <text:p>10583</text:p>
          </table:table-cell>
          <table:table-cell office:value-type="float" office:value="10832">
            <text:p>10832</text:p>
          </table:table-cell>
          <table:table-cell office:value-type="float" office:value="8805">
            <text:p>880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CDSOD323-T03C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272ce&amp;sid=5822&amp;ppid=1689721&amp;vpid=17679590&amp;ct=offers</text:p>
          </table:table-cell>
          <table:table-cell office:value-type="string">
            <text:p>https://octopart-clicks.com/click/track?country=NZ&amp;ak=68b25f31&amp;sig=05147b5&amp;sid=459&amp;ppid=1689721&amp;vpid=58963339&amp;ct=offers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office:value-type="string">
            <text:p>https://octopart-clicks.com/click/track?country=NZ&amp;ak=68b25f31&amp;sig=038eef1&amp;sid=2402&amp;ppid=1689721&amp;vpid=91267726&amp;ct=offers</text:p>
          </table:table-cell>
          <table:table-cell office:value-type="string">
            <text:p>Mouser</text:p>
          </table:table-cell>
          <table:table-cell table:number-columns-repeated="2" office:value-type="string">
            <text:p>CDSOD323-T03C</text:p>
          </table:table-cell>
          <table:table-cell office:value-type="float" office:value="0.412">
            <text:p>0.412</text:p>
          </table:table-cell>
          <table:table-cell office:value-type="float" office:value="0.824">
            <text:p>0.824</text:p>
          </table:table-cell>
          <table:table-cell office:value-type="float" office:value="82.4">
            <text:p>82.4</text:p>
          </table:table-cell>
          <table:table-cell office:value-type="float" office:value="10832">
            <text:p>10832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table:number-columns-repeated="2"/>
          <table:table-cell office:value-type="float" office:value="0.556">
            <text:p>0.556</text:p>
          </table:table-cell>
          <table:table-cell office:value-type="float" office:value="0.412">
            <text:p>0.412</text:p>
          </table:table-cell>
          <table:table-cell office:value-type="float" office:value="0.674">
            <text:p>0.674</text:p>
          </table:table-cell>
          <table:table-cell office:value-type="float" office:value="6000">
            <text:p>6000</text:p>
          </table:table-cell>
          <table:table-cell office:value-type="float" office:value="10583">
            <text:p>10583</text:p>
          </table:table-cell>
          <table:table-cell office:value-type="float" office:value="10832">
            <text:p>10832</text:p>
          </table:table-cell>
          <table:table-cell office:value-type="float" office:value="8805">
            <text:p>8805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272ce&amp;sid=5822&amp;ppid=1689721&amp;vpid=17679590&amp;ct=offers</text:p>
          </table:table-cell>
          <table:table-cell office:value-type="string">
            <text:p>https://octopart-clicks.com/click/track?country=NZ&amp;ak=68b25f31&amp;sig=05147b5&amp;sid=459&amp;ppid=1689721&amp;vpid=58963339&amp;ct=offers</text:p>
          </table:table-cell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 office:value-type="string">
            <text:p>https://octopart-clicks.com/click/track?country=NZ&amp;ak=68b25f31&amp;sig=038eef1&amp;sid=2402&amp;ppid=1689721&amp;vpid=91267726&amp;ct=offers</text:p>
          </table:table-cell>
          <table:table-cell office:value-type="string">
            <text:p>Mouser</text:p>
          </table:table-cell>
          <table:table-cell office:value-type="string">
            <text:p>CDSOD323-T03C</text:p>
          </table:table-cell>
          <table:table-cell/>
          <table:table-cell office:value-type="float" office:value="0.412">
            <text:p>0.412</text:p>
          </table:table-cell>
          <table:table-cell office:value-type="float" office:value="0.824">
            <text:p>0.824</text:p>
          </table:table-cell>
          <table:table-cell office:value-type="float" office:value="82.4">
            <text:p>82.4</text:p>
          </table:table-cell>
          <table:table-cell office:value-type="float" office:value="10832">
            <text:p>10832</text:p>
          </table:table-cell>
          <table:table-cell/>
          <table:table-cell office:value-type="string">
            <text:p>https://octopart-clicks.com/click/track?country=NZ&amp;ak=68b25f31&amp;sig=0969804&amp;sid=2401&amp;ppid=1689721&amp;vpid=39229321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B44-E3/52T</text:p>
          </table:table-cell>
          <table:table-cell office:value-type="string">
            <text:p>Vishay</text:p>
          </table:table-cell>
          <table:table-cell office:value-type="string">
            <text:p>SSB44-E3/52T</text:p>
          </table:table-cell>
          <table:table-cell office:value-type="string">
            <text:p>https://octopart.com/ssb44-e3%2F52t-vishay-39552938</text:p>
          </table:table-cell>
          <table:table-cell office:value-type="string">
            <text:p>D701</text:p>
          </table:table-cell>
          <table:table-cell/>
          <table:table-cell office:value-type="string">
            <text:p>SR 5A 40V</text:p>
          </table:table-cell>
          <table:table-cell office:value-type="float" office:value="100">
            <text:p>100</text:p>
          </table:table-cell>
          <table:table-cell office:value-type="string">
            <text:p>SSB44-E3/52T/BKN</text:p>
          </table:table-cell>
          <table:table-cell office:value-type="string">
            <text:p>SSB44-E3/52TGICT-ND</text:p>
          </table:table-cell>
          <table:table-cell office:value-type="string">
            <text:p>SSB44-E3/52T</text:p>
          </table:table-cell>
          <table:table-cell office:value-type="string">
            <text:p>77K7964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 office:value-type="float" office:value="0.1466">
            <text:p>0.1466</text:p>
          </table:table-cell>
          <table:table-cell office:value-type="float" office:value="0.3004">
            <text:p>0.3004</text:p>
          </table:table-cell>
          <table:table-cell office:value-type="float" office:value="0.222">
            <text:p>0.222</text:p>
          </table:table-cell>
          <table:table-cell office:value-type="float" office:value="0.114">
            <text:p>0.114</text:p>
          </table:table-cell>
          <table:table-cell office:value-type="float" office:value="2460">
            <text:p>2460</text:p>
          </table:table-cell>
          <table:table-cell office:value-type="float" office:value="29282">
            <text:p>29282</text:p>
          </table:table-cell>
          <table:table-cell office:value-type="float" office:value="12663">
            <text:p>12663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SB44-E3/52T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078d1&amp;sid=5822&amp;ppid=39552938&amp;vpid=160584864&amp;ct=offers</text:p>
          </table:table-cell>
          <table:table-cell office:value-type="string">
            <text:p>https://octopart-clicks.com/click/track?country=NZ&amp;ak=68b25f31&amp;sig=0714ccd&amp;sid=459&amp;ppid=39552938&amp;vpid=158973983&amp;ct=offers</text:p>
          </table:table-cell>
          <table:table-cell office:value-type="string">
            <text:p>https://octopart-clicks.com/click/track?country=NZ&amp;ak=68b25f31&amp;sig=09dd2fe&amp;sid=2401&amp;ppid=39552938&amp;vpid=115001381&amp;ct=offers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Newark</text:p>
          </table:table-cell>
          <table:table-cell office:value-type="string">
            <text:p>77K7964</text:p>
          </table:table-cell>
          <table:table-cell office:value-type="string">
            <text:p>Tape &amp; Reel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11.4">
            <text:p>11.4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Tape &amp; Reel</text:p>
          </table:table-cell>
          <table:table-cell office:value-type="float" office:value="0.1466">
            <text:p>0.1466</text:p>
          </table:table-cell>
          <table:table-cell office:value-type="float" office:value="0.3004">
            <text:p>0.3004</text:p>
          </table:table-cell>
          <table:table-cell office:value-type="float" office:value="0.222">
            <text:p>0.222</text:p>
          </table:table-cell>
          <table:table-cell office:value-type="float" office:value="0.114">
            <text:p>0.114</text:p>
          </table:table-cell>
          <table:table-cell office:value-type="float" office:value="2460">
            <text:p>2460</text:p>
          </table:table-cell>
          <table:table-cell office:value-type="float" office:value="29282">
            <text:p>29282</text:p>
          </table:table-cell>
          <table:table-cell office:value-type="float" office:value="12663">
            <text:p>12663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078d1&amp;sid=5822&amp;ppid=39552938&amp;vpid=160584864&amp;ct=offers</text:p>
          </table:table-cell>
          <table:table-cell office:value-type="string">
            <text:p>https://octopart-clicks.com/click/track?country=NZ&amp;ak=68b25f31&amp;sig=0714ccd&amp;sid=459&amp;ppid=39552938&amp;vpid=158973983&amp;ct=offers</text:p>
          </table:table-cell>
          <table:table-cell office:value-type="string">
            <text:p>https://octopart-clicks.com/click/track?country=NZ&amp;ak=68b25f31&amp;sig=09dd2fe&amp;sid=2401&amp;ppid=39552938&amp;vpid=115001381&amp;ct=offers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 office:value-type="string">
            <text:p>Newark</text:p>
          </table:table-cell>
          <table:table-cell office:value-type="string">
            <text:p>77K7964</text:p>
          </table:table-cell>
          <table:table-cell office:value-type="string">
            <text:p>Tape &amp; Reel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11.4">
            <text:p>11.4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85689e&amp;sid=2402&amp;ppid=39552938&amp;vpid=118863280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P5907QMFX-3.3Q1</text:p>
          </table:table-cell>
          <table:table-cell office:value-type="string">
            <text:p>Texas Instruments</text:p>
          </table:table-cell>
          <table:table-cell office:value-type="string">
            <text:p>LP5907QMFX-3.3Q1</text:p>
          </table:table-cell>
          <table:table-cell office:value-type="string">
            <text:p>https://octopart.com/lp5907qmfx-3.3q1-texas+instruments-50417899</text:p>
          </table:table-cell>
          <table:table-cell office:value-type="string">
            <text:p>U104 U404</text:p>
          </table:table-cell>
          <table:table-cell/>
          <table:table-cell office:value-type="string">
            <text:p>LP5907 3.3V 250mA</text:p>
          </table:table-cell>
          <table:table-cell office:value-type="float" office:value="200">
            <text:p>200</text:p>
          </table:table-cell>
          <table:table-cell office:value-type="string">
            <text:p>LP5907QMFX-3.3Q1</text:p>
          </table:table-cell>
          <table:table-cell office:value-type="string">
            <text:p>296-40365-1-ND</text:p>
          </table:table-cell>
          <table:table-cell office:value-type="string">
            <text:p>LP5907QMFX-3.3Q1</text:p>
          </table:table-cell>
          <table:table-cell office:value-type="string">
            <text:p>87X1893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LP5907QMFX-3.3Q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cd7f&amp;sid=5822&amp;ppid=50417899&amp;vpid=168822105&amp;ct=offers</text:p>
          </table:table-cell>
          <table:table-cell office:value-type="string">
            <text:p>https://octopart-clicks.com/click/track?country=NZ&amp;ak=68b25f31&amp;sig=0edc160&amp;sid=459&amp;ppid=50417899&amp;vpid=192870069&amp;ct=offers</text:p>
          </table:table-cell>
          <table:table-cell office:value-type="string">
            <text:p>https://octopart-clicks.com/click/track?country=NZ&amp;ak=68b25f31&amp;sig=0556bf2&amp;sid=2401&amp;ppid=50417899&amp;vpid=201387125&amp;ct=offers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office:value-type="string">
            <text:p>Newark</text:p>
          </table:table-cell>
          <table:table-cell office:value-type="string">
            <text:p>87X1893</text:p>
          </table:table-cell>
          <table:table-cell office:value-type="string">
            <text:p>LP5907QMFX-3.3Q1</text:p>
          </table:table-cell>
          <table:table-cell office:value-type="float" office:value="0.433">
            <text:p>0.433</text:p>
          </table:table-cell>
          <table:table-cell office:value-type="float" office:value="0.866">
            <text:p>0.866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table:number-columns-repeated="2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cd7f&amp;sid=5822&amp;ppid=50417899&amp;vpid=168822105&amp;ct=offers</text:p>
          </table:table-cell>
          <table:table-cell office:value-type="string">
            <text:p>https://octopart-clicks.com/click/track?country=NZ&amp;ak=68b25f31&amp;sig=0edc160&amp;sid=459&amp;ppid=50417899&amp;vpid=192870069&amp;ct=offers</text:p>
          </table:table-cell>
          <table:table-cell office:value-type="string">
            <text:p>https://octopart-clicks.com/click/track?country=NZ&amp;ak=68b25f31&amp;sig=0556bf2&amp;sid=2401&amp;ppid=50417899&amp;vpid=201387125&amp;ct=offers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 office:value-type="string">
            <text:p>Newark</text:p>
          </table:table-cell>
          <table:table-cell office:value-type="string">
            <text:p>87X1893</text:p>
          </table:table-cell>
          <table:table-cell/>
          <table:table-cell office:value-type="float" office:value="0.433">
            <text:p>0.433</text:p>
          </table:table-cell>
          <table:table-cell office:value-type="float" office:value="0.866">
            <text:p>0.866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48ce1&amp;sid=2402&amp;ppid=50417899&amp;vpid=173792089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P5907QMFX-1.8Q1</text:p>
          </table:table-cell>
          <table:table-cell office:value-type="string">
            <text:p>Texas Instruments</text:p>
          </table:table-cell>
          <table:table-cell office:value-type="string">
            <text:p>LP5907QMFX-1.8Q1</text:p>
          </table:table-cell>
          <table:table-cell office:value-type="string">
            <text:p>https://octopart.com/lp5907qmfx-1.8q1-texas+instruments-50417895</text:p>
          </table:table-cell>
          <table:table-cell office:value-type="string">
            <text:p>U702</text:p>
          </table:table-cell>
          <table:table-cell/>
          <table:table-cell office:value-type="string">
            <text:p>LP5907 1.8V 250mA</text:p>
          </table:table-cell>
          <table:table-cell office:value-type="float" office:value="100">
            <text:p>100</text:p>
          </table:table-cell>
          <table:table-cell office:value-type="string">
            <text:p>LP5907QMFX-1.8Q1</text:p>
          </table:table-cell>
          <table:table-cell office:value-type="string">
            <text:p>296-40361-1-ND</text:p>
          </table:table-cell>
          <table:table-cell office:value-type="string">
            <text:p>LP5907QMFX-1.8Q1</text:p>
          </table:table-cell>
          <table:table-cell office:value-type="string">
            <text:p>87X1889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LP5907QMFX-1.8Q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e17de&amp;sid=5822&amp;ppid=50417895&amp;vpid=168822101&amp;ct=offers</text:p>
          </table:table-cell>
          <table:table-cell office:value-type="string">
            <text:p>https://octopart-clicks.com/click/track?country=NZ&amp;ak=68b25f31&amp;sig=009bcdf&amp;sid=459&amp;ppid=50417895&amp;vpid=192870057&amp;ct=offers</text:p>
          </table:table-cell>
          <table:table-cell office:value-type="string">
            <text:p>https://octopart-clicks.com/click/track?country=NZ&amp;ak=68b25f31&amp;sig=023db5f&amp;sid=2401&amp;ppid=50417895&amp;vpid=201387120&amp;ct=offers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office:value-type="string">
            <text:p>Newark</text:p>
          </table:table-cell>
          <table:table-cell office:value-type="string">
            <text:p>87X1889</text:p>
          </table:table-cell>
          <table:table-cell office:value-type="string">
            <text:p>LP5907QMFX-1.8Q1</text:p>
          </table:table-cell>
          <table:table-cell table:number-columns-repeated="2" office:value-type="float" office:value="0.433">
            <text:p>0.433</text:p>
          </table:table-cell>
          <table:table-cell office:value-type="float" office:value="43.3">
            <text:p>4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table:number-columns-repeated="2"/>
          <table:table-cell office:value-type="float" office:value="0.4573">
            <text:p>0.4573</text:p>
          </table:table-cell>
          <table:table-cell office:value-type="float" office:value="0.534">
            <text:p>0.534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e17de&amp;sid=5822&amp;ppid=50417895&amp;vpid=168822101&amp;ct=offers</text:p>
          </table:table-cell>
          <table:table-cell office:value-type="string">
            <text:p>https://octopart-clicks.com/click/track?country=NZ&amp;ak=68b25f31&amp;sig=009bcdf&amp;sid=459&amp;ppid=50417895&amp;vpid=192870057&amp;ct=offers</text:p>
          </table:table-cell>
          <table:table-cell office:value-type="string">
            <text:p>https://octopart-clicks.com/click/track?country=NZ&amp;ak=68b25f31&amp;sig=023db5f&amp;sid=2401&amp;ppid=50417895&amp;vpid=201387120&amp;ct=offers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 office:value-type="string">
            <text:p>Newark</text:p>
          </table:table-cell>
          <table:table-cell office:value-type="string">
            <text:p>87X1889</text:p>
          </table:table-cell>
          <table:table-cell/>
          <table:table-cell table:number-columns-repeated="2" office:value-type="float" office:value="0.433">
            <text:p>0.433</text:p>
          </table:table-cell>
          <table:table-cell office:value-type="float" office:value="43.3">
            <text:p>43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3f0697&amp;sid=2402&amp;ppid=50417895&amp;vpid=17379208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R10530YSD/NOPB</text:p>
          </table:table-cell>
          <table:table-cell office:value-type="string">
            <text:p>Texas Instruments</text:p>
          </table:table-cell>
          <table:table-cell office:value-type="string">
            <text:p>LMR10530YSD/NOPB</text:p>
          </table:table-cell>
          <table:table-cell office:value-type="string">
            <text:p>https://octopart.com/lmr10530ysd%2Fnopb-texas+instruments-24850305</text:p>
          </table:table-cell>
          <table:table-cell office:value-type="string">
            <text:p>U701</text:p>
          </table:table-cell>
          <table:table-cell/>
          <table:table-cell office:value-type="string">
            <text:p>LMR10530Y 1.0V 3A</text:p>
          </table:table-cell>
          <table:table-cell office:value-type="float" office:value="100">
            <text:p>100</text:p>
          </table:table-cell>
          <table:table-cell office:value-type="string">
            <text:p>LMR10530YSD/NOPB</text:p>
          </table:table-cell>
          <table:table-cell office:value-type="string">
            <text:p>296-40292-1-ND</text:p>
          </table:table-cell>
          <table:table-cell office:value-type="string">
            <text:p>LMR10530YSD/NOPB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1.134">
            <text:p>1.134</text:p>
          </table:table-cell>
          <table:table-cell office:value-type="float" office:value="1.29">
            <text:p>1.29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691">
            <text:p>69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LMR10530YSD/NOPB</text:p>
          </table:table-cell>
          <table:table-cell office:value-type="string">
            <text:p>Texas Instruments</text:p>
          </table:table-cell>
          <table:table-cell office:value-type="string">
            <text:p>https://octopart-clicks.com/click/track?country=NZ&amp;ak=68b25f31&amp;sig=0d1ba84&amp;sid=5822&amp;ppid=24850305&amp;vpid=57492745&amp;ct=offers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office:value-type="string">
            <text:p>https://octopart-clicks.com/click/track?country=NZ&amp;ak=68b25f31&amp;sig=05a2509&amp;sid=2401&amp;ppid=24850305&amp;vpid=6638471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296-40292-1-ND</text:p>
          </table:table-cell>
          <table:table-cell office:value-type="string">
            <text:p>Cut Tape</text:p>
          </table:table-cell>
          <table:table-cell table:number-columns-repeated="2" office:value-type="float" office:value="1.134">
            <text:p>1.134</text:p>
          </table:table-cell>
          <table:table-cell office:value-type="float" office:value="113.4">
            <text:p>113.4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table:number-columns-repeated="2"/>
          <table:table-cell office:value-type="float" office:value="1.134">
            <text:p>1.134</text:p>
          </table:table-cell>
          <table:table-cell office:value-type="float" office:value="1.29">
            <text:p>1.29</text:p>
          </table:table-cell>
          <table:table-cell/>
          <table:table-cell office:value-type="float" office:value="0">
            <text:p>0</text:p>
          </table:table-cell>
          <table:table-cell office:value-type="float" office:value="1257">
            <text:p>1257</text:p>
          </table:table-cell>
          <table:table-cell office:value-type="float" office:value="691">
            <text:p>691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d1ba84&amp;sid=5822&amp;ppid=24850305&amp;vpid=57492745&amp;ct=offers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 office:value-type="string">
            <text:p>https://octopart-clicks.com/click/track?country=NZ&amp;ak=68b25f31&amp;sig=05a2509&amp;sid=2401&amp;ppid=24850305&amp;vpid=66384713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296-40292-1-ND</text:p>
          </table:table-cell>
          <table:table-cell office:value-type="string">
            <text:p>Cut Tape</text:p>
          </table:table-cell>
          <table:table-cell table:number-columns-repeated="2" office:value-type="float" office:value="1.134">
            <text:p>1.134</text:p>
          </table:table-cell>
          <table:table-cell office:value-type="float" office:value="113.4">
            <text:p>113.4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d4c43d&amp;sid=459&amp;ppid=24850305&amp;vpid=192869848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C7A35T-1FTG256C</text:p>
          </table:table-cell>
          <table:table-cell office:value-type="string">
            <text:p>Xilinx</text:p>
          </table:table-cell>
          <table:table-cell office:value-type="string">
            <text:p>XC7A35T-1FTG256C</text:p>
          </table:table-cell>
          <table:table-cell office:value-type="string">
            <text:p>https://octopart.com/xc7a35t-1ftg256c-xilinx-39208142</text:p>
          </table:table-cell>
          <table:table-cell office:value-type="string">
            <text:p>U1</text:p>
          </table:table-cell>
          <table:table-cell/>
          <table:table-cell office:value-type="string">
            <text:p>Artix-7 A35</text:p>
          </table:table-cell>
          <table:table-cell office:value-type="float" office:value="100">
            <text:p>100</text:p>
          </table:table-cell>
          <table:table-cell office:value-type="string">
            <text:p>XC7A35T-1FTG256C</text:p>
          </table:table-cell>
          <table:table-cell office:value-type="string">
            <text:p>122-1910-ND</text:p>
          </table:table-cell>
          <table:table-cell table:number-columns-repeated="3"/>
          <table:table-cell office:value-type="string">
            <text:p>Tray</text:p>
          </table:table-cell>
          <table:table-cell table:number-columns-repeated="2"/>
          <table:table-cell office:value-type="float" office:value="33.8545">
            <text:p>33.8545</text:p>
          </table:table-cell>
          <table:table-cell office:value-type="float" office:value="34.37">
            <text:p>34.3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XC7A35T-1FTG256C</text:p>
          </table:table-cell>
          <table:table-cell office:value-type="string">
            <text:p>Xilinx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 office:value-type="string">
            <text:p>https://octopart-clicks.com/click/track?country=NZ&amp;ak=68b25f31&amp;sig=08a517c&amp;sid=459&amp;ppid=39208142&amp;vpid=175997289&amp;ct=offers</text:p>
          </table:table-cell>
          <table:table-cell office:value-type="string">
            <text:p>U1</text:p>
          </table:table-cell>
          <table:table-cell/>
          <table:table-cell office:value-type="string">
            <text:p>Avnet Express</text:p>
          </table:table-cell>
          <table:table-cell table:number-columns-repeated="2" office:value-type="string">
            <text:p>XC7A35T-1FTG256C</text:p>
          </table:table-cell>
          <table:table-cell table:number-columns-repeated="2" office:value-type="float" office:value="33.8545">
            <text:p>33.8545</text:p>
          </table:table-cell>
          <table:table-cell office:value-type="float" office:value="3385.45">
            <text:p>3385.4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/>
          <table:table-cell office:value-type="float" office:value="33.8545">
            <text:p>33.8545</text:p>
          </table:table-cell>
          <table:table-cell office:value-type="float" office:value="34.37">
            <text:p>34.3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 office:value-type="string">
            <text:p>https://octopart-clicks.com/click/track?country=NZ&amp;ak=68b25f31&amp;sig=08a517c&amp;sid=459&amp;ppid=39208142&amp;vpid=175997289&amp;ct=offers</text:p>
          </table:table-cell>
          <table:table-cell table:number-columns-repeated="2"/>
          <table:table-cell office:value-type="string">
            <text:p>Avnet Express</text:p>
          </table:table-cell>
          <table:table-cell office:value-type="string">
            <text:p>XC7A35T-1FTG256C</text:p>
          </table:table-cell>
          <table:table-cell/>
          <table:table-cell table:number-columns-repeated="2" office:value-type="float" office:value="33.8545">
            <text:p>33.8545</text:p>
          </table:table-cell>
          <table:table-cell office:value-type="float" office:value="3385.45">
            <text:p>3385.4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cb9a36&amp;sid=5822&amp;ppid=39208142&amp;vpid=11440482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4150L-R</text:p>
          </table:table-cell>
          <table:table-cell office:value-type="string">
            <text:p>Skyworks Solutions</text:p>
          </table:table-cell>
          <table:table-cell office:value-type="string">
            <text:p>SE4150L-R</text:p>
          </table:table-cell>
          <table:table-cell office:value-type="string">
            <text:p>https://octopart.com/se4150l-r-skyworks+solutions-20439429</text:p>
          </table:table-cell>
          <table:table-cell office:value-type="string">
            <text:p>U101</text:p>
          </table:table-cell>
          <table:table-cell/>
          <table:table-cell office:value-type="string">
            <text:p>SE4150L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863-1354-1-ND</text:p>
          </table:table-cell>
          <table:table-cell office:value-type="string">
            <text:p>SE4150L-R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table:number-columns-repeated="2" office:value-type="float" office:value="2.51">
            <text:p>2.51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4150L-R</text:p>
          </table:table-cell>
          <table:table-cell office:value-type="string">
            <text:p>Skyworks Solutions</text:p>
          </table:table-cell>
          <table:table-cell office:value-type="string">
            <text:p>SE4150L-R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office:value-type="string">
            <text:p>https://octopart-clicks.com/click/track?country=NZ&amp;ak=68b25f31&amp;sig=0e39b2b&amp;sid=2401&amp;ppid=20439429&amp;vpid=5580297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863-1354-1-ND</text:p>
          </table:table-cell>
          <table:table-cell office:value-type="string">
            <text:p>Cut Tape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51">
            <text:p>251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table:number-columns-repeated="2"/>
          <table:table-cell table:number-columns-repeated="2" office:value-type="float" office:value="2.51">
            <text:p>2.51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 office:value-type="string">
            <text:p>https://octopart-clicks.com/click/track?country=NZ&amp;ak=68b25f31&amp;sig=0e39b2b&amp;sid=2401&amp;ppid=20439429&amp;vpid=55802974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863-1354-1-ND</text:p>
          </table:table-cell>
          <table:table-cell office:value-type="string">
            <text:p>Cut Tape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51">
            <text:p>251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3c5f9&amp;sid=459&amp;ppid=20439429&amp;vpid=40478137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</text:p>
          </table:table-cell>
          <table:table-cell office:value-type="string">
            <text:p>https://octopart.com/cat24c256yi-gt3-on+semiconductor-46635622</text:p>
          </table:table-cell>
          <table:table-cell office:value-type="string">
            <text:p>U301</text:p>
          </table:table-cell>
          <table:table-cell/>
          <table:table-cell office:value-type="string">
            <text:p>EEPROM 32Kx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AT24C256YI-GT3OSCT-ND</text:p>
          </table:table-cell>
          <table:table-cell/>
          <table:table-cell office:value-type="string">
            <text:p>42Y0142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0.462">
            <text:p>0.462</text:p>
          </table:table-cell>
          <table:table-cell/>
          <table:table-cell office:value-type="float" office:value="0.93">
            <text:p>0.93</text:p>
          </table:table-cell>
          <table:table-cell/>
          <table:table-cell office:value-type="float" office:value="766">
            <text:p>766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float" office:value="1">
            <text:p>1</text:p>
          </table:table-cell>
          <table:table-cell office:value-type="string">
            <text:p>CAT24C256YI-GT3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 office:value-type="string">
            <text:p>U301</text:p>
          </table:table-cell>
          <table:table-cell office:value-type="string">
            <text:p>https://octopart-clicks.com/click/track?country=NZ&amp;ak=68b25f31&amp;sig=0b10eed&amp;sid=2402&amp;ppid=46635622&amp;vpid=192876989&amp;ct=offers</text:p>
          </table:table-cell>
          <table:table-cell office:value-type="string">
            <text:p>Digi-Key</text:p>
          </table:table-cell>
          <table:table-cell office:value-type="string">
            <text:p>CAT24C256YI-GT3OSCT-ND</text:p>
          </table:table-cell>
          <table:table-cell office:value-type="string">
            <text:p>Cut Tape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46.2">
            <text:p>46.2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 table:number-columns-repeated="2"/>
          <table:table-cell office:value-type="float" office:value="0.462">
            <text:p>0.462</text:p>
          </table:table-cell>
          <table:table-cell/>
          <table:table-cell office:value-type="float" office:value="0.93">
            <text:p>0.93</text:p>
          </table:table-cell>
          <table:table-cell/>
          <table:table-cell office:value-type="float" office:value="766">
            <text:p>766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/>
          <table:table-cell office:value-type="string">
            <text:p>https://octopart-clicks.com/click/track?country=NZ&amp;ak=68b25f31&amp;sig=0b10eed&amp;sid=2402&amp;ppid=46635622&amp;vpid=192876989&amp;ct=offers</text:p>
          </table:table-cell>
          <table:table-cell office:value-type="string">
            <text:p>Digi-Key</text:p>
          </table:table-cell>
          <table:table-cell office:value-type="string">
            <text:p>CAT24C256YI-GT3OSCT-ND</text:p>
          </table:table-cell>
          <table:table-cell office:value-type="string">
            <text:p>Cut Tape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46.2">
            <text:p>46.2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832d5&amp;sid=459&amp;ppid=46635622&amp;vpid=11826421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C7SZ125P5X</text:p>
          </table:table-cell>
          <table:table-cell office:value-type="string">
            <text:p>Fairchild Semiconductor</text:p>
          </table:table-cell>
          <table:table-cell office:value-type="string">
            <text:p>NC7SZ125P5X</text:p>
          </table:table-cell>
          <table:table-cell office:value-type="string">
            <text:p>https://octopart.com/nc7sz125p5x-fairchild+semiconductor-425684</text:p>
          </table:table-cell>
          <table:table-cell office:value-type="string">
            <text:p>U403 U406</text:p>
          </table:table-cell>
          <table:table-cell/>
          <table:table-cell office:value-type="string">
            <text:p>NC7SZ125</text:p>
          </table:table-cell>
          <table:table-cell office:value-type="float" office:value="200">
            <text:p>200</text:p>
          </table:table-cell>
          <table:table-cell office:value-type="string">
            <text:p>NC7SZ125P5X</text:p>
          </table:table-cell>
          <table:table-cell office:value-type="string">
            <text:p>NC7SZ125P5XCT-ND</text:p>
          </table:table-cell>
          <table:table-cell office:value-type="string">
            <text:p>NC7SZ125P5X</text:p>
          </table:table-cell>
          <table:table-cell office:value-type="string">
            <text:p>84H6495</text:p>
          </table:table-cell>
          <table:table-cell/>
          <table:table-cell office:value-type="string">
            <text:p>Cut Tape</text:p>
          </table:table-cell>
          <table:table-cell/>
          <table:table-cell office:value-type="string">
            <text:p>Tape &amp; Reel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1">
            <text:p>0.1</text:p>
          </table:table-cell>
          <table:table-cell office:value-type="float" office:value="0.049">
            <text:p>0.049</text:p>
          </table:table-cell>
          <table:table-cell office:value-type="float" office:value="18000">
            <text:p>18000</text:p>
          </table:table-cell>
          <table:table-cell office:value-type="float" office:value="49658">
            <text:p>49658</text:p>
          </table:table-cell>
          <table:table-cell office:value-type="float" office:value="14792">
            <text:p>14792</text:p>
          </table:table-cell>
          <table:table-cell office:value-type="float" office:value="33000">
            <text:p>330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NC7SZ125P5X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5b63f&amp;sid=5822&amp;ppid=425684&amp;vpid=17682536&amp;ct=offers</text:p>
          </table:table-cell>
          <table:table-cell office:value-type="string">
            <text:p>https://octopart-clicks.com/click/track?country=NZ&amp;ak=68b25f31&amp;sig=077edfd&amp;sid=459&amp;ppid=425684&amp;vpid=1812098&amp;ct=offers</text:p>
          </table:table-cell>
          <table:table-cell office:value-type="string">
            <text:p>https://octopart-clicks.com/click/track?country=NZ&amp;ak=68b25f31&amp;sig=04ec2ce&amp;sid=2401&amp;ppid=425684&amp;vpid=37818750&amp;ct=offers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Newark</text:p>
          </table:table-cell>
          <table:table-cell office:value-type="string">
            <text:p>84H6495</text:p>
          </table:table-cell>
          <table:table-cell office:value-type="string">
            <text:p>Tape &amp; Reel</text:p>
          </table:table-cell>
          <table:table-cell office:value-type="float" office:value="0.049">
            <text:p>0.049</text:p>
          </table:table-cell>
          <table:table-cell office:value-type="float" office:value="0.098">
            <text:p>0.098</text:p>
          </table:table-cell>
          <table:table-cell office:value-type="float" office:value="9.8">
            <text:p>9.8</text:p>
          </table:table-cell>
          <table:table-cell office:value-type="float" office:value="33000">
            <text:p>33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Tape &amp; Reel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1">
            <text:p>0.1</text:p>
          </table:table-cell>
          <table:table-cell office:value-type="float" office:value="0.049">
            <text:p>0.049</text:p>
          </table:table-cell>
          <table:table-cell office:value-type="float" office:value="18000">
            <text:p>18000</text:p>
          </table:table-cell>
          <table:table-cell office:value-type="float" office:value="49658">
            <text:p>49658</text:p>
          </table:table-cell>
          <table:table-cell office:value-type="float" office:value="14792">
            <text:p>14792</text:p>
          </table:table-cell>
          <table:table-cell office:value-type="float" office:value="33000">
            <text:p>3300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5b63f&amp;sid=5822&amp;ppid=425684&amp;vpid=17682536&amp;ct=offers</text:p>
          </table:table-cell>
          <table:table-cell office:value-type="string">
            <text:p>https://octopart-clicks.com/click/track?country=NZ&amp;ak=68b25f31&amp;sig=077edfd&amp;sid=459&amp;ppid=425684&amp;vpid=1812098&amp;ct=offers</text:p>
          </table:table-cell>
          <table:table-cell office:value-type="string">
            <text:p>https://octopart-clicks.com/click/track?country=NZ&amp;ak=68b25f31&amp;sig=04ec2ce&amp;sid=2401&amp;ppid=425684&amp;vpid=37818750&amp;ct=offers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 office:value-type="string">
            <text:p>Newark</text:p>
          </table:table-cell>
          <table:table-cell office:value-type="string">
            <text:p>84H6495</text:p>
          </table:table-cell>
          <table:table-cell office:value-type="string">
            <text:p>Tape &amp; Reel</text:p>
          </table:table-cell>
          <table:table-cell office:value-type="float" office:value="0.049">
            <text:p>0.049</text:p>
          </table:table-cell>
          <table:table-cell office:value-type="float" office:value="0.098">
            <text:p>0.098</text:p>
          </table:table-cell>
          <table:table-cell office:value-type="float" office:value="9.8">
            <text:p>9.8</text:p>
          </table:table-cell>
          <table:table-cell office:value-type="float" office:value="33000">
            <text:p>330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742218&amp;sid=2402&amp;ppid=425684&amp;vpid=200155329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C2248CUH#PBF</text:p>
          </table:table-cell>
          <table:table-cell office:value-type="string">
            <text:p>Linear Technology</text:p>
          </table:table-cell>
          <table:table-cell office:value-type="string">
            <text:p>LTC2248CUH#PBF</text:p>
          </table:table-cell>
          <table:table-cell office:value-type="string">
            <text:p>https://octopart.com/ltc2248cuh%23pbf-linear+technology-406569</text:p>
          </table:table-cell>
          <table:table-cell office:value-type="string">
            <text:p>U401</text:p>
          </table:table-cell>
          <table:table-cell/>
          <table:table-cell office:value-type="string">
            <text:p>LTC224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TC2248CUH#PBF-ND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3"/>
          <table:table-cell office:value-type="float" office:value="27.6899">
            <text:p>27.6899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LTC2248CUH#PBF</text:p>
          </table:table-cell>
          <table:table-cell office:value-type="string">
            <text:p>Linear Technology</text:p>
          </table:table-cell>
          <table:table-cell office:value-type="string">
            <text:p>LTC2248CUH#PBF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office:value-type="string">
            <text:p>U401</text:p>
          </table:table-cell>
          <table:table-cell/>
          <table:table-cell office:value-type="string">
            <text:p>Digi-Key</text:p>
          </table:table-cell>
          <table:table-cell office:value-type="string">
            <text:p>LTC2248CUH#PBF-ND</text:p>
          </table:table-cell>
          <table:table-cell office:value-type="string">
            <text:p>Tube</text:p>
          </table:table-cell>
          <table:table-cell table:number-columns-repeated="2" office:value-type="float" office:value="27.6899">
            <text:p>27.6899</text:p>
          </table:table-cell>
          <table:table-cell office:value-type="float" office:value="2768.99">
            <text:p>2768.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table:number-columns-repeated="2"/>
          <table:table-cell office:value-type="float" office:value="27.6899">
            <text:p>27.6899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 table:number-columns-repeated="2"/>
          <table:table-cell office:value-type="string">
            <text:p>Digi-Key</text:p>
          </table:table-cell>
          <table:table-cell office:value-type="string">
            <text:p>LTC2248CUH#PBF-ND</text:p>
          </table:table-cell>
          <table:table-cell office:value-type="string">
            <text:p>Tube</text:p>
          </table:table-cell>
          <table:table-cell table:number-columns-repeated="2" office:value-type="float" office:value="27.6899">
            <text:p>27.6899</text:p>
          </table:table-cell>
          <table:table-cell office:value-type="float" office:value="2768.99">
            <text:p>2768.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b0cba1&amp;sid=459&amp;ppid=406569&amp;vpid=2034524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string">
            <text:p>Linear Technology</text:p>
          </table:table-cell>
          <table:table-cell office:value-type="string">
            <text:p>LTC6401CUD-20#PBF</text:p>
          </table:table-cell>
          <table:table-cell office:value-type="string">
            <text:p>https://octopart.com/ltc6401cud-20%23pbf-linear+technology-6987061</text:p>
          </table:table-cell>
          <table:table-cell office:value-type="string">
            <text:p>U405</text:p>
          </table:table-cell>
          <table:table-cell/>
          <table:table-cell office:value-type="string">
            <text:p>LTC6401-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TC6401CUD-20#PBF-ND</text:p>
          </table:table-cell>
          <table:table-cell/>
          <table:table-cell office:value-type="string">
            <text:p>57M0114</text:p>
          </table:table-cell>
          <table:table-cell/>
          <table:table-cell office:value-type="string">
            <text:p>Tube</text:p>
          </table:table-cell>
          <table:table-cell table:number-columns-repeated="3"/>
          <table:table-cell office:value-type="float" office:value="3.47">
            <text:p>3.47</text:p>
          </table:table-cell>
          <table:table-cell/>
          <table:table-cell office:value-type="float" office:value="3.47">
            <text:p>3.47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float" office:value="1">
            <text:p>1</text:p>
          </table:table-cell>
          <table:table-cell office:value-type="string">
            <text:p>LTC6401CUD-20#PBF</text:p>
          </table:table-cell>
          <table:table-cell office:value-type="string">
            <text:p>https://octopart-clicks.com/click/track?country=NZ&amp;ak=68b25f31&amp;sig=081a0d9&amp;sid=459&amp;ppid=6987061&amp;vpid=33778161&amp;ct=offers</text:p>
          </table:table-cell>
          <table:table-cell office:value-type="string">
            <text:p>U405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office:value-type="string">
            <text:p>Newark</text:p>
          </table:table-cell>
          <table:table-cell office:value-type="string">
            <text:p>57M0114</text:p>
          </table:table-cell>
          <table:table-cell/>
          <table:table-cell table:number-columns-repeated="2" office:value-type="float" office:value="3.47">
            <text:p>3.47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table:number-columns-repeated="2"/>
          <table:table-cell office:value-type="float" office:value="3.47">
            <text:p>3.47</text:p>
          </table:table-cell>
          <table:table-cell/>
          <table:table-cell office:value-type="float" office:value="3.47">
            <text:p>3.47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81a0d9&amp;sid=459&amp;ppid=6987061&amp;vpid=33778161&amp;ct=offers</text:p>
          </table:table-cell>
          <table:table-cell/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 office:value-type="string">
            <text:p>Newark</text:p>
          </table:table-cell>
          <table:table-cell office:value-type="string">
            <text:p>57M0114</text:p>
          </table:table-cell>
          <table:table-cell/>
          <table:table-cell table:number-columns-repeated="2" office:value-type="float" office:value="3.47">
            <text:p>3.47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ddb12&amp;sid=2402&amp;ppid=6987061&amp;vpid=11375447&amp;ct=offer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MZ1005B601C</text:p>
          </table:table-cell>
          <table:table-cell office:value-type="string">
            <text:p>TDK</text:p>
          </table:table-cell>
          <table:table-cell office:value-type="string">
            <text:p>MMZ1005B601C</text:p>
          </table:table-cell>
          <table:table-cell office:value-type="string">
            <text:p>https://octopart.com/mmz1005b601c-tdk-1284227</text:p>
          </table:table-cell>
          <table:table-cell office:value-type="string">
            <text:p>L102 L103 L104 L407 L408</text:p>
          </table:table-cell>
          <table:table-cell/>
          <table:table-cell office:value-type="string">
            <text:p>FB 600Z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MMZ1005B601C</text:p>
          </table:table-cell>
          <table:table-cell office:value-type="string">
            <text:p>33P7558</text:p>
          </table:table-cell>
          <table:table-cell table:number-columns-repeated="6"/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557">
            <text:p>1555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MZ1005B601C</text:p>
          </table:table-cell>
          <table:table-cell office:value-type="float" office:value="1">
            <text:p>1</text:p>
          </table:table-cell>
          <table:table-cell office:value-type="string">
            <text:p>MMZ1005B601C</text:p>
          </table:table-cell>
          <table:table-cell office:value-type="string">
            <text:p>https://octopart.com/mmz1005b601c-tdk-1284227</text:p>
          </table:table-cell>
          <table:table-cell office:value-type="string">
            <text:p>https://octopart-clicks.com/click/track?country=NZ&amp;ak=68b25f31&amp;sig=0a0d72f&amp;sid=2401&amp;ppid=1284227&amp;vpid=37667417&amp;ct=offers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office:value-type="string">
            <text:p>Newark</text:p>
          </table:table-cell>
          <table:table-cell office:value-type="string">
            <text:p>33P7558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table:number-columns-repeated="3"/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557">
            <text:p>1555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a0d72f&amp;sid=2401&amp;ppid=1284227&amp;vpid=37667417&amp;ct=offers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 office:value-type="string">
            <text:p>Newark</text:p>
          </table:table-cell>
          <table:table-cell office:value-type="string">
            <text:p>33P7558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2e950&amp;sid=2402&amp;ppid=1284227&amp;vpid=20020794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WX823-066.6666M</text:p>
          </table:table-cell>
          <table:table-cell office:value-type="string">
            <text:p>Connor-Winfield</text:p>
          </table:table-cell>
          <table:table-cell office:value-type="string">
            <text:p>CWX823-066.6666M</text:p>
          </table:table-cell>
          <table:table-cell office:value-type="string">
            <text:p>https://octopart.com/cwx823-066.6666m-connor-winfield-44401111</text:p>
          </table:table-cell>
          <table:table-cell office:value-type="string">
            <text:p>U402</text:p>
          </table:table-cell>
          <table:table-cell/>
          <table:table-cell office:value-type="string">
            <text:p>66.6666 MHz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W465CT-ND</text:p>
          </table:table-cell>
          <table:table-cell table:number-columns-repeated="3"/>
          <table:table-cell office:value-type="string">
            <text:p>Cut Tape</text:p>
          </table:table-cell>
          <table:table-cell table:number-columns-repeated="3"/>
          <table:table-cell office:value-type="float" office:value="2.0025">
            <text:p>2.0025</text:p>
          </table:table-cell>
          <table:table-cell table:number-columns-repeated="3"/>
          <table:table-cell office:value-type="float" office:value="1960">
            <text:p>196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CWX823-066.6666M</text:p>
          </table:table-cell>
          <table:table-cell office:value-type="string">
            <text:p>Connor-Winfield</text:p>
          </table:table-cell>
          <table:table-cell office:value-type="string">
            <text:p>CWX823-066.6666M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office:value-type="string">
            <text:p>U402</text:p>
          </table:table-cell>
          <table:table-cell/>
          <table:table-cell office:value-type="string">
            <text:p>Digi-Key</text:p>
          </table:table-cell>
          <table:table-cell office:value-type="string">
            <text:p>CW465CT-ND</text:p>
          </table:table-cell>
          <table:table-cell office:value-type="string">
            <text:p>Cut Tape</text:p>
          </table:table-cell>
          <table:table-cell table:number-columns-repeated="2" office:value-type="float" office:value="2.0025">
            <text:p>2.0025</text:p>
          </table:table-cell>
          <table:table-cell office:value-type="float" office:value="200.25">
            <text:p>200.25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table:number-columns-repeated="2"/>
          <table:table-cell office:value-type="float" office:value="2.0025">
            <text:p>2.0025</text:p>
          </table:table-cell>
          <table:table-cell table:number-columns-repeated="3"/>
          <table:table-cell office:value-type="float" office:value="1960">
            <text:p>196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 table:number-columns-repeated="2"/>
          <table:table-cell office:value-type="string">
            <text:p>Digi-Key</text:p>
          </table:table-cell>
          <table:table-cell office:value-type="string">
            <text:p>CW465CT-ND</text:p>
          </table:table-cell>
          <table:table-cell office:value-type="string">
            <text:p>Cut Tape</text:p>
          </table:table-cell>
          <table:table-cell table:number-columns-repeated="2" office:value-type="float" office:value="2.0025">
            <text:p>2.0025</text:p>
          </table:table-cell>
          <table:table-cell office:value-type="float" office:value="200.25">
            <text:p>200.25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48b97&amp;sid=459&amp;ppid=44401111&amp;vpid=116165682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string">
            <text:p>TXC</text:p>
          </table:table-cell>
          <table:table-cell office:value-type="string">
            <text:p>7Q-16.368MBG-T</text:p>
          </table:table-cell>
          <table:table-cell office:value-type="string">
            <text:p>https://octopart.com/7q-16.368mbg-t-txc-19238888</text:p>
          </table:table-cell>
          <table:table-cell office:value-type="string">
            <text:p>X101</text:p>
          </table:table-cell>
          <table:table-cell/>
          <table:table-cell office:value-type="string">
            <text:p>16.368 MHz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887-1548-1-ND</text:p>
          </table:table-cell>
          <table:table-cell/>
          <table:table-cell office:value-type="string">
            <text:p>24T5646</text:p>
          </table:table-cell>
          <table:table-cell/>
          <table:table-cell office:value-type="string">
            <text:p>Cut Tape</text:p>
          </table:table-cell>
          <table:table-cell table:number-columns-repeated="3"/>
          <table:table-cell office:value-type="float" office:value="2.8998">
            <text:p>2.8998</text:p>
          </table:table-cell>
          <table:table-cell/>
          <table:table-cell office:value-type="float" office:value="1.59">
            <text:p>1.59</text:p>
          </table:table-cell>
          <table:table-cell/>
          <table:table-cell office:value-type="float" office:value="2134">
            <text:p>2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float" office:value="1">
            <text:p>1</text:p>
          </table:table-cell>
          <table:table-cell office:value-type="string">
            <text:p>7Q-16.368MBG-T</text:p>
          </table:table-cell>
          <table:table-cell office:value-type="string">
            <text:p>https://octopart-clicks.com/click/track?country=NZ&amp;ak=68b25f31&amp;sig=0c96aba&amp;sid=459&amp;ppid=19238888&amp;vpid=42202906&amp;ct=offers</text:p>
          </table:table-cell>
          <table:table-cell office:value-type="string">
            <text:p>X10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office:value-type="string">
            <text:p>Newark</text:p>
          </table:table-cell>
          <table:table-cell office:value-type="string">
            <text:p>24T5646</text:p>
          </table:table-cell>
          <table:table-cell/>
          <table:table-cell table:number-columns-repeated="2" office:value-type="float" office:value="1.59">
            <text:p>1.5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table:number-columns-repeated="2"/>
          <table:table-cell office:value-type="float" office:value="2.8998">
            <text:p>2.8998</text:p>
          </table:table-cell>
          <table:table-cell/>
          <table:table-cell office:value-type="float" office:value="1.59">
            <text:p>1.59</text:p>
          </table:table-cell>
          <table:table-cell/>
          <table:table-cell office:value-type="float" office:value="2134">
            <text:p>2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c96aba&amp;sid=459&amp;ppid=19238888&amp;vpid=42202906&amp;ct=offers</text:p>
          </table:table-cell>
          <table:table-cell/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 office:value-type="string">
            <text:p>Newark</text:p>
          </table:table-cell>
          <table:table-cell office:value-type="string">
            <text:p>24T5646</text:p>
          </table:table-cell>
          <table:table-cell/>
          <table:table-cell table:number-columns-repeated="2" office:value-type="float" office:value="1.59">
            <text:p>1.5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53ae64&amp;sid=2402&amp;ppid=19238888&amp;vpid=35062547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F1186G</text:p>
          </table:table-cell>
          <table:table-cell office:value-type="string">
            <text:p>Murata</text:p>
          </table:table-cell>
          <table:table-cell office:value-type="string">
            <text:p>SF1186G</text:p>
          </table:table-cell>
          <table:table-cell office:value-type="string">
            <text:p>https://octopart.com/sf1186g-murata-38924937</text:p>
          </table:table-cell>
          <table:table-cell office:value-type="string">
            <text:p>FL101</text:p>
          </table:table-cell>
          <table:table-cell/>
          <table:table-cell office:value-type="string">
            <text:p>SAW L1</text:p>
          </table:table-cell>
          <table:table-cell office:value-type="float" office:value="100">
            <text:p>100</text:p>
          </table:table-cell>
          <table:table-cell office:value-type="string">
            <text:p>SF1186G</text:p>
          </table:table-cell>
          <table:table-cell office:value-type="string">
            <text:p>583-1198-1-ND</text:p>
          </table:table-cell>
          <table:table-cell office:value-type="string">
            <text:p>SF1186G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0.8085">
            <text:p>0.8085</text:p>
          </table:table-cell>
          <table:table-cell office:value-type="float" office:value="0.731">
            <text:p>0.731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3129">
            <text:p>3129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SF1186G</text:p>
          </table:table-cell>
          <table:table-cell office:value-type="string">
            <text:p>Murata</text:p>
          </table:table-cell>
          <table:table-cell office:value-type="string">
            <text:p>https://octopart-clicks.com/click/track?country=NZ&amp;ak=68b25f31&amp;sig=0436be3&amp;sid=5822&amp;ppid=38924937&amp;vpid=113467321&amp;ct=offers</text:p>
          </table:table-cell>
          <table:table-cell office:value-type="string">
            <text:p>https://octopart-clicks.com/click/track?country=NZ&amp;ak=68b25f31&amp;sig=019e2c5&amp;sid=459&amp;ppid=38924937&amp;vpid=113458955&amp;ct=offers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  <table:table-cell office:value-type="string">
            <text:p>Mouser</text:p>
          </table:table-cell>
          <table:table-cell table:number-columns-repeated="2" office:value-type="string">
            <text:p>SF1186G</text:p>
          </table:table-cell>
          <table:table-cell table:number-columns-repeated="2" office:value-type="float" office:value="0.731">
            <text:p>0.731</text:p>
          </table:table-cell>
          <table:table-cell office:value-type="float" office:value="73.1">
            <text:p>73.1</text:p>
          </table:table-cell>
          <table:table-cell office:value-type="float" office:value="3129">
            <text:p>3129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 table:number-columns-repeated="2"/>
          <table:table-cell office:value-type="float" office:value="0.8085">
            <text:p>0.8085</text:p>
          </table:table-cell>
          <table:table-cell office:value-type="float" office:value="0.731">
            <text:p>0.731</text:p>
          </table:table-cell>
          <table:table-cell/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3129">
            <text:p>3129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436be3&amp;sid=5822&amp;ppid=38924937&amp;vpid=113467321&amp;ct=offers</text:p>
          </table:table-cell>
          <table:table-cell office:value-type="string">
            <text:p>https://octopart-clicks.com/click/track?country=NZ&amp;ak=68b25f31&amp;sig=019e2c5&amp;sid=459&amp;ppid=38924937&amp;vpid=113458955&amp;ct=offers</text:p>
          </table:table-cell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SF1186G</text:p>
          </table:table-cell>
          <table:table-cell/>
          <table:table-cell table:number-columns-repeated="2" office:value-type="float" office:value="0.731">
            <text:p>0.731</text:p>
          </table:table-cell>
          <table:table-cell office:value-type="float" office:value="73.1">
            <text:p>73.1</text:p>
          </table:table-cell>
          <table:table-cell office:value-type="float" office:value="3129">
            <text:p>3129</text:p>
          </table:table-cell>
          <table:table-cell/>
          <table:table-cell office:value-type="string">
            <text:p>https://octopart-clicks.com/click/track?country=NZ&amp;ak=68b25f31&amp;sig=0b825d0&amp;sid=2401&amp;ppid=38924937&amp;vpid=113438023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82834-2</text:p>
          </table:table-cell>
          <table:table-cell office:value-type="string">
            <text:p>TE Connectivity</text:p>
          </table:table-cell>
          <table:table-cell office:value-type="string">
            <text:p>282834-2</text:p>
          </table:table-cell>
          <table:table-cell office:value-type="string">
            <text:p>https://octopart.com/282834-2-te+connectivity-46506870</text:p>
          </table:table-cell>
          <table:table-cell office:value-type="string">
            <text:p>J1</text:p>
          </table:table-cell>
          <table:table-cell/>
          <table:table-cell office:value-type="string">
            <text:p>TB_2</text:p>
          </table:table-cell>
          <table:table-cell office:value-type="float" office:value="100">
            <text:p>100</text:p>
          </table:table-cell>
          <table:table-cell office:value-type="string">
            <text:p>282834-2</text:p>
          </table:table-cell>
          <table:table-cell office:value-type="string">
            <text:p>A98333-ND</text:p>
          </table:table-cell>
          <table:table-cell office:value-type="string">
            <text:p>282834-2</text:p>
          </table:table-cell>
          <table:table-cell office:value-type="string">
            <text:p>12H8386</text:p>
          </table:table-cell>
          <table:table-cell/>
          <table:table-cell office:value-type="string">
            <text:p>Box</text:p>
          </table:table-cell>
          <table:table-cell table:number-columns-repeated="2"/>
          <table:table-cell office:value-type="float" office:value="0.5812">
            <text:p>0.5812</text:p>
          </table:table-cell>
          <table:table-cell table:number-columns-repeated="2" office:value-type="float" office:value="0.736">
            <text:p>0.736</text:p>
          </table:table-cell>
          <table:table-cell office:value-type="float" office:value="0.527">
            <text:p>0.527</text:p>
          </table:table-cell>
          <table:table-cell office:value-type="float" office:value="8108">
            <text:p>8108</text:p>
          </table:table-cell>
          <table:table-cell office:value-type="float" office:value="7302">
            <text:p>7302</text:p>
          </table:table-cell>
          <table:table-cell office:value-type="float" office:value="10076">
            <text:p>10076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2834-2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84e86&amp;sid=5822&amp;ppid=46506870&amp;vpid=116173559&amp;ct=offers</text:p>
          </table:table-cell>
          <table:table-cell office:value-type="string">
            <text:p>https://octopart-clicks.com/click/track?country=NZ&amp;ak=68b25f31&amp;sig=005a104&amp;sid=459&amp;ppid=46506870&amp;vpid=198635739&amp;ct=offers</text:p>
          </table:table-cell>
          <table:table-cell office:value-type="string">
            <text:p>https://octopart-clicks.com/click/track?country=NZ&amp;ak=68b25f31&amp;sig=08fc9d0&amp;sid=2401&amp;ppid=46506870&amp;vpid=116123271&amp;ct=offers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 office:value-type="string">
            <text:p>Newark</text:p>
          </table:table-cell>
          <table:table-cell office:value-type="string">
            <text:p>12H8386</text:p>
          </table:table-cell>
          <table:table-cell office:value-type="string">
            <text:p>282834-2</text:p>
          </table:table-cell>
          <table:table-cell table:number-columns-repeated="2" office:value-type="float" office:value="0.527">
            <text:p>0.527</text:p>
          </table:table-cell>
          <table:table-cell office:value-type="float" office:value="52.7">
            <text:p>52.7</text:p>
          </table:table-cell>
          <table:table-cell office:value-type="float" office:value="3545">
            <text:p>354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/>
          <table:table-cell office:value-type="float" office:value="0.5812">
            <text:p>0.5812</text:p>
          </table:table-cell>
          <table:table-cell table:number-columns-repeated="2" office:value-type="float" office:value="0.736">
            <text:p>0.736</text:p>
          </table:table-cell>
          <table:table-cell office:value-type="float" office:value="0.527">
            <text:p>0.527</text:p>
          </table:table-cell>
          <table:table-cell office:value-type="float" office:value="8108">
            <text:p>8108</text:p>
          </table:table-cell>
          <table:table-cell office:value-type="float" office:value="7302">
            <text:p>7302</text:p>
          </table:table-cell>
          <table:table-cell office:value-type="float" office:value="10076">
            <text:p>10076</text:p>
          </table:table-cell>
          <table:table-cell office:value-type="float" office:value="3545">
            <text:p>354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e84e86&amp;sid=5822&amp;ppid=46506870&amp;vpid=116173559&amp;ct=offers</text:p>
          </table:table-cell>
          <table:table-cell office:value-type="string">
            <text:p>https://octopart-clicks.com/click/track?country=NZ&amp;ak=68b25f31&amp;sig=005a104&amp;sid=459&amp;ppid=46506870&amp;vpid=198635739&amp;ct=offers</text:p>
          </table:table-cell>
          <table:table-cell office:value-type="string">
            <text:p>https://octopart-clicks.com/click/track?country=NZ&amp;ak=68b25f31&amp;sig=08fc9d0&amp;sid=2401&amp;ppid=46506870&amp;vpid=116123271&amp;ct=offers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 office:value-type="string">
            <text:p>Newark</text:p>
          </table:table-cell>
          <table:table-cell office:value-type="string">
            <text:p>12H8386</text:p>
          </table:table-cell>
          <table:table-cell/>
          <table:table-cell table:number-columns-repeated="2" office:value-type="float" office:value="0.527">
            <text:p>0.527</text:p>
          </table:table-cell>
          <table:table-cell office:value-type="float" office:value="52.7">
            <text:p>52.7</text:p>
          </table:table-cell>
          <table:table-cell office:value-type="float" office:value="3545">
            <text:p>3545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1578c1&amp;sid=2402&amp;ppid=46506870&amp;vpid=118751825&amp;ct=off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string">
            <text:p>Molex</text:p>
          </table:table-cell>
          <table:table-cell office:value-type="string">
            <text:p>73251-1150</text:p>
          </table:table-cell>
          <table:table-cell office:value-type="string">
            <text:p>https://octopart.com/73251-1150-molex-777272</text:p>
          </table:table-cell>
          <table:table-cell office:value-type="string">
            <text:p>J3</text:p>
          </table:table-cell>
          <table:table-cell/>
          <table:table-cell office:value-type="string">
            <text:p>SMA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73251-1150</text:p>
          </table:table-cell>
          <table:table-cell office:value-type="string">
            <text:p>32M0773</text:p>
          </table:table-cell>
          <table:table-cell table:number-columns-repeated="6"/>
          <table:table-cell office:value-type="float" office:value="3.29">
            <text:p>3.29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2519">
            <text:p>2519</text:p>
          </table:table-cell>
          <table:table-cell office:value-type="float" office:value="3200">
            <text:p>32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float" office:value="1">
            <text:p>1</text:p>
          </table:table-cell>
          <table:table-cell office:value-type="string">
            <text:p>73251-1150</text:p>
          </table:table-cell>
          <table:table-cell office:value-type="string">
            <text:p>https://octopart.com/73251-1150-molex-777272</text:p>
          </table:table-cell>
          <table:table-cell office:value-type="string">
            <text:p>https://octopart-clicks.com/click/track?country=NZ&amp;ak=68b25f31&amp;sig=036b4ae&amp;sid=2401&amp;ppid=777272&amp;vpid=37608985&amp;ct=offers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office:value-type="string">
            <text:p>Newark</text:p>
          </table:table-cell>
          <table:table-cell office:value-type="string">
            <text:p>32M0773</text:p>
          </table:table-cell>
          <table:table-cell/>
          <table:table-cell table:number-columns-repeated="2" office:value-type="float" office:value="2.74">
            <text:p>2.74</text:p>
          </table:table-cell>
          <table:table-cell office:value-type="float" office:value="274">
            <text:p>27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table:number-columns-repeated="3"/>
          <table:table-cell office:value-type="float" office:value="3.29">
            <text:p>3.29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2519">
            <text:p>2519</text:p>
          </table:table-cell>
          <table:table-cell office:value-type="float" office:value="3200">
            <text:p>32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https://octopart-clicks.com/click/track?country=NZ&amp;ak=68b25f31&amp;sig=036b4ae&amp;sid=2401&amp;ppid=777272&amp;vpid=37608985&amp;ct=offers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 office:value-type="string">
            <text:p>Newark</text:p>
          </table:table-cell>
          <table:table-cell office:value-type="string">
            <text:p>32M0773</text:p>
          </table:table-cell>
          <table:table-cell/>
          <table:table-cell table:number-columns-repeated="2" office:value-type="float" office:value="2.74">
            <text:p>2.74</text:p>
          </table:table-cell>
          <table:table-cell office:value-type="float" office:value="274">
            <text:p>274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2131dc&amp;sid=2402&amp;ppid=777272&amp;vpid=200316694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-146253-3</text:p>
          </table:table-cell>
          <table:table-cell office:value-type="string">
            <text:p>TE Connectivity</text:p>
          </table:table-cell>
          <table:table-cell office:value-type="string">
            <text:p>6-146253-3</text:p>
          </table:table-cell>
          <table:table-cell office:value-type="string">
            <text:p>https://octopart.com/6-146253-3-te+connectivity-40724377</text:p>
          </table:table-cell>
          <table:table-cell office:value-type="string">
            <text:p>ZB1</text:p>
          </table:table-cell>
          <table:table-cell/>
          <table:table-cell office:value-type="string">
            <text:p>BEAGLEBONE_BLACK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6-146253-3-ND</text:p>
          </table:table-cell>
          <table:table-cell office:value-type="string">
            <text:p>6-146253-3</text:p>
          </table:table-cell>
          <table:table-cell office:value-type="string">
            <text:p>19R4080</text:p>
          </table:table-cell>
          <table:table-cell/>
          <table:table-cell office:value-type="string">
            <text:p>Bulk</text:p>
          </table:table-cell>
          <table:table-cell table:number-columns-repeated="4"/>
          <table:table-cell office:value-type="float" office:value="2.82">
            <text:p>2.82</text:p>
          </table:table-cell>
          <table:table-cell office:value-type="float" office:value="4.23">
            <text:p>4.23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/>
          <table:table-cell office:value-type="float" office:value="2400">
            <text:p>2400</text:p>
          </table:table-cell>
          <table:table-cell office:value-type="string">
            <text:p>6-146253-3</text:p>
          </table:table-cell>
          <table:table-cell office:value-type="float" office:value="1">
            <text:p>1</text:p>
          </table:table-cell>
          <table:table-cell office:value-type="string">
            <text:p>6-146253-3</text:p>
          </table:table-cell>
          <table:table-cell office:value-type="string">
            <text:p>https://octopart-clicks.com/click/track?country=NZ&amp;ak=68b25f31&amp;sig=08ef928&amp;sid=459&amp;ppid=40724377&amp;vpid=198745835&amp;ct=offers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office:value-type="string">
            <text:p>https://octopart-clicks.com/click/track?country=NZ&amp;ak=68b25f31&amp;sig=004606f&amp;sid=2402&amp;ppid=40724377&amp;vpid=118745468&amp;ct=offers</text:p>
          </table:table-cell>
          <table:table-cell office:value-type="string">
            <text:p>Mouser</text:p>
          </table:table-cell>
          <table:table-cell office:value-type="string">
            <text:p>6-146253-3</text:p>
          </table:table-cell>
          <table:table-cell/>
          <table:table-cell office:value-type="float" office:value="2.82">
            <text:p>2.82</text:p>
          </table:table-cell>
          <table:table-cell office:value-type="float" office:value="5.64">
            <text:p>5.64</text:p>
          </table:table-cell>
          <table:table-cell office:value-type="float" office:value="564">
            <text:p>564</text:p>
          </table:table-cell>
          <table:table-cell office:value-type="float" office:value="768">
            <text:p>768</text:p>
          </table:table-cell>
          <table:table-cell office:value-type="string">
            <text:p>Bulk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table:number-columns-repeated="3"/>
          <table:table-cell office:value-type="float" office:value="2.82">
            <text:p>2.82</text:p>
          </table:table-cell>
          <table:table-cell office:value-type="float" office:value="4.23">
            <text:p>4.23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/>
          <table:table-cell office:value-type="float" office:value="2400">
            <text:p>24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s://octopart-clicks.com/click/track?country=NZ&amp;ak=68b25f31&amp;sig=08ef928&amp;sid=459&amp;ppid=40724377&amp;vpid=198745835&amp;ct=offers</text:p>
          </table:table-cell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 office:value-type="string">
            <text:p>https://octopart-clicks.com/click/track?country=NZ&amp;ak=68b25f31&amp;sig=004606f&amp;sid=2402&amp;ppid=40724377&amp;vpid=118745468&amp;ct=offers</text:p>
          </table:table-cell>
          <table:table-cell office:value-type="string">
            <text:p>Mouser</text:p>
          </table:table-cell>
          <table:table-cell office:value-type="string">
            <text:p>6-146253-3</text:p>
          </table:table-cell>
          <table:table-cell/>
          <table:table-cell office:value-type="float" office:value="2.82">
            <text:p>2.82</text:p>
          </table:table-cell>
          <table:table-cell office:value-type="float" office:value="5.64">
            <text:p>5.64</text:p>
          </table:table-cell>
          <table:table-cell office:value-type="float" office:value="564">
            <text:p>564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https://octopart-clicks.com/click/track?country=NZ&amp;ak=68b25f31&amp;sig=0742210&amp;sid=2401&amp;ppid=40724377&amp;vpid=115537288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I-S-209-F</text:p>
          </table:table-cell>
          <table:table-cell office:value-type="string">
            <text:p>Laird</text:p>
          </table:table-cell>
          <table:table-cell office:value-type="string">
            <text:p>BMI-S-209-F</text:p>
          </table:table-cell>
          <table:table-cell office:value-type="string">
            <text:p>https://octopart.com/bmi-s-209-f-laird-20084281</text:p>
          </table:table-cell>
          <table:table-cell office:value-type="string">
            <text:p>ZR401 ZR101</text:p>
          </table:table-cell>
          <table:table-cell/>
          <table:table-cell office:value-type="string">
            <text:p>RF_SHIELD 29x19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903-1212-1-ND</text:p>
          </table:table-cell>
          <table:table-cell office:value-type="string">
            <text:p>BMI-S-209-F</text:p>
          </table:table-cell>
          <table:table-cell table:number-columns-repeated="2"/>
          <table:table-cell office:value-type="string">
            <text:p>Cut Tape</text:p>
          </table:table-cell>
          <table:table-cell table:number-columns-repeated="3"/>
          <table:table-cell office:value-type="float" office:value="1.1882">
            <text:p>1.188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6119">
            <text:p>6119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MI-S-209-F</text:p>
          </table:table-cell>
          <table:table-cell office:value-type="string">
            <text:p>Laird</text:p>
          </table:table-cell>
          <table:table-cell office:value-type="string">
            <text:p>BMI-S-209-F</text:p>
          </table:table-cell>
          <table:table-cell office:value-type="string">
            <text:p>https://octopart-clicks.com/click/track?country=NZ&amp;ak=68b25f31&amp;sig=0ab7d28&amp;sid=459&amp;ppid=20084281&amp;vpid=56306469&amp;ct=offers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BMI-S-209-F</text:p>
          </table:table-cell>
          <table:table-cell/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office:value-type="float" office:value="204">
            <text:p>204</text:p>
          </table:table-cell>
          <table:table-cell office:value-type="float" office:value="11848">
            <text:p>11848</text:p>
          </table:table-cell>
          <table:table-cell office:value-type="string">
            <text:p>Cut Tape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 table:number-columns-repeated="2"/>
          <table:table-cell office:value-type="float" office:value="1.1882">
            <text:p>1.1882</text:p>
          </table:table-cell>
          <table:table-cell office:value-type="float" office:value="1.02">
            <text:p>1.02</text:p>
          </table:table-cell>
          <table:table-cell table:number-columns-repeated="2"/>
          <table:table-cell office:value-type="float" office:value="6119">
            <text:p>6119</text:p>
          </table:table-cell>
          <table:table-cell office:value-type="float" office:value="11848">
            <text:p>118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ab7d28&amp;sid=459&amp;ppid=20084281&amp;vpid=56306469&amp;ct=offers</text:p>
          </table:table-cell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  <table:table-cell office:value-type="string">
            <text:p>Mouser</text:p>
          </table:table-cell>
          <table:table-cell office:value-type="string">
            <text:p>BMI-S-209-F</text:p>
          </table:table-cell>
          <table:table-cell/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office:value-type="float" office:value="204">
            <text:p>204</text:p>
          </table:table-cell>
          <table:table-cell office:value-type="float" office:value="11848">
            <text:p>11848</text:p>
          </table:table-cell>
          <table:table-cell/>
          <table:table-cell office:value-type="string">
            <text:p>https://octopart-clicks.com/click/track?country=NZ&amp;ak=68b25f31&amp;sig=03ac2ec&amp;sid=2401&amp;ppid=20084281&amp;vpid=37903039&amp;ct=off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I-S-209-C</text:p>
          </table:table-cell>
          <table:table-cell office:value-type="string">
            <text:p>Laird</text:p>
          </table:table-cell>
          <table:table-cell office:value-type="string">
            <text:p>BMI-S-209-C</text:p>
          </table:table-cell>
          <table:table-cell office:value-type="string">
            <text:p>https://octopart.com/bmi-s-209-c-laird-20084282</text:p>
          </table:table-cell>
          <table:table-cell office:value-type="string">
            <text:p>ZR102 ZR402</text:p>
          </table:table-cell>
          <table:table-cell/>
          <table:table-cell office:value-type="string">
            <text:p>RF_SHIELD_COVER 29x19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903-1185-ND</text:p>
          </table:table-cell>
          <table:table-cell office:value-type="string">
            <text:p>BMI-S-209-C</text:p>
          </table:table-cell>
          <table:table-cell table:number-columns-repeated="2"/>
          <table:table-cell office:value-type="string">
            <text:p>Bulk</text:p>
          </table:table-cell>
          <table:table-cell table:number-columns-repeated="3"/>
          <table:table-cell office:value-type="float" office:value="0.6955">
            <text:p>0.6955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MI-S-209-C</text:p>
          </table:table-cell>
          <table:table-cell office:value-type="string">
            <text:p>Laird</text:p>
          </table:table-cell>
          <table:table-cell office:value-type="string">
            <text:p>BMI-S-209-C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office:value-type="string">
            <text:p>https://octopart-clicks.com/click/track?country=NZ&amp;ak=68b25f31&amp;sig=01b172e&amp;sid=2401&amp;ppid=20084282&amp;vpid=37903041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903-1185-ND</text:p>
          </table:table-cell>
          <table:table-cell office:value-type="string">
            <text:p>Bulk</text:p>
          </table:table-cell>
          <table:table-cell office:value-type="float" office:value="0.6955">
            <text:p>0.6955</text:p>
          </table:table-cell>
          <table:table-cell office:value-type="float" office:value="1.391">
            <text:p>1.391</text:p>
          </table:table-cell>
          <table:table-cell office:value-type="float" office:value="139.1">
            <text:p>139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table:number-columns-repeated="2"/>
          <table:table-cell office:value-type="float" office:value="0.6955">
            <text:p>0.6955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 office:value-type="string">
            <text:p>https://octopart-clicks.com/click/track?country=NZ&amp;ak=68b25f31&amp;sig=01b172e&amp;sid=2401&amp;ppid=20084282&amp;vpid=37903041&amp;ct=offers</text:p>
          </table:table-cell>
          <table:table-cell/>
          <table:table-cell office:value-type="string">
            <text:p>Digi-Key</text:p>
          </table:table-cell>
          <table:table-cell office:value-type="string">
            <text:p>903-1185-ND</text:p>
          </table:table-cell>
          <table:table-cell office:value-type="string">
            <text:p>Bulk</text:p>
          </table:table-cell>
          <table:table-cell office:value-type="float" office:value="0.6955">
            <text:p>0.6955</text:p>
          </table:table-cell>
          <table:table-cell office:value-type="float" office:value="1.391">
            <text:p>1.391</text:p>
          </table:table-cell>
          <table:table-cell office:value-type="float" office:value="139.1">
            <text:p>139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ttps://octopart-clicks.com/click/track?country=NZ&amp;ak=68b25f31&amp;sig=0016a80&amp;sid=459&amp;ppid=20084282&amp;vpid=52749469&amp;ct=offer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1/13/2016</text:date>, <text:time>20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5-06-02T07:11:29</meta:creation-date>
    <dc:date>2016-01-13T20:37:22</dc:date>
    <dc:creator>John Seamons</dc:creator>
    <meta:editing-duration>P2DT11H24M11S</meta:editing-duration>
    <meta:editing-cycles>64</meta:editing-cycles>
    <meta:generator>OpenOffice/4.0.0$Unix OpenOffice.org_project/400m3$Build-9702</meta:generator>
    <meta:document-statistic meta:table-count="2" meta:cell-count="3842" meta:object-count="0"/>
  </office:meta>
</office:document-meta>
</file>